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67.89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87.96pt"/>
    </style:style>
    <style:style style:name="co10" style:family="table-column">
      <style:table-column-properties fo:break-before="auto" style:column-width="69.99pt"/>
    </style:style>
    <style:style style:name="co11" style:family="table-column">
      <style:table-column-properties fo:break-before="auto" style:column-width="75.4pt"/>
    </style:style>
    <style:style style:name="co12" style:family="table-column">
      <style:table-column-properties fo:break-before="auto" style:column-width="87.99pt"/>
    </style:style>
    <style:style style:name="co13" style:family="table-column">
      <style:table-column-properties fo:break-before="auto" style:column-width="108.06pt"/>
    </style:style>
    <style:style style:name="co14" style:family="table-column">
      <style:table-column-properties fo:break-before="auto" style:column-width="40.11pt"/>
    </style:style>
    <style:style style:name="co15" style:family="table-column">
      <style:table-column-properties fo:break-before="auto" style:column-width="53.6pt"/>
    </style:style>
    <style:style style:name="co16" style:family="table-column">
      <style:table-column-properties fo:break-before="auto" style:column-width="45.35pt"/>
    </style:style>
    <style:style style:name="co17" style:family="table-column">
      <style:table-column-properties fo:break-before="auto" style:column-width="50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99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6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99" style:text-align-source="fix" style:repeat-content="false" fo:border="0.99pt groove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 fo:border="0.99pt groove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ccff" fo:border="0.06pt solid #000000" style:vertical-align="middle"/>
    </style:style>
    <style:style style:name="ce4" style:family="table-cell" style:parent-style-name="Default">
      <style:table-cell-properties fo:background-color="transparent" fo:border="none" style:vertical-align="middle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ackground-color="#99ff66" fo:border="0.06pt solid #000000" style:vertical-align="middle"/>
    </style:style>
    <style:style style:name="ce7" style:family="table-cell" style:parent-style-name="Default">
      <style:table-cell-properties fo:background-color="#ffff99" style:text-align-source="fix" style:repeat-content="false" fo:wrap-option="wrap" fo:border="0.99pt groove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8" style:family="table-cell" style:parent-style-name="Default" style:data-style-name="N2">
      <style:table-cell-properties fo:background-color="#ffff99" fo:border="0.06pt solid #000000" style:vertical-align="middle"/>
    </style:style>
    <style:style style:name="ce9" style:family="table-cell" style:parent-style-name="Default" style:data-style-name="N2">
      <style:table-cell-properties fo:background-color="transparent" fo:border="none" style:vertical-align="middle"/>
    </style:style>
    <style:style style:name="ce10" style:family="table-cell" style:parent-style-name="Default" style:data-style-name="N123">
      <style:table-cell-properties fo:background-color="#ffff99" fo:border="0.06pt solid #000000" style:vertical-align="middle"/>
    </style:style>
    <style:style style:name="ce11" style:family="table-cell" style:parent-style-name="Default" style:data-style-name="N123">
      <style:table-cell-properties fo:background-color="transparent" fo:border="none" style:vertical-align="middle"/>
    </style:style>
    <style:style style:name="ce12" style:family="table-cell" style:parent-style-name="Default">
      <style:table-cell-properties fo:background-color="#ffff99" style:text-align-source="fix" style:repeat-content="false" fo:wrap-option="wrap" fo:border="0.99pt groove #000000" style:vertical-align="middle"/>
      <style:paragraph-properties fo:text-align="center"/>
    </style:style>
    <style:style style:name="ce13" style:family="table-cell" style:parent-style-name="Default">
      <style:table-cell-properties fo:background-color="#ffff99" fo:border="0.99pt groove #000000"/>
    </style:style>
    <style:style style:name="ce14" style:family="table-cell" style:parent-style-name="Default" style:data-style-name="N2">
      <style:table-cell-properties fo:background-color="#ffff99" fo:border="0.06pt solid #000000"/>
    </style:style>
    <style:style style:name="ce15" style:family="table-cell" style:parent-style-name="Default" style:data-style-name="N2">
      <style:table-cell-properties fo:background-color="transparent" fo:border="none"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harts" table:style-name="ta1">
        <table:shapes>
          <draw:frame draw:z-index="0" draw:style-name="gr1" draw:text-style-name="P1" svg:width="598.93pt" svg:height="382.51pt" svg:x="86.34pt" svg:y="51.79pt">
            <loext:p draw:notify-on-update-of-ranges="Heapsort.A5:Heapsort.A33 Heapsort.B4:Heapsort.B33 Quicksort.B4:Quicksort.B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98.93pt" svg:height="382.51pt" svg:x="706.73pt" svg:y="52.13pt">
            <loext:p draw:notify-on-update-of-ranges="Heapsort.A5:Heapsort.A33 Heapsort.H4:Heapsort.H33 Quicksort.H4:Quicksort.H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Heapsort" table:style-name="ta1">
        <table:shapes>
          <draw:frame draw:z-index="0" draw:style-name="gr1" draw:text-style-name="P1" svg:width="682.64pt" svg:height="445.95pt" svg:x="1124.31pt" svg:y="48.39pt">
            <loext:p draw:notify-on-update-of-ranges="Heapsort.A4:Heapsort.A33 Heapsort.F4:Heapsort.F33 Heapsort.L4:Heapsort.L33 Heapsort.P4:Heapsort.P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" table:default-cell-style-name="ce5"/>
        <table:table-column table:style-name="co11" table:default-cell-style-name="Default"/>
        <table:table-row table:style-name="ro2">
          <table:table-cell table:style-name="ce1" office:value-type="string" calcext:value-type="string" table:number-columns-spanned="13" table:number-rows-spanned="1">
            <text:p>Heapsort</text:p>
          </table:table-cell>
          <table:covered-table-cell table:number-columns-repeated="12" table:style-name="ce2"/>
          <table:table-cell table:style-name="ce2" office:value-type="string" calcext:value-type="string">
            <text:p>Average</text:p>
            <text:p>Formula</text:p>
          </table:table-cell>
          <table:table-cell table:style-name="ce2" office:value-type="string" calcext:value-type="string">
            <text:p>n*log(n)</text:p>
          </table:table-cell>
          <table:table-cell table:style-name="ce12" office:value-type="string" calcext:value-type="string" table:number-columns-spanned="1" table:number-rows-spanned="3">
            <text:p>Average Case Estimation multiplied on average scale factors</text:p>
          </table:table-cell>
        </table:table-row>
        <table:table-row table:style-name="ro3">
          <table:table-cell table:style-name="ce2" office:value-type="string" calcext:value-type="string" table:number-columns-spanned="6" table:number-rows-spanned="1">
            <text:p>Reals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Dates</text:p>
          </table:table-cell>
          <table:covered-table-cell table:number-columns-repeated="5" table:style-name="ce2"/>
          <table:table-cell table:style-name="ce7" office:value-type="string" calcext:value-type="string" table:number-columns-spanned="1" table:number-rows-spanned="2">
            <text:p>Average Case Estimation</text:p>
          </table:table-cell>
          <table:table-cell table:style-name="ce2" office:value-type="string" calcext:value-type="string" table:number-columns-spanned="2" table:number-rows-spanned="1">
            <text:p>Scale Factors</text:p>
          </table:table-cell>
          <table:covered-table-cell table:style-name="ce2"/>
          <table:covered-table-cell table:style-name="ce13"/>
        </table:table-row>
        <table:table-row table:style-name="ro3">
          <table:table-cell table:style-name="ce2" office:value-type="string" calcext:value-type="string">
            <text:p>No Rec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Comparisons</text:p>
          </table:table-cell>
          <table:table-cell table:style-name="ce2" office:value-type="string" calcext:value-type="string">
            <text:p>Exchanges</text:p>
          </table:table-cell>
          <table:table-cell table:style-name="ce2" office:value-type="string" calcext:value-type="string">
            <text:p>Overhead</text:p>
          </table:table-cell>
          <table:table-cell table:style-name="ce2" office:value-type="string" calcext:value-type="string">
            <text:p>All Ops</text:p>
          </table:table-cell>
          <table:table-cell table:style-name="ce2" office:value-type="string" calcext:value-type="string">
            <text:p>No Rec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Comparisons</text:p>
          </table:table-cell>
          <table:table-cell table:style-name="ce2" office:value-type="string" calcext:value-type="string">
            <text:p>Exchanges</text:p>
          </table:table-cell>
          <table:table-cell table:style-name="ce2" office:value-type="string" calcext:value-type="string">
            <text:p>Overhead</text:p>
          </table:table-cell>
          <table:table-cell table:style-name="ce2" office:value-type="string" calcext:value-type="string">
            <text:p>All Ops</text:p>
          </table:table-cell>
          <table:covered-table-cell table:style-name="ce2"/>
          <table:table-cell table:style-name="ce2" office:value-type="string" calcext:value-type="string">
            <text:p>Reals</text:p>
          </table:table-cell>
          <table:table-cell table:style-name="ce2" office:value-type="string" calcext:value-type="string">
            <text:p>Dates</text:p>
          </table:table-cell>
          <table:covered-table-cell table:style-name="ce13"/>
        </table:table-row>
        <table:table-row table:style-name="ro1">
          <table:table-cell table:style-name="ce3" table:formula="of:=[heapsort_d.A1]" office:value-type="float" office:value="10000" calcext:value-type="float">
            <text:p>10000</text:p>
          </table:table-cell>
          <table:table-cell table:style-name="ce3" table:formula="of:=[heapsort_d.B1]" office:value-type="float" office:value="0.0070842" calcext:value-type="float">
            <text:p>0.0070842</text:p>
          </table:table-cell>
          <table:table-cell table:style-name="ce3" table:formula="of:=[heapsort_d.C1]" office:value-type="float" office:value="235371" calcext:value-type="float">
            <text:p>235371</text:p>
          </table:table-cell>
          <table:table-cell table:style-name="ce3" table:formula="of:=[heapsort_d.D1]" office:value-type="float" office:value="432789" calcext:value-type="float">
            <text:p>432789</text:p>
          </table:table-cell>
          <table:table-cell table:style-name="ce3" table:formula="of:=[heapsort_d.E1]" office:value-type="float" office:value="763568" calcext:value-type="float">
            <text:p>763568</text:p>
          </table:table-cell>
          <table:table-cell table:style-name="ce3" table:formula="of:=[.C4]+[.D4]+[.E4]" office:value-type="float" office:value="1431728" calcext:value-type="float">
            <text:p>1431728</text:p>
          </table:table-cell>
          <table:table-cell table:style-name="ce6" table:formula="of:=[heapsort_4date.A1]" office:value-type="float" office:value="10000" calcext:value-type="float">
            <text:p>10000</text:p>
          </table:table-cell>
          <table:table-cell table:style-name="ce6" table:formula="of:=[heapsort_4date.B1]" office:value-type="float" office:value="0.0089816" calcext:value-type="float">
            <text:p>0.0089816</text:p>
          </table:table-cell>
          <table:table-cell table:style-name="ce6" table:formula="of:=[heapsort_4date.C1]" office:value-type="float" office:value="235487" calcext:value-type="float">
            <text:p>235487</text:p>
          </table:table-cell>
          <table:table-cell table:style-name="ce6" table:formula="of:=[heapsort_4date.D1]" office:value-type="float" office:value="432585" calcext:value-type="float">
            <text:p>432585</text:p>
          </table:table-cell>
          <table:table-cell table:style-name="ce6" table:formula="of:=[heapsort_4date.E1]" office:value-type="float" office:value="763089" calcext:value-type="float">
            <text:p>763089</text:p>
          </table:table-cell>
          <table:table-cell table:style-name="ce6" table:formula="of:=[.I4]+[.J4]+[.K4]" office:value-type="float" office:value="1431161" calcext:value-type="float">
            <text:p>1431161</text:p>
          </table:table-cell>
          <table:table-cell table:style-name="ce8" table:formula="of:=[.A4]*LOG([.A4])" office:value-type="float" office:value="40000" calcext:value-type="float">
            <text:p>40000.00</text:p>
          </table:table-cell>
          <table:table-cell table:style-name="ce10" table:formula="of:=[.M4]/[.$F4]" office:value-type="float" office:value="0.0279382676039024" calcext:value-type="float">
            <text:p>0.0279</text:p>
          </table:table-cell>
          <table:table-cell table:style-name="ce10" table:formula="of:=[.M4]/[.L4]" office:value-type="float" office:value="0.027949336238201" calcext:value-type="float">
            <text:p>0.0279</text:p>
          </table:table-cell>
          <table:table-cell table:style-name="ce14" table:formula="of:=[.M4]/[.$O$34]" office:value-type="float" office:value="1423257.78085098" calcext:value-type="float">
            <text:p>1423257.78</text:p>
          </table:table-cell>
        </table:table-row>
        <table:table-row table:style-name="ro1">
          <table:table-cell table:style-name="ce3" table:formula="of:=[heapsort_d.A2]" office:value-type="float" office:value="20000" calcext:value-type="float">
            <text:p>20000</text:p>
          </table:table-cell>
          <table:table-cell table:style-name="ce3" table:formula="of:=[heapsort_d.B2]" office:value-type="float" office:value="0.013799" calcext:value-type="float">
            <text:p>0.013799</text:p>
          </table:table-cell>
          <table:table-cell table:style-name="ce3" table:formula="of:=[heapsort_d.C2]" office:value-type="float" office:value="510667" calcext:value-type="float">
            <text:p>510667</text:p>
          </table:table-cell>
          <table:table-cell table:style-name="ce3" table:formula="of:=[heapsort_d.D2]" office:value-type="float" office:value="924921" calcext:value-type="float">
            <text:p>924921</text:p>
          </table:table-cell>
          <table:table-cell table:style-name="ce3" table:formula="of:=[heapsort_d.E2]" office:value-type="float" office:value="1635810" calcext:value-type="float">
            <text:p>1635810</text:p>
          </table:table-cell>
          <table:table-cell table:style-name="ce3" table:formula="of:=[.C5]+[.D5]+[.E5]" office:value-type="float" office:value="3071398" calcext:value-type="float">
            <text:p>3071398</text:p>
          </table:table-cell>
          <table:table-cell table:style-name="ce6" table:formula="of:=[heapsort_4date.A2]" office:value-type="float" office:value="20000" calcext:value-type="float">
            <text:p>20000</text:p>
          </table:table-cell>
          <table:table-cell table:style-name="ce6" table:formula="of:=[heapsort_4date.B2]" office:value-type="float" office:value="0.0181841" calcext:value-type="float">
            <text:p>0.0181841</text:p>
          </table:table-cell>
          <table:table-cell table:style-name="ce6" table:formula="of:=[heapsort_4date.C2]" office:value-type="float" office:value="510606" calcext:value-type="float">
            <text:p>510606</text:p>
          </table:table-cell>
          <table:table-cell table:style-name="ce6" table:formula="of:=[heapsort_4date.D2]" office:value-type="float" office:value="924939" calcext:value-type="float">
            <text:p>924939</text:p>
          </table:table-cell>
          <table:table-cell table:style-name="ce6" table:formula="of:=[heapsort_4date.E2]" office:value-type="float" office:value="1636022" calcext:value-type="float">
            <text:p>1636022</text:p>
          </table:table-cell>
          <table:table-cell table:style-name="ce6" table:formula="of:=[.I5]+[.J5]+[.K5]" office:value-type="float" office:value="3071567" calcext:value-type="float">
            <text:p>3071567</text:p>
          </table:table-cell>
          <table:table-cell table:style-name="ce8" table:formula="of:=[.A5]*LOG([.A5])" office:value-type="float" office:value="86020.5999132796" calcext:value-type="float">
            <text:p>86020.60</text:p>
          </table:table-cell>
          <table:table-cell table:style-name="ce10" table:formula="of:=[.M5]/[.F5]" office:value-type="float" office:value="0.0280069857157163" calcext:value-type="float">
            <text:p>0.0280</text:p>
          </table:table-cell>
          <table:table-cell table:style-name="ce10" table:formula="of:=[.M5]/[.L5]" office:value-type="float" office:value="0.0280054447496277" calcext:value-type="float">
            <text:p>0.0280</text:p>
          </table:table-cell>
          <table:table-cell table:style-name="ce14" table:formula="of:=[.M5]/[.$O$34]" office:value-type="float" office:value="3060737.20350111" calcext:value-type="float">
            <text:p>3060737.20</text:p>
          </table:table-cell>
        </table:table-row>
        <table:table-row table:style-name="ro1">
          <table:table-cell table:style-name="ce3" table:formula="of:=[heapsort_d.A3]" office:value-type="float" office:value="30000" calcext:value-type="float">
            <text:p>30000</text:p>
          </table:table-cell>
          <table:table-cell table:style-name="ce3" table:formula="of:=[heapsort_d.B3]" office:value-type="float" office:value="0.0213218" calcext:value-type="float">
            <text:p>0.0213218</text:p>
          </table:table-cell>
          <table:table-cell table:style-name="ce3" table:formula="of:=[heapsort_d.C3]" office:value-type="float" office:value="800794" calcext:value-type="float">
            <text:p>800794</text:p>
          </table:table-cell>
          <table:table-cell table:style-name="ce3" table:formula="of:=[heapsort_d.D3]" office:value-type="float" office:value="1439976" calcext:value-type="float">
            <text:p>1439976</text:p>
          </table:table-cell>
          <table:table-cell table:style-name="ce3" table:formula="of:=[heapsort_d.E3]" office:value-type="float" office:value="2550756" calcext:value-type="float">
            <text:p>2550756</text:p>
          </table:table-cell>
          <table:table-cell table:style-name="ce3" table:formula="of:=[.C6]+[.D6]+[.E6]" office:value-type="float" office:value="4791526" calcext:value-type="float">
            <text:p>4791526</text:p>
          </table:table-cell>
          <table:table-cell table:style-name="ce6" table:formula="of:=[heapsort_4date.A3]" office:value-type="float" office:value="30000" calcext:value-type="float">
            <text:p>30000</text:p>
          </table:table-cell>
          <table:table-cell table:style-name="ce6" table:formula="of:=[heapsort_4date.B3]" office:value-type="float" office:value="0.0287216" calcext:value-type="float">
            <text:p>0.0287216</text:p>
          </table:table-cell>
          <table:table-cell table:style-name="ce6" table:formula="of:=[heapsort_4date.C3]" office:value-type="float" office:value="800517" calcext:value-type="float">
            <text:p>800517</text:p>
          </table:table-cell>
          <table:table-cell table:style-name="ce6" table:formula="of:=[heapsort_4date.D3]" office:value-type="float" office:value="1439418" calcext:value-type="float">
            <text:p>1439418</text:p>
          </table:table-cell>
          <table:table-cell table:style-name="ce6" table:formula="of:=[heapsort_4date.E3]" office:value-type="float" office:value="2549828" calcext:value-type="float">
            <text:p>2549828</text:p>
          </table:table-cell>
          <table:table-cell table:style-name="ce6" table:formula="of:=[.I6]+[.J6]+[.K6]" office:value-type="float" office:value="4789763" calcext:value-type="float">
            <text:p>4789763</text:p>
          </table:table-cell>
          <table:table-cell table:style-name="ce8" table:formula="of:=[.A6]*LOG([.A6])" office:value-type="float" office:value="134313.63764159" calcext:value-type="float">
            <text:p>134313.64</text:p>
          </table:table-cell>
          <table:table-cell table:style-name="ce10" table:formula="of:=[.M6]/[.F6]" office:value-type="float" office:value="0.0280314951106578" calcext:value-type="float">
            <text:p>0.0280</text:p>
          </table:table-cell>
          <table:table-cell table:style-name="ce10" table:formula="of:=[.M6]/[.L6]" office:value-type="float" office:value="0.0280418128499447" calcext:value-type="float">
            <text:p>0.0280</text:p>
          </table:table-cell>
          <table:table-cell table:style-name="ce14" table:formula="of:=[.M6]/[.$O$34]" office:value-type="float" office:value="4779073.24619481" calcext:value-type="float">
            <text:p>4779073.25</text:p>
          </table:table-cell>
        </table:table-row>
        <table:table-row table:style-name="ro1">
          <table:table-cell table:style-name="ce3" table:formula="of:=[heapsort_d.A4]" office:value-type="float" office:value="40000" calcext:value-type="float">
            <text:p>40000</text:p>
          </table:table-cell>
          <table:table-cell table:style-name="ce3" table:formula="of:=[heapsort_d.B4]" office:value-type="float" office:value="0.0295102" calcext:value-type="float">
            <text:p>0.0295102</text:p>
          </table:table-cell>
          <table:table-cell table:style-name="ce3" table:formula="of:=[heapsort_d.C4]" office:value-type="float" office:value="1101629" calcext:value-type="float">
            <text:p>1101629</text:p>
          </table:table-cell>
          <table:table-cell table:style-name="ce3" table:formula="of:=[heapsort_d.D4]" office:value-type="float" office:value="1970805" calcext:value-type="float">
            <text:p>1970805</text:p>
          </table:table-cell>
          <table:table-cell table:style-name="ce3" table:formula="of:=[heapsort_d.E4]" office:value-type="float" office:value="3493411" calcext:value-type="float">
            <text:p>3493411</text:p>
          </table:table-cell>
          <table:table-cell table:style-name="ce3" table:formula="of:=[.C7]+[.D7]+[.E7]" office:value-type="float" office:value="6565845" calcext:value-type="float">
            <text:p>6565845</text:p>
          </table:table-cell>
          <table:table-cell table:style-name="ce6" table:formula="of:=[heapsort_4date.A4]" office:value-type="float" office:value="40000" calcext:value-type="float">
            <text:p>40000</text:p>
          </table:table-cell>
          <table:table-cell table:style-name="ce6" table:formula="of:=[heapsort_4date.B4]" office:value-type="float" office:value="0.0401581" calcext:value-type="float">
            <text:p>0.0401581</text:p>
          </table:table-cell>
          <table:table-cell table:style-name="ce6" table:formula="of:=[heapsort_4date.C4]" office:value-type="float" office:value="1101534" calcext:value-type="float">
            <text:p>1101534</text:p>
          </table:table-cell>
          <table:table-cell table:style-name="ce6" table:formula="of:=[heapsort_4date.D4]" office:value-type="float" office:value="1970670" calcext:value-type="float">
            <text:p>1970670</text:p>
          </table:table-cell>
          <table:table-cell table:style-name="ce6" table:formula="of:=[heapsort_4date.E4]" office:value-type="float" office:value="3493145" calcext:value-type="float">
            <text:p>3493145</text:p>
          </table:table-cell>
          <table:table-cell table:style-name="ce6" table:formula="of:=[.I7]+[.J7]+[.K7]" office:value-type="float" office:value="6565349" calcext:value-type="float">
            <text:p>6565349</text:p>
          </table:table-cell>
          <table:table-cell table:style-name="ce8" table:formula="of:=[.A7]*LOG([.A7])" office:value-type="float" office:value="184082.399653118" calcext:value-type="float">
            <text:p>184082.40</text:p>
          </table:table-cell>
          <table:table-cell table:style-name="ce10" table:formula="of:=[.M7]/[.F7]" office:value-type="float" office:value="0.0280363608420726" calcext:value-type="float">
            <text:p>0.0280</text:p>
          </table:table-cell>
          <table:table-cell table:style-name="ce10" table:formula="of:=[.M7]/[.L7]" office:value-type="float" office:value="0.0280384789373906" calcext:value-type="float">
            <text:p>0.0280</text:p>
          </table:table-cell>
          <table:table-cell table:style-name="ce14" table:formula="of:=[.M7]/[.$O$34]" office:value-type="float" office:value="6549917.69060051" calcext:value-type="float">
            <text:p>6549917.69</text:p>
          </table:table-cell>
        </table:table-row>
        <table:table-row table:style-name="ro1">
          <table:table-cell table:style-name="ce3" table:formula="of:=[heapsort_d.A5]" office:value-type="float" office:value="50000" calcext:value-type="float">
            <text:p>50000</text:p>
          </table:table-cell>
          <table:table-cell table:style-name="ce3" table:formula="of:=[heapsort_d.B5]" office:value-type="float" office:value="0.037327" calcext:value-type="float">
            <text:p>0.037327</text:p>
          </table:table-cell>
          <table:table-cell table:style-name="ce3" table:formula="of:=[heapsort_d.C5]" office:value-type="float" office:value="1409739" calcext:value-type="float">
            <text:p>1409739</text:p>
          </table:table-cell>
          <table:table-cell table:style-name="ce3" table:formula="of:=[heapsort_d.D5]" office:value-type="float" office:value="2512587" calcext:value-type="float">
            <text:p>2512587</text:p>
          </table:table-cell>
          <table:table-cell table:style-name="ce3" table:formula="of:=[heapsort_d.E5]" office:value-type="float" office:value="4457175" calcext:value-type="float">
            <text:p>4457175</text:p>
          </table:table-cell>
          <table:table-cell table:style-name="ce3" table:formula="of:=[.C8]+[.D8]+[.E8]" office:value-type="float" office:value="8379501" calcext:value-type="float">
            <text:p>8379501</text:p>
          </table:table-cell>
          <table:table-cell table:style-name="ce6" table:formula="of:=[heapsort_4date.A5]" office:value-type="float" office:value="50000" calcext:value-type="float">
            <text:p>50000</text:p>
          </table:table-cell>
          <table:table-cell table:style-name="ce6" table:formula="of:=[heapsort_4date.B5]" office:value-type="float" office:value="0.0498367" calcext:value-type="float">
            <text:p>0.0498367</text:p>
          </table:table-cell>
          <table:table-cell table:style-name="ce6" table:formula="of:=[heapsort_4date.C5]" office:value-type="float" office:value="1409684" calcext:value-type="float">
            <text:p>1409684</text:p>
          </table:table-cell>
          <table:table-cell table:style-name="ce6" table:formula="of:=[heapsort_4date.D5]" office:value-type="float" office:value="2512101" calcext:value-type="float">
            <text:p>2512101</text:p>
          </table:table-cell>
          <table:table-cell table:style-name="ce6" table:formula="of:=[heapsort_4date.E5]" office:value-type="float" office:value="4455537" calcext:value-type="float">
            <text:p>4455537</text:p>
          </table:table-cell>
          <table:table-cell table:style-name="ce6" table:formula="of:=[.I8]+[.J8]+[.K8]" office:value-type="float" office:value="8377322" calcext:value-type="float">
            <text:p>8377322</text:p>
          </table:table-cell>
          <table:table-cell table:style-name="ce8" table:formula="of:=[.A8]*LOG([.A8])" office:value-type="float" office:value="234948.500216801" calcext:value-type="float">
            <text:p>234948.50</text:p>
          </table:table-cell>
          <table:table-cell table:style-name="ce10" table:formula="of:=[.M8]/[.F8]" office:value-type="float" office:value="0.028038483463013" calcext:value-type="float">
            <text:p>0.0280</text:p>
          </table:table-cell>
          <table:table-cell table:style-name="ce10" table:formula="of:=[.M8]/[.L8]" office:value-type="float" office:value="0.0280457764685183" calcext:value-type="float">
            <text:p>0.0280</text:p>
          </table:table-cell>
          <table:table-cell table:style-name="ce14" table:formula="of:=[.M8]/[.$O$34]" office:value-type="float" office:value="8359807.02582077" calcext:value-type="float">
            <text:p>8359807.03</text:p>
          </table:table-cell>
        </table:table-row>
        <table:table-row table:style-name="ro1">
          <table:table-cell table:style-name="ce3" table:formula="of:=[heapsort_d.A6]" office:value-type="float" office:value="60000" calcext:value-type="float">
            <text:p>60000</text:p>
          </table:table-cell>
          <table:table-cell table:style-name="ce3" table:formula="of:=[heapsort_d.B6]" office:value-type="float" office:value="0.0456455" calcext:value-type="float">
            <text:p>0.0456455</text:p>
          </table:table-cell>
          <table:table-cell table:style-name="ce3" table:formula="of:=[heapsort_d.C6]" office:value-type="float" office:value="1721126" calcext:value-type="float">
            <text:p>1721126</text:p>
          </table:table-cell>
          <table:table-cell table:style-name="ce3" table:formula="of:=[heapsort_d.D6]" office:value-type="float" office:value="3059292" calcext:value-type="float">
            <text:p>3059292</text:p>
          </table:table-cell>
          <table:table-cell table:style-name="ce3" table:formula="of:=[heapsort_d.E6]" office:value-type="float" office:value="5430774" calcext:value-type="float">
            <text:p>5430774</text:p>
          </table:table-cell>
          <table:table-cell table:style-name="ce3" table:formula="of:=[.C9]+[.D9]+[.E9]" office:value-type="float" office:value="10211192" calcext:value-type="float">
            <text:p>10211192</text:p>
          </table:table-cell>
          <table:table-cell table:style-name="ce6" table:formula="of:=[heapsort_4date.A6]" office:value-type="float" office:value="60000" calcext:value-type="float">
            <text:p>60000</text:p>
          </table:table-cell>
          <table:table-cell table:style-name="ce6" table:formula="of:=[heapsort_4date.B6]" office:value-type="float" office:value="0.0616578" calcext:value-type="float">
            <text:p>0.0616578</text:p>
          </table:table-cell>
          <table:table-cell table:style-name="ce6" table:formula="of:=[heapsort_4date.C6]" office:value-type="float" office:value="1720999" calcext:value-type="float">
            <text:p>1720999</text:p>
          </table:table-cell>
          <table:table-cell table:style-name="ce6" table:formula="of:=[heapsort_4date.D6]" office:value-type="float" office:value="3057744" calcext:value-type="float">
            <text:p>3057744</text:p>
          </table:table-cell>
          <table:table-cell table:style-name="ce6" table:formula="of:=[heapsort_4date.E6]" office:value-type="float" office:value="5427270" calcext:value-type="float">
            <text:p>5427270</text:p>
          </table:table-cell>
          <table:table-cell table:style-name="ce6" table:formula="of:=[.I9]+[.J9]+[.K9]" office:value-type="float" office:value="10206013" calcext:value-type="float">
            <text:p>10206013</text:p>
          </table:table-cell>
          <table:table-cell table:style-name="ce8" table:formula="of:=[.A9]*LOG([.A9])" office:value-type="float" office:value="286689.075023019" calcext:value-type="float">
            <text:p>286689.08</text:p>
          </table:table-cell>
          <table:table-cell table:style-name="ce10" table:formula="of:=[.M9]/[.F9]" office:value-type="float" office:value="0.028075965570231" calcext:value-type="float">
            <text:p>0.0281</text:p>
          </table:table-cell>
          <table:table-cell table:style-name="ce10" table:formula="of:=[.M9]/[.L9]" office:value-type="float" office:value="0.0280902126053552" calcext:value-type="float">
            <text:p>0.0281</text:p>
          </table:table-cell>
          <table:table-cell table:style-name="ce14" table:formula="of:=[.M9]/[.$O$34]" office:value-type="float" office:value="10200811.4177871" calcext:value-type="float">
            <text:p>10200811.42</text:p>
          </table:table-cell>
        </table:table-row>
        <table:table-row table:style-name="ro1">
          <table:table-cell table:style-name="ce3" table:formula="of:=[heapsort_d.A7]" office:value-type="float" office:value="70000" calcext:value-type="float">
            <text:p>70000</text:p>
          </table:table-cell>
          <table:table-cell table:style-name="ce3" table:formula="of:=[heapsort_d.B7]" office:value-type="float" office:value="0.0538725" calcext:value-type="float">
            <text:p>0.0538725</text:p>
          </table:table-cell>
          <table:table-cell table:style-name="ce3" table:formula="of:=[heapsort_d.C7]" office:value-type="float" office:value="2038290" calcext:value-type="float">
            <text:p>2038290</text:p>
          </table:table-cell>
          <table:table-cell table:style-name="ce3" table:formula="of:=[heapsort_d.D7]" office:value-type="float" office:value="3614025" calcext:value-type="float">
            <text:p>3614025</text:p>
          </table:table-cell>
          <table:table-cell table:style-name="ce3" table:formula="of:=[heapsort_d.E7]" office:value-type="float" office:value="6418946" calcext:value-type="float">
            <text:p>6418946</text:p>
          </table:table-cell>
          <table:table-cell table:style-name="ce3" table:formula="of:=[.C10]+[.D10]+[.E10]" office:value-type="float" office:value="12071261" calcext:value-type="float">
            <text:p>12071261</text:p>
          </table:table-cell>
          <table:table-cell table:style-name="ce6" table:formula="of:=[heapsort_4date.A7]" office:value-type="float" office:value="70000" calcext:value-type="float">
            <text:p>70000</text:p>
          </table:table-cell>
          <table:table-cell table:style-name="ce6" table:formula="of:=[heapsort_4date.B7]" office:value-type="float" office:value="0.0726736" calcext:value-type="float">
            <text:p>0.0726736</text:p>
          </table:table-cell>
          <table:table-cell table:style-name="ce6" table:formula="of:=[heapsort_4date.C7]" office:value-type="float" office:value="2038575" calcext:value-type="float">
            <text:p>2038575</text:p>
          </table:table-cell>
          <table:table-cell table:style-name="ce6" table:formula="of:=[heapsort_4date.D7]" office:value-type="float" office:value="3614907" calcext:value-type="float">
            <text:p>3614907</text:p>
          </table:table-cell>
          <table:table-cell table:style-name="ce6" table:formula="of:=[heapsort_4date.E7]" office:value-type="float" office:value="6420334" calcext:value-type="float">
            <text:p>6420334</text:p>
          </table:table-cell>
          <table:table-cell table:style-name="ce6" table:formula="of:=[.I10]+[.J10]+[.K10]" office:value-type="float" office:value="12073816" calcext:value-type="float">
            <text:p>12073816</text:p>
          </table:table-cell>
          <table:table-cell table:style-name="ce8" table:formula="of:=[.A10]*LOG([.A10])" office:value-type="float" office:value="339156.862800998" calcext:value-type="float">
            <text:p>339156.86</text:p>
          </table:table-cell>
          <table:table-cell table:style-name="ce10" table:formula="of:=[.M10]/[.F10]" office:value-type="float" office:value="0.0280962248103987" calcext:value-type="float">
            <text:p>0.0281</text:p>
          </table:table-cell>
          <table:table-cell table:style-name="ce10" table:formula="of:=[.M10]/[.L10]" office:value-type="float" office:value="0.0280902792291184" calcext:value-type="float">
            <text:p>0.0281</text:p>
          </table:table-cell>
          <table:table-cell table:style-name="ce14" table:formula="of:=[.M10]/[.$O$34]" office:value-type="float" office:value="12067691.0977632" calcext:value-type="float">
            <text:p>12067691.10</text:p>
          </table:table-cell>
        </table:table-row>
        <table:table-row table:style-name="ro1">
          <table:table-cell table:style-name="ce3" table:formula="of:=[heapsort_d.A8]" office:value-type="float" office:value="80000" calcext:value-type="float">
            <text:p>80000</text:p>
          </table:table-cell>
          <table:table-cell table:style-name="ce3" table:formula="of:=[heapsort_d.B8]" office:value-type="float" office:value="0.0618997" calcext:value-type="float">
            <text:p>0.0618997</text:p>
          </table:table-cell>
          <table:table-cell table:style-name="ce3" table:formula="of:=[heapsort_d.C8]" office:value-type="float" office:value="2363071" calcext:value-type="float">
            <text:p>2363071</text:p>
          </table:table-cell>
          <table:table-cell table:style-name="ce3" table:formula="of:=[heapsort_d.D8]" office:value-type="float" office:value="4181280" calcext:value-type="float">
            <text:p>4181280</text:p>
          </table:table-cell>
          <table:table-cell table:style-name="ce3" table:formula="of:=[heapsort_d.E8]" office:value-type="float" office:value="7426594" calcext:value-type="float">
            <text:p>7426594</text:p>
          </table:table-cell>
          <table:table-cell table:style-name="ce3" table:formula="of:=[.C11]+[.D11]+[.E11]" office:value-type="float" office:value="13970945" calcext:value-type="float">
            <text:p>13970945</text:p>
          </table:table-cell>
          <table:table-cell table:style-name="ce6" table:formula="of:=[heapsort_4date.A8]" office:value-type="float" office:value="80000" calcext:value-type="float">
            <text:p>80000</text:p>
          </table:table-cell>
          <table:table-cell table:style-name="ce6" table:formula="of:=[heapsort_4date.B8]" office:value-type="float" office:value="0.0831661" calcext:value-type="float">
            <text:p>0.0831661</text:p>
          </table:table-cell>
          <table:table-cell table:style-name="ce6" table:formula="of:=[heapsort_4date.C8]" office:value-type="float" office:value="2362972" calcext:value-type="float">
            <text:p>2362972</text:p>
          </table:table-cell>
          <table:table-cell table:style-name="ce6" table:formula="of:=[heapsort_4date.D8]" office:value-type="float" office:value="4180617" calcext:value-type="float">
            <text:p>4180617</text:p>
          </table:table-cell>
          <table:table-cell table:style-name="ce6" table:formula="of:=[heapsort_4date.E8]" office:value-type="float" office:value="7424956" calcext:value-type="float">
            <text:p>7424956</text:p>
          </table:table-cell>
          <table:table-cell table:style-name="ce6" table:formula="of:=[.I11]+[.J11]+[.K11]" office:value-type="float" office:value="13968545" calcext:value-type="float">
            <text:p>13968545</text:p>
          </table:table-cell>
          <table:table-cell table:style-name="ce8" table:formula="of:=[.A11]*LOG([.A11])" office:value-type="float" office:value="392247.198959355" calcext:value-type="float">
            <text:p>392247.20</text:p>
          </table:table-cell>
          <table:table-cell table:style-name="ce10" table:formula="of:=[.M11]/[.F11]" office:value-type="float" office:value="0.0280759246392678" calcext:value-type="float">
            <text:p>0.0281</text:p>
          </table:table-cell>
          <table:table-cell table:style-name="ce10" table:formula="of:=[.M11]/[.L11]" office:value-type="float" office:value="0.0280807484930861" calcext:value-type="float">
            <text:p>0.0281</text:p>
          </table:table-cell>
          <table:table-cell table:style-name="ce14" table:formula="of:=[.M11]/[.$O$34]" office:value-type="float" office:value="13956721.9483976" calcext:value-type="float">
            <text:p>13956721.95</text:p>
          </table:table-cell>
        </table:table-row>
        <table:table-row table:style-name="ro1">
          <table:table-cell table:style-name="ce3" table:formula="of:=[heapsort_d.A9]" office:value-type="float" office:value="90000" calcext:value-type="float">
            <text:p>90000</text:p>
          </table:table-cell>
          <table:table-cell table:style-name="ce3" table:formula="of:=[heapsort_d.B9]" office:value-type="float" office:value="0.0732971" calcext:value-type="float">
            <text:p>0.0732971</text:p>
          </table:table-cell>
          <table:table-cell table:style-name="ce3" table:formula="of:=[heapsort_d.C9]" office:value-type="float" office:value="2690226" calcext:value-type="float">
            <text:p>2690226</text:p>
          </table:table-cell>
          <table:table-cell table:style-name="ce3" table:formula="of:=[heapsort_d.D9]" office:value-type="float" office:value="4751181" calcext:value-type="float">
            <text:p>4751181</text:p>
          </table:table-cell>
          <table:table-cell table:style-name="ce3" table:formula="of:=[heapsort_d.E9]" office:value-type="float" office:value="8440260" calcext:value-type="float">
            <text:p>8440260</text:p>
          </table:table-cell>
          <table:table-cell table:style-name="ce3" table:formula="of:=[.C12]+[.D12]+[.E12]" office:value-type="float" office:value="15881667" calcext:value-type="float">
            <text:p>15881667</text:p>
          </table:table-cell>
          <table:table-cell table:style-name="ce6" table:formula="of:=[heapsort_4date.A9]" office:value-type="float" office:value="90000" calcext:value-type="float">
            <text:p>90000</text:p>
          </table:table-cell>
          <table:table-cell table:style-name="ce6" table:formula="of:=[heapsort_4date.B9]" office:value-type="float" office:value="0.0977098" calcext:value-type="float">
            <text:p>0.0977098</text:p>
          </table:table-cell>
          <table:table-cell table:style-name="ce6" table:formula="of:=[heapsort_4date.C9]" office:value-type="float" office:value="2689814" calcext:value-type="float">
            <text:p>2689814</text:p>
          </table:table-cell>
          <table:table-cell table:style-name="ce6" table:formula="of:=[heapsort_4date.D9]" office:value-type="float" office:value="4750038" calcext:value-type="float">
            <text:p>4750038</text:p>
          </table:table-cell>
          <table:table-cell table:style-name="ce6" table:formula="of:=[heapsort_4date.E9]" office:value-type="float" office:value="8438337" calcext:value-type="float">
            <text:p>8438337</text:p>
          </table:table-cell>
          <table:table-cell table:style-name="ce6" table:formula="of:=[.I12]+[.J12]+[.K12]" office:value-type="float" office:value="15878189" calcext:value-type="float">
            <text:p>15878189</text:p>
          </table:table-cell>
          <table:table-cell table:style-name="ce8" table:formula="of:=[.A12]*LOG([.A12])" office:value-type="float" office:value="445881.825849539" calcext:value-type="float">
            <text:p>445881.83</text:p>
          </table:table-cell>
          <table:table-cell table:style-name="ce10" table:formula="of:=[.M12]/[.F12]" office:value-type="float" office:value="0.0280752534258236" calcext:value-type="float">
            <text:p>0.0281</text:p>
          </table:table-cell>
          <table:table-cell table:style-name="ce10" table:formula="of:=[.M12]/[.L12]" office:value-type="float" office:value="0.02808140310268" calcext:value-type="float">
            <text:p>0.0281</text:p>
          </table:table-cell>
          <table:table-cell table:style-name="ce14" table:formula="of:=[.M12]/[.$O$34]" office:value-type="float" office:value="15865119.44951" calcext:value-type="float">
            <text:p>15865119.45</text:p>
          </table:table-cell>
        </table:table-row>
        <table:table-row table:style-name="ro1">
          <table:table-cell table:style-name="ce3" table:formula="of:=[heapsort_d.A10]" office:value-type="float" office:value="100000" calcext:value-type="float">
            <text:p>100000</text:p>
          </table:table-cell>
          <table:table-cell table:style-name="ce3" table:formula="of:=[heapsort_d.B10]" office:value-type="float" office:value="0.0777492" calcext:value-type="float">
            <text:p>0.0777492</text:p>
          </table:table-cell>
          <table:table-cell table:style-name="ce3" table:formula="of:=[heapsort_d.C10]" office:value-type="float" office:value="3019591" calcext:value-type="float">
            <text:p>3019591</text:p>
          </table:table-cell>
          <table:table-cell table:style-name="ce3" table:formula="of:=[heapsort_d.D10]" office:value-type="float" office:value="5324721" calcext:value-type="float">
            <text:p>5324721</text:p>
          </table:table-cell>
          <table:table-cell table:style-name="ce3" table:formula="of:=[heapsort_d.E10]" office:value-type="float" office:value="9462554" calcext:value-type="float">
            <text:p>9462554</text:p>
          </table:table-cell>
          <table:table-cell table:style-name="ce3" table:formula="of:=[.C13]+[.D13]+[.E13]" office:value-type="float" office:value="17806866" calcext:value-type="float">
            <text:p>17806866</text:p>
          </table:table-cell>
          <table:table-cell table:style-name="ce6" table:formula="of:=[heapsort_4date.A10]" office:value-type="float" office:value="100000" calcext:value-type="float">
            <text:p>100000</text:p>
          </table:table-cell>
          <table:table-cell table:style-name="ce6" table:formula="of:=[heapsort_4date.B10]" office:value-type="float" office:value="0.105111" calcext:value-type="float">
            <text:p>0.105111</text:p>
          </table:table-cell>
          <table:table-cell table:style-name="ce6" table:formula="of:=[heapsort_4date.C10]" office:value-type="float" office:value="3019460" calcext:value-type="float">
            <text:p>3019460</text:p>
          </table:table-cell>
          <table:table-cell table:style-name="ce6" table:formula="of:=[heapsort_4date.D10]" office:value-type="float" office:value="5324421" calcext:value-type="float">
            <text:p>5324421</text:p>
          </table:table-cell>
          <table:table-cell table:style-name="ce6" table:formula="of:=[heapsort_4date.E10]" office:value-type="float" office:value="9462224" calcext:value-type="float">
            <text:p>9462224</text:p>
          </table:table-cell>
          <table:table-cell table:style-name="ce6" table:formula="of:=[.I13]+[.J13]+[.K13]" office:value-type="float" office:value="17806105" calcext:value-type="float">
            <text:p>17806105</text:p>
          </table:table-cell>
          <table:table-cell table:style-name="ce8" table:formula="of:=[.A13]*LOG([.A13])" office:value-type="float" office:value="500000" calcext:value-type="float">
            <text:p>500000.00</text:p>
          </table:table-cell>
          <table:table-cell table:style-name="ce10" table:formula="of:=[.M13]/[.F13]" office:value-type="float" office:value="0.0280790566964451" calcext:value-type="float">
            <text:p>0.0281</text:p>
          </table:table-cell>
          <table:table-cell table:style-name="ce10" table:formula="of:=[.M13]/[.L13]" office:value-type="float" office:value="0.0280802567434035" calcext:value-type="float">
            <text:p>0.0281</text:p>
          </table:table-cell>
          <table:table-cell table:style-name="ce14" table:formula="of:=[.M13]/[.$O$34]" office:value-type="float" office:value="17790722.2606373" calcext:value-type="float">
            <text:p>17790722.26</text:p>
          </table:table-cell>
        </table:table-row>
        <table:table-row table:style-name="ro1">
          <table:table-cell table:style-name="ce3" table:formula="of:=[heapsort_d.A11]" office:value-type="float" office:value="110000" calcext:value-type="float">
            <text:p>110000</text:p>
          </table:table-cell>
          <table:table-cell table:style-name="ce3" table:formula="of:=[heapsort_d.B11]" office:value-type="float" office:value="0.0870648" calcext:value-type="float">
            <text:p>0.0870648</text:p>
          </table:table-cell>
          <table:table-cell table:style-name="ce3" table:formula="of:=[heapsort_d.C11]" office:value-type="float" office:value="3350759" calcext:value-type="float">
            <text:p>3350759</text:p>
          </table:table-cell>
          <table:table-cell table:style-name="ce3" table:formula="of:=[heapsort_d.D11]" office:value-type="float" office:value="5901312" calcext:value-type="float">
            <text:p>5901312</text:p>
          </table:table-cell>
          <table:table-cell table:style-name="ce3" table:formula="of:=[heapsort_d.E11]" office:value-type="float" office:value="10489339" calcext:value-type="float">
            <text:p>10489339</text:p>
          </table:table-cell>
          <table:table-cell table:style-name="ce3" table:formula="of:=[.C14]+[.D14]+[.E14]" office:value-type="float" office:value="19741410" calcext:value-type="float">
            <text:p>19741410</text:p>
          </table:table-cell>
          <table:table-cell table:style-name="ce6" table:formula="of:=[heapsort_4date.A11]" office:value-type="float" office:value="110000" calcext:value-type="float">
            <text:p>110000</text:p>
          </table:table-cell>
          <table:table-cell table:style-name="ce6" table:formula="of:=[heapsort_4date.B11]" office:value-type="float" office:value="0.116362" calcext:value-type="float">
            <text:p>0.116362</text:p>
          </table:table-cell>
          <table:table-cell table:style-name="ce6" table:formula="of:=[heapsort_4date.C11]" office:value-type="float" office:value="3350280" calcext:value-type="float">
            <text:p>3350280</text:p>
          </table:table-cell>
          <table:table-cell table:style-name="ce6" table:formula="of:=[heapsort_4date.D11]" office:value-type="float" office:value="5899581" calcext:value-type="float">
            <text:p>5899581</text:p>
          </table:table-cell>
          <table:table-cell table:style-name="ce6" table:formula="of:=[heapsort_4date.E11]" office:value-type="float" office:value="10486294" calcext:value-type="float">
            <text:p>10486294</text:p>
          </table:table-cell>
          <table:table-cell table:style-name="ce6" table:formula="of:=[.I14]+[.J14]+[.K14]" office:value-type="float" office:value="19736155" calcext:value-type="float">
            <text:p>19736155</text:p>
          </table:table-cell>
          <table:table-cell table:style-name="ce8" table:formula="of:=[.A14]*LOG([.A14])" office:value-type="float" office:value="554553.195367405" calcext:value-type="float">
            <text:p>554553.20</text:p>
          </table:table-cell>
          <table:table-cell table:style-name="ce10" table:formula="of:=[.M14]/[.F14]" office:value-type="float" office:value="0.0280908605498495" calcext:value-type="float">
            <text:p>0.0281</text:p>
          </table:table-cell>
          <table:table-cell table:style-name="ce10" table:formula="of:=[.M14]/[.L14]" office:value-type="float" office:value="0.028098340095495" calcext:value-type="float">
            <text:p>0.0281</text:p>
          </table:table-cell>
          <table:table-cell table:style-name="ce14" table:formula="of:=[.M14]/[.$O$34]" office:value-type="float" office:value="19731803.7550608" calcext:value-type="float">
            <text:p>19731803.76</text:p>
          </table:table-cell>
        </table:table-row>
        <table:table-row table:style-name="ro1">
          <table:table-cell table:style-name="ce3" table:formula="of:=[heapsort_d.A12]" office:value-type="float" office:value="120000" calcext:value-type="float">
            <text:p>120000</text:p>
          </table:table-cell>
          <table:table-cell table:style-name="ce3" table:formula="of:=[heapsort_d.B12]" office:value-type="float" office:value="0.0951191" calcext:value-type="float">
            <text:p>0.0951191</text:p>
          </table:table-cell>
          <table:table-cell table:style-name="ce3" table:formula="of:=[heapsort_d.C12]" office:value-type="float" office:value="3682624" calcext:value-type="float">
            <text:p>3682624</text:p>
          </table:table-cell>
          <table:table-cell table:style-name="ce3" table:formula="of:=[heapsort_d.D12]" office:value-type="float" office:value="6478980" calcext:value-type="float">
            <text:p>6478980</text:p>
          </table:table-cell>
          <table:table-cell table:style-name="ce3" table:formula="of:=[heapsort_d.E12]" office:value-type="float" office:value="11521115" calcext:value-type="float">
            <text:p>11521115</text:p>
          </table:table-cell>
          <table:table-cell table:style-name="ce3" table:formula="of:=[.C15]+[.D15]+[.E15]" office:value-type="float" office:value="21682719" calcext:value-type="float">
            <text:p>21682719</text:p>
          </table:table-cell>
          <table:table-cell table:style-name="ce6" table:formula="of:=[heapsort_4date.A12]" office:value-type="float" office:value="120000" calcext:value-type="float">
            <text:p>120000</text:p>
          </table:table-cell>
          <table:table-cell table:style-name="ce6" table:formula="of:=[heapsort_4date.B12]" office:value-type="float" office:value="0.127905" calcext:value-type="float">
            <text:p>0.127905</text:p>
          </table:table-cell>
          <table:table-cell table:style-name="ce6" table:formula="of:=[heapsort_4date.C12]" office:value-type="float" office:value="3682830" calcext:value-type="float">
            <text:p>3682830</text:p>
          </table:table-cell>
          <table:table-cell table:style-name="ce6" table:formula="of:=[heapsort_4date.D12]" office:value-type="float" office:value="6478245" calcext:value-type="float">
            <text:p>6478245</text:p>
          </table:table-cell>
          <table:table-cell table:style-name="ce6" table:formula="of:=[heapsort_4date.E12]" office:value-type="float" office:value="11520666" calcext:value-type="float">
            <text:p>11520666</text:p>
          </table:table-cell>
          <table:table-cell table:style-name="ce6" table:formula="of:=[.I15]+[.J15]+[.K15]" office:value-type="float" office:value="21681741" calcext:value-type="float">
            <text:p>21681741</text:p>
          </table:table-cell>
          <table:table-cell table:style-name="ce8" table:formula="of:=[.A15]*LOG([.A15])" office:value-type="float" office:value="609501.749525715" calcext:value-type="float">
            <text:p>609501.75</text:p>
          </table:table-cell>
          <table:table-cell table:style-name="ce10" table:formula="of:=[.M15]/[.F15]" office:value-type="float" office:value="0.0281100239100878" calcext:value-type="float">
            <text:p>0.0281</text:p>
          </table:table-cell>
          <table:table-cell table:style-name="ce10" table:formula="of:=[.M15]/[.L15]" office:value-type="float" office:value="0.0281112918711516" calcext:value-type="float">
            <text:p>0.0281</text:p>
          </table:table-cell>
          <table:table-cell table:style-name="ce14" table:formula="of:=[.M15]/[.$O$34]" office:value-type="float" office:value="21686952.686369" calcext:value-type="float">
            <text:p>21686952.69</text:p>
          </table:table-cell>
        </table:table-row>
        <table:table-row table:style-name="ro1">
          <table:table-cell table:style-name="ce3" table:formula="of:=[heapsort_d.A13]" office:value-type="float" office:value="130000" calcext:value-type="float">
            <text:p>130000</text:p>
          </table:table-cell>
          <table:table-cell table:style-name="ce3" table:formula="of:=[heapsort_d.B13]" office:value-type="float" office:value="0.105048" calcext:value-type="float">
            <text:p>0.105048</text:p>
          </table:table-cell>
          <table:table-cell table:style-name="ce3" table:formula="of:=[heapsort_d.C13]" office:value-type="float" office:value="4016469" calcext:value-type="float">
            <text:p>4016469</text:p>
          </table:table-cell>
          <table:table-cell table:style-name="ce3" table:formula="of:=[heapsort_d.D13]" office:value-type="float" office:value="7058913" calcext:value-type="float">
            <text:p>7058913</text:p>
          </table:table-cell>
          <table:table-cell table:style-name="ce3" table:formula="of:=[heapsort_d.E13]" office:value-type="float" office:value="12560830" calcext:value-type="float">
            <text:p>12560830</text:p>
          </table:table-cell>
          <table:table-cell table:style-name="ce3" table:formula="of:=[.C16]+[.D16]+[.E16]" office:value-type="float" office:value="23636212" calcext:value-type="float">
            <text:p>23636212</text:p>
          </table:table-cell>
          <table:table-cell table:style-name="ce6" table:formula="of:=[heapsort_4date.A13]" office:value-type="float" office:value="130000" calcext:value-type="float">
            <text:p>130000</text:p>
          </table:table-cell>
          <table:table-cell table:style-name="ce6" table:formula="of:=[heapsort_4date.B13]" office:value-type="float" office:value="0.143546" calcext:value-type="float">
            <text:p>0.143546</text:p>
          </table:table-cell>
          <table:table-cell table:style-name="ce6" table:formula="of:=[heapsort_4date.C13]" office:value-type="float" office:value="4015253" calcext:value-type="float">
            <text:p>4015253</text:p>
          </table:table-cell>
          <table:table-cell table:style-name="ce6" table:formula="of:=[heapsort_4date.D13]" office:value-type="float" office:value="7056924" calcext:value-type="float">
            <text:p>7056924</text:p>
          </table:table-cell>
          <table:table-cell table:style-name="ce6" table:formula="of:=[heapsort_4date.E13]" office:value-type="float" office:value="12557317" calcext:value-type="float">
            <text:p>12557317</text:p>
          </table:table-cell>
          <table:table-cell table:style-name="ce6" table:formula="of:=[.I16]+[.J16]+[.K16]" office:value-type="float" office:value="23629494" calcext:value-type="float">
            <text:p>23629494</text:p>
          </table:table-cell>
          <table:table-cell table:style-name="ce8" table:formula="of:=[.A16]*LOG([.A16])" office:value-type="float" office:value="664812.635799889" calcext:value-type="float">
            <text:p>664812.64</text:p>
          </table:table-cell>
          <table:table-cell table:style-name="ce10" table:formula="of:=[.M16]/[.F16]" office:value-type="float" office:value="0.0281268688823695" calcext:value-type="float">
            <text:p>0.0281</text:p>
          </table:table-cell>
          <table:table-cell table:style-name="ce10" table:formula="of:=[.M16]/[.L16]" office:value-type="float" office:value="0.0281348655117155" calcext:value-type="float">
            <text:p>0.0281</text:p>
          </table:table-cell>
          <table:table-cell table:style-name="ce14" table:formula="of:=[.M16]/[.$O$34]" office:value-type="float" office:value="23654993.917756" calcext:value-type="float">
            <text:p>23654993.92</text:p>
          </table:table-cell>
        </table:table-row>
        <table:table-row table:style-name="ro1">
          <table:table-cell table:style-name="ce3" table:formula="of:=[heapsort_d.A14]" office:value-type="float" office:value="140000" calcext:value-type="float">
            <text:p>140000</text:p>
          </table:table-cell>
          <table:table-cell table:style-name="ce3" table:formula="of:=[heapsort_d.B14]" office:value-type="float" office:value="0.112227" calcext:value-type="float">
            <text:p>0.112227</text:p>
          </table:table-cell>
          <table:table-cell table:style-name="ce3" table:formula="of:=[heapsort_d.C14]" office:value-type="float" office:value="4357155" calcext:value-type="float">
            <text:p>4357155</text:p>
          </table:table-cell>
          <table:table-cell table:style-name="ce3" table:formula="of:=[heapsort_d.D14]" office:value-type="float" office:value="7649454" calcext:value-type="float">
            <text:p>7649454</text:p>
          </table:table-cell>
          <table:table-cell table:style-name="ce3" table:formula="of:=[heapsort_d.E14]" office:value-type="float" office:value="13610104" calcext:value-type="float">
            <text:p>13610104</text:p>
          </table:table-cell>
          <table:table-cell table:style-name="ce3" table:formula="of:=[.C17]+[.D17]+[.E17]" office:value-type="float" office:value="25616713" calcext:value-type="float">
            <text:p>25616713</text:p>
          </table:table-cell>
          <table:table-cell table:style-name="ce6" table:formula="of:=[heapsort_4date.A14]" office:value-type="float" office:value="140000" calcext:value-type="float">
            <text:p>140000</text:p>
          </table:table-cell>
          <table:table-cell table:style-name="ce6" table:formula="of:=[heapsort_4date.B14]" office:value-type="float" office:value="0.151758" calcext:value-type="float">
            <text:p>0.151758</text:p>
          </table:table-cell>
          <table:table-cell table:style-name="ce6" table:formula="of:=[heapsort_4date.C14]" office:value-type="float" office:value="4356685" calcext:value-type="float">
            <text:p>4356685</text:p>
          </table:table-cell>
          <table:table-cell table:style-name="ce6" table:formula="of:=[heapsort_4date.D14]" office:value-type="float" office:value="7648707" calcext:value-type="float">
            <text:p>7648707</text:p>
          </table:table-cell>
          <table:table-cell table:style-name="ce6" table:formula="of:=[heapsort_4date.E14]" office:value-type="float" office:value="13608012" calcext:value-type="float">
            <text:p>13608012</text:p>
          </table:table-cell>
          <table:table-cell table:style-name="ce6" table:formula="of:=[.I17]+[.J17]+[.K17]" office:value-type="float" office:value="25613404" calcext:value-type="float">
            <text:p>25613404</text:p>
          </table:table-cell>
          <table:table-cell table:style-name="ce8" table:formula="of:=[.A17]*LOG([.A17])" office:value-type="float" office:value="720457.924994953" calcext:value-type="float">
            <text:p>720457.92</text:p>
          </table:table-cell>
          <table:table-cell table:style-name="ce10" table:formula="of:=[.M17]/[.F17]" office:value-type="float" office:value="0.02812452655401" calcext:value-type="float">
            <text:p>0.0281</text:p>
          </table:table-cell>
          <table:table-cell table:style-name="ce10" table:formula="of:=[.M17]/[.L17]" office:value-type="float" office:value="0.028128159966358" calcext:value-type="float">
            <text:p>0.0281</text:p>
          </table:table-cell>
          <table:table-cell table:style-name="ce14" table:formula="of:=[.M17]/[.$O$34]" office:value-type="float" office:value="25634933.6881205" calcext:value-type="float">
            <text:p>25634933.69</text:p>
          </table:table-cell>
        </table:table-row>
        <table:table-row table:style-name="ro1">
          <table:table-cell table:style-name="ce3" table:formula="of:=[heapsort_d.A15]" office:value-type="float" office:value="150000" calcext:value-type="float">
            <text:p>150000</text:p>
          </table:table-cell>
          <table:table-cell table:style-name="ce3" table:formula="of:=[heapsort_d.B15]" office:value-type="float" office:value="0.123047" calcext:value-type="float">
            <text:p>0.123047</text:p>
          </table:table-cell>
          <table:table-cell table:style-name="ce3" table:formula="of:=[heapsort_d.C15]" office:value-type="float" office:value="4700818" calcext:value-type="float">
            <text:p>4700818</text:p>
          </table:table-cell>
          <table:table-cell table:style-name="ce3" table:formula="of:=[heapsort_d.D15]" office:value-type="float" office:value="8244999" calcext:value-type="float">
            <text:p>8244999</text:p>
          </table:table-cell>
          <table:table-cell table:style-name="ce3" table:formula="of:=[heapsort_d.E15]" office:value-type="float" office:value="14669032" calcext:value-type="float">
            <text:p>14669032</text:p>
          </table:table-cell>
          <table:table-cell table:style-name="ce3" table:formula="of:=[.C18]+[.D18]+[.E18]" office:value-type="float" office:value="27614849" calcext:value-type="float">
            <text:p>27614849</text:p>
          </table:table-cell>
          <table:table-cell table:style-name="ce6" table:formula="of:=[heapsort_4date.A15]" office:value-type="float" office:value="150000" calcext:value-type="float">
            <text:p>150000</text:p>
          </table:table-cell>
          <table:table-cell table:style-name="ce6" table:formula="of:=[heapsort_4date.B15]" office:value-type="float" office:value="0.163464" calcext:value-type="float">
            <text:p>0.163464</text:p>
          </table:table-cell>
          <table:table-cell table:style-name="ce6" table:formula="of:=[heapsort_4date.C15]" office:value-type="float" office:value="4700302" calcext:value-type="float">
            <text:p>4700302</text:p>
          </table:table-cell>
          <table:table-cell table:style-name="ce6" table:formula="of:=[heapsort_4date.D15]" office:value-type="float" office:value="8242665" calcext:value-type="float">
            <text:p>8242665</text:p>
          </table:table-cell>
          <table:table-cell table:style-name="ce6" table:formula="of:=[heapsort_4date.E15]" office:value-type="float" office:value="14664597" calcext:value-type="float">
            <text:p>14664597</text:p>
          </table:table-cell>
          <table:table-cell table:style-name="ce6" table:formula="of:=[.I18]+[.J18]+[.K18]" office:value-type="float" office:value="27607564" calcext:value-type="float">
            <text:p>27607564</text:p>
          </table:table-cell>
          <table:table-cell table:style-name="ce8" table:formula="of:=[.A18]*LOG([.A18])" office:value-type="float" office:value="776413.688858352" calcext:value-type="float">
            <text:p>776413.69</text:p>
          </table:table-cell>
          <table:table-cell table:style-name="ce10" table:formula="of:=[.M18]/[.F18]" office:value-type="float" office:value="0.0281158042493135" calcext:value-type="float">
            <text:p>0.0281</text:p>
          </table:table-cell>
          <table:table-cell table:style-name="ce10" table:formula="of:=[.M18]/[.L18]" office:value-type="float" office:value="0.0281232233622044" calcext:value-type="float">
            <text:p>0.0281</text:p>
          </table:table-cell>
          <table:table-cell table:style-name="ce14" table:formula="of:=[.M18]/[.$O$34]" office:value-type="float" office:value="27625920.5956716" calcext:value-type="float">
            <text:p>27625920.60</text:p>
          </table:table-cell>
        </table:table-row>
        <table:table-row table:style-name="ro1">
          <table:table-cell table:style-name="ce3" table:formula="of:=[heapsort_d.A16]" office:value-type="float" office:value="160000" calcext:value-type="float">
            <text:p>160000</text:p>
          </table:table-cell>
          <table:table-cell table:style-name="ce3" table:formula="of:=[heapsort_d.B16]" office:value-type="float" office:value="0.131052" calcext:value-type="float">
            <text:p>0.131052</text:p>
          </table:table-cell>
          <table:table-cell table:style-name="ce3" table:formula="of:=[heapsort_d.C16]" office:value-type="float" office:value="5046233" calcext:value-type="float">
            <text:p>5046233</text:p>
          </table:table-cell>
          <table:table-cell table:style-name="ce3" table:formula="of:=[heapsort_d.D16]" office:value-type="float" office:value="8842302" calcext:value-type="float">
            <text:p>8842302</text:p>
          </table:table-cell>
          <table:table-cell table:style-name="ce3" table:formula="of:=[heapsort_d.E16]" office:value-type="float" office:value="15732033" calcext:value-type="float">
            <text:p>15732033</text:p>
          </table:table-cell>
          <table:table-cell table:style-name="ce3" table:formula="of:=[.C19]+[.D19]+[.E19]" office:value-type="float" office:value="29620568" calcext:value-type="float">
            <text:p>29620568</text:p>
          </table:table-cell>
          <table:table-cell table:style-name="ce6" table:formula="of:=[heapsort_4date.A16]" office:value-type="float" office:value="160000" calcext:value-type="float">
            <text:p>160000</text:p>
          </table:table-cell>
          <table:table-cell table:style-name="ce6" table:formula="of:=[heapsort_4date.B16]" office:value-type="float" office:value="0.175123" calcext:value-type="float">
            <text:p>0.175123</text:p>
          </table:table-cell>
          <table:table-cell table:style-name="ce6" table:formula="of:=[heapsort_4date.C16]" office:value-type="float" office:value="5045752" calcext:value-type="float">
            <text:p>5045752</text:p>
          </table:table-cell>
          <table:table-cell table:style-name="ce6" table:formula="of:=[heapsort_4date.D16]" office:value-type="float" office:value="8841066" calcext:value-type="float">
            <text:p>8841066</text:p>
          </table:table-cell>
          <table:table-cell table:style-name="ce6" table:formula="of:=[heapsort_4date.E16]" office:value-type="float" office:value="15730029" calcext:value-type="float">
            <text:p>15730029</text:p>
          </table:table-cell>
          <table:table-cell table:style-name="ce6" table:formula="of:=[.I19]+[.J19]+[.K19]" office:value-type="float" office:value="29616847" calcext:value-type="float">
            <text:p>29616847</text:p>
          </table:table-cell>
          <table:table-cell table:style-name="ce8" table:formula="of:=[.A19]*LOG([.A19])" office:value-type="float" office:value="832659.197224948" calcext:value-type="float">
            <text:p>832659.20</text:p>
          </table:table-cell>
          <table:table-cell table:style-name="ce10" table:formula="of:=[.M19]/[.F19]" office:value-type="float" office:value="0.0281108450460824" calcext:value-type="float">
            <text:p>0.0281</text:p>
          </table:table-cell>
          <table:table-cell table:style-name="ce10" table:formula="of:=[.M19]/[.L19]" office:value-type="float" office:value="0.0281143768350813" calcext:value-type="float">
            <text:p>0.0281</text:p>
          </table:table-cell>
          <table:table-cell table:style-name="ce14" table:formula="of:=[.M19]/[.$O$34]" office:value-type="float" office:value="29627217.0311885" calcext:value-type="float">
            <text:p>29627217.03</text:p>
          </table:table-cell>
        </table:table-row>
        <table:table-row table:style-name="ro1">
          <table:table-cell table:style-name="ce3" table:formula="of:=[heapsort_d.A17]" office:value-type="float" office:value="170000" calcext:value-type="float">
            <text:p>170000</text:p>
          </table:table-cell>
          <table:table-cell table:style-name="ce3" table:formula="of:=[heapsort_d.B17]" office:value-type="float" office:value="0.139332" calcext:value-type="float">
            <text:p>0.139332</text:p>
          </table:table-cell>
          <table:table-cell table:style-name="ce3" table:formula="of:=[heapsort_d.C17]" office:value-type="float" office:value="5392452" calcext:value-type="float">
            <text:p>5392452</text:p>
          </table:table-cell>
          <table:table-cell table:style-name="ce3" table:formula="of:=[heapsort_d.D17]" office:value-type="float" office:value="9441678" calcext:value-type="float">
            <text:p>9441678</text:p>
          </table:table-cell>
          <table:table-cell table:style-name="ce3" table:formula="of:=[heapsort_d.E17]" office:value-type="float" office:value="16798877" calcext:value-type="float">
            <text:p>16798877</text:p>
          </table:table-cell>
          <table:table-cell table:style-name="ce3" table:formula="of:=[.C20]+[.D20]+[.E20]" office:value-type="float" office:value="31633007" calcext:value-type="float">
            <text:p>31633007</text:p>
          </table:table-cell>
          <table:table-cell table:style-name="ce6" table:formula="of:=[heapsort_4date.A17]" office:value-type="float" office:value="170000" calcext:value-type="float">
            <text:p>170000</text:p>
          </table:table-cell>
          <table:table-cell table:style-name="ce6" table:formula="of:=[heapsort_4date.B17]" office:value-type="float" office:value="0.188417" calcext:value-type="float">
            <text:p>0.188417</text:p>
          </table:table-cell>
          <table:table-cell table:style-name="ce6" table:formula="of:=[heapsort_4date.C17]" office:value-type="float" office:value="5392469" calcext:value-type="float">
            <text:p>5392469</text:p>
          </table:table-cell>
          <table:table-cell table:style-name="ce6" table:formula="of:=[heapsort_4date.D17]" office:value-type="float" office:value="9441522" calcext:value-type="float">
            <text:p>9441522</text:p>
          </table:table-cell>
          <table:table-cell table:style-name="ce6" table:formula="of:=[heapsort_4date.E17]" office:value-type="float" office:value="16798067" calcext:value-type="float">
            <text:p>16798067</text:p>
          </table:table-cell>
          <table:table-cell table:style-name="ce6" table:formula="of:=[.I20]+[.J20]+[.K20]" office:value-type="float" office:value="31632058" calcext:value-type="float">
            <text:p>31632058</text:p>
          </table:table-cell>
          <table:table-cell table:style-name="ce8" table:formula="of:=[.A20]*LOG([.A20])" office:value-type="float" office:value="889176.316634307" calcext:value-type="float">
            <text:p>889176.32</text:p>
          </table:table-cell>
          <table:table-cell table:style-name="ce10" table:formula="of:=[.M20]/[.F20]" office:value-type="float" office:value="0.0281091303344733" calcext:value-type="float">
            <text:p>0.0281</text:p>
          </table:table-cell>
          <table:table-cell table:style-name="ce10" table:formula="of:=[.M20]/[.L20]" office:value-type="float" office:value="0.0281099736423822" calcext:value-type="float">
            <text:p>0.0281</text:p>
          </table:table-cell>
          <table:table-cell table:style-name="ce14" table:formula="of:=[.M20]/[.$O$34]" office:value-type="float" office:value="31638177.7799548" calcext:value-type="float">
            <text:p>31638177.78</text:p>
          </table:table-cell>
        </table:table-row>
        <table:table-row table:style-name="ro1">
          <table:table-cell table:style-name="ce3" table:formula="of:=[heapsort_d.A18]" office:value-type="float" office:value="180000" calcext:value-type="float">
            <text:p>180000</text:p>
          </table:table-cell>
          <table:table-cell table:style-name="ce3" table:formula="of:=[heapsort_d.B18]" office:value-type="float" office:value="0.148898" calcext:value-type="float">
            <text:p>0.148898</text:p>
          </table:table-cell>
          <table:table-cell table:style-name="ce3" table:formula="of:=[heapsort_d.C18]" office:value-type="float" office:value="5740029" calcext:value-type="float">
            <text:p>5740029</text:p>
          </table:table-cell>
          <table:table-cell table:style-name="ce3" table:formula="of:=[heapsort_d.D18]" office:value-type="float" office:value="10041711" calcext:value-type="float">
            <text:p>10041711</text:p>
          </table:table-cell>
          <table:table-cell table:style-name="ce3" table:formula="of:=[heapsort_d.E18]" office:value-type="float" office:value="17869394" calcext:value-type="float">
            <text:p>17869394</text:p>
          </table:table-cell>
          <table:table-cell table:style-name="ce3" table:formula="of:=[.C21]+[.D21]+[.E21]" office:value-type="float" office:value="33651134" calcext:value-type="float">
            <text:p>33651134</text:p>
          </table:table-cell>
          <table:table-cell table:style-name="ce6" table:formula="of:=[heapsort_4date.A18]" office:value-type="float" office:value="180000" calcext:value-type="float">
            <text:p>180000</text:p>
          </table:table-cell>
          <table:table-cell table:style-name="ce6" table:formula="of:=[heapsort_4date.B18]" office:value-type="float" office:value="0.200349" calcext:value-type="float">
            <text:p>0.200349</text:p>
          </table:table-cell>
          <table:table-cell table:style-name="ce6" table:formula="of:=[heapsort_4date.C18]" office:value-type="float" office:value="5740376" calcext:value-type="float">
            <text:p>5740376</text:p>
          </table:table-cell>
          <table:table-cell table:style-name="ce6" table:formula="of:=[heapsort_4date.D18]" office:value-type="float" office:value="10041801" calcext:value-type="float">
            <text:p>10041801</text:p>
          </table:table-cell>
          <table:table-cell table:style-name="ce6" table:formula="of:=[heapsort_4date.E18]" office:value-type="float" office:value="17868653" calcext:value-type="float">
            <text:p>17868653</text:p>
          </table:table-cell>
          <table:table-cell table:style-name="ce6" table:formula="of:=[.I21]+[.J21]+[.K21]" office:value-type="float" office:value="33650830" calcext:value-type="float">
            <text:p>33650830</text:p>
          </table:table-cell>
          <table:table-cell table:style-name="ce8" table:formula="of:=[.A21]*LOG([.A21])" office:value-type="float" office:value="945949.050918595" calcext:value-type="float">
            <text:p>945949.05</text:p>
          </table:table-cell>
          <table:table-cell table:style-name="ce10" table:formula="of:=[.M21]/[.F21]" office:value-type="float" office:value="0.0281104657845586" calcext:value-type="float">
            <text:p>0.0281</text:p>
          </table:table-cell>
          <table:table-cell table:style-name="ce10" table:formula="of:=[.M21]/[.L21]" office:value-type="float" office:value="0.0281107197331714" calcext:value-type="float">
            <text:p>0.0281</text:p>
          </table:table-cell>
          <table:table-cell table:style-name="ce14" table:formula="of:=[.M21]/[.$O$34]" office:value-type="float" office:value="33658233.6752123" calcext:value-type="float">
            <text:p>33658233.68</text:p>
          </table:table-cell>
        </table:table-row>
        <table:table-row table:style-name="ro1">
          <table:table-cell table:style-name="ce3" table:formula="of:=[heapsort_d.A19]" office:value-type="float" office:value="190000" calcext:value-type="float">
            <text:p>190000</text:p>
          </table:table-cell>
          <table:table-cell table:style-name="ce3" table:formula="of:=[heapsort_d.B19]" office:value-type="float" office:value="0.156692" calcext:value-type="float">
            <text:p>0.156692</text:p>
          </table:table-cell>
          <table:table-cell table:style-name="ce3" table:formula="of:=[heapsort_d.C19]" office:value-type="float" office:value="6089834" calcext:value-type="float">
            <text:p>6089834</text:p>
          </table:table-cell>
          <table:table-cell table:style-name="ce3" table:formula="of:=[heapsort_d.D19]" office:value-type="float" office:value="10645983" calcext:value-type="float">
            <text:p>10645983</text:p>
          </table:table-cell>
          <table:table-cell table:style-name="ce3" table:formula="of:=[heapsort_d.E19]" office:value-type="float" office:value="18947400" calcext:value-type="float">
            <text:p>18947400</text:p>
          </table:table-cell>
          <table:table-cell table:style-name="ce3" table:formula="of:=[.C22]+[.D22]+[.E22]" office:value-type="float" office:value="35683217" calcext:value-type="float">
            <text:p>35683217</text:p>
          </table:table-cell>
          <table:table-cell table:style-name="ce6" table:formula="of:=[heapsort_4date.A19]" office:value-type="float" office:value="190000" calcext:value-type="float">
            <text:p>190000</text:p>
          </table:table-cell>
          <table:table-cell table:style-name="ce6" table:formula="of:=[heapsort_4date.B19]" office:value-type="float" office:value="0.213902" calcext:value-type="float">
            <text:p>0.213902</text:p>
          </table:table-cell>
          <table:table-cell table:style-name="ce6" table:formula="of:=[heapsort_4date.C19]" office:value-type="float" office:value="6088715" calcext:value-type="float">
            <text:p>6088715</text:p>
          </table:table-cell>
          <table:table-cell table:style-name="ce6" table:formula="of:=[heapsort_4date.D19]" office:value-type="float" office:value="10643646" calcext:value-type="float">
            <text:p>10643646</text:p>
          </table:table-cell>
          <table:table-cell table:style-name="ce6" table:formula="of:=[heapsort_4date.E19]" office:value-type="float" office:value="18942648" calcext:value-type="float">
            <text:p>18942648</text:p>
          </table:table-cell>
          <table:table-cell table:style-name="ce6" table:formula="of:=[.I22]+[.J22]+[.K22]" office:value-type="float" office:value="35675009" calcext:value-type="float">
            <text:p>35675009</text:p>
          </table:table-cell>
          <table:table-cell table:style-name="ce8" table:formula="of:=[.A22]*LOG([.A22])" office:value-type="float" office:value="1002963.18418104" calcext:value-type="float">
            <text:p>1002963.18</text:p>
          </table:table-cell>
          <table:table-cell table:style-name="ce10" table:formula="of:=[.M22]/[.F22]" office:value-type="float" office:value="0.0281074204767198" calcext:value-type="float">
            <text:p>0.0281</text:p>
          </table:table-cell>
          <table:table-cell table:style-name="ce10" table:formula="of:=[.M22]/[.L22]" office:value-type="float" office:value="0.0281138873484527" calcext:value-type="float">
            <text:p>0.0281</text:p>
          </table:table-cell>
          <table:table-cell table:style-name="ce14" table:formula="of:=[.M22]/[.$O$34]" office:value-type="float" office:value="35686878.8948185" calcext:value-type="float">
            <text:p>35686878.89</text:p>
          </table:table-cell>
        </table:table-row>
        <table:table-row table:style-name="ro1">
          <table:table-cell table:style-name="ce3" table:formula="of:=[heapsort_d.A20]" office:value-type="float" office:value="200000" calcext:value-type="float">
            <text:p>200000</text:p>
          </table:table-cell>
          <table:table-cell table:style-name="ce3" table:formula="of:=[heapsort_d.B20]" office:value-type="float" office:value="0.16611" calcext:value-type="float">
            <text:p>0.16611</text:p>
          </table:table-cell>
          <table:table-cell table:style-name="ce3" table:formula="of:=[heapsort_d.C20]" office:value-type="float" office:value="6439551" calcext:value-type="float">
            <text:p>6439551</text:p>
          </table:table-cell>
          <table:table-cell table:style-name="ce3" table:formula="of:=[heapsort_d.D20]" office:value-type="float" office:value="11249991" calcext:value-type="float">
            <text:p>11249991</text:p>
          </table:table-cell>
          <table:table-cell table:style-name="ce3" table:formula="of:=[heapsort_d.E20]" office:value-type="float" office:value="20026167" calcext:value-type="float">
            <text:p>20026167</text:p>
          </table:table-cell>
          <table:table-cell table:style-name="ce3" table:formula="of:=[.C23]+[.D23]+[.E23]" office:value-type="float" office:value="37715709" calcext:value-type="float">
            <text:p>37715709</text:p>
          </table:table-cell>
          <table:table-cell table:style-name="ce6" table:formula="of:=[heapsort_4date.A20]" office:value-type="float" office:value="200000" calcext:value-type="float">
            <text:p>200000</text:p>
          </table:table-cell>
          <table:table-cell table:style-name="ce6" table:formula="of:=[heapsort_4date.B20]" office:value-type="float" office:value="0.22564" calcext:value-type="float">
            <text:p>0.22564</text:p>
          </table:table-cell>
          <table:table-cell table:style-name="ce6" table:formula="of:=[heapsort_4date.C20]" office:value-type="float" office:value="6439907" calcext:value-type="float">
            <text:p>6439907</text:p>
          </table:table-cell>
          <table:table-cell table:style-name="ce6" table:formula="of:=[heapsort_4date.D20]" office:value-type="float" office:value="11251206" calcext:value-type="float">
            <text:p>11251206</text:p>
          </table:table-cell>
          <table:table-cell table:style-name="ce6" table:formula="of:=[heapsort_4date.E20]" office:value-type="float" office:value="20027487" calcext:value-type="float">
            <text:p>20027487</text:p>
          </table:table-cell>
          <table:table-cell table:style-name="ce6" table:formula="of:=[.I23]+[.J23]+[.K23]" office:value-type="float" office:value="37718600" calcext:value-type="float">
            <text:p>37718600</text:p>
          </table:table-cell>
          <table:table-cell table:style-name="ce8" table:formula="of:=[.A23]*LOG([.A23])" office:value-type="float" office:value="1060205.9991328" calcext:value-type="float">
            <text:p>1060206.00</text:p>
          </table:table-cell>
          <table:table-cell table:style-name="ce10" table:formula="of:=[.M23]/[.F23]" office:value-type="float" office:value="0.0281104618537808" calcext:value-type="float">
            <text:p>0.0281</text:p>
          </table:table-cell>
          <table:table-cell table:style-name="ce10" table:formula="of:=[.M23]/[.L23]" office:value-type="float" office:value="0.0281083072842787" calcext:value-type="float">
            <text:p>0.0281</text:p>
          </table:table-cell>
          <table:table-cell table:style-name="ce14" table:formula="of:=[.M23]/[.$O$34]" office:value-type="float" office:value="37723660.9392662" calcext:value-type="float">
            <text:p>37723660.94</text:p>
          </table:table-cell>
        </table:table-row>
        <table:table-row table:style-name="ro1">
          <table:table-cell table:style-name="ce3" table:formula="of:=[heapsort_d.A21]" office:value-type="float" office:value="210000" calcext:value-type="float">
            <text:p>210000</text:p>
          </table:table-cell>
          <table:table-cell table:style-name="ce3" table:formula="of:=[heapsort_d.B21]" office:value-type="float" office:value="0.182808" calcext:value-type="float">
            <text:p>0.182808</text:p>
          </table:table-cell>
          <table:table-cell table:style-name="ce3" table:formula="of:=[heapsort_d.C21]" office:value-type="float" office:value="6789970" calcext:value-type="float">
            <text:p>6789970</text:p>
          </table:table-cell>
          <table:table-cell table:style-name="ce3" table:formula="of:=[heapsort_d.D21]" office:value-type="float" office:value="11854995" calcext:value-type="float">
            <text:p>11854995</text:p>
          </table:table-cell>
          <table:table-cell table:style-name="ce3" table:formula="of:=[heapsort_d.E21]" office:value-type="float" office:value="21104623" calcext:value-type="float">
            <text:p>21104623</text:p>
          </table:table-cell>
          <table:table-cell table:style-name="ce3" table:formula="of:=[.C24]+[.D24]+[.E24]" office:value-type="float" office:value="39749588" calcext:value-type="float">
            <text:p>39749588</text:p>
          </table:table-cell>
          <table:table-cell table:style-name="ce6" table:formula="of:=[heapsort_4date.A21]" office:value-type="float" office:value="210000" calcext:value-type="float">
            <text:p>210000</text:p>
          </table:table-cell>
          <table:table-cell table:style-name="ce6" table:formula="of:=[heapsort_4date.B21]" office:value-type="float" office:value="0.236671" calcext:value-type="float">
            <text:p>0.236671</text:p>
          </table:table-cell>
          <table:table-cell table:style-name="ce6" table:formula="of:=[heapsort_4date.C21]" office:value-type="float" office:value="6789165" calcext:value-type="float">
            <text:p>6789165</text:p>
          </table:table-cell>
          <table:table-cell table:style-name="ce6" table:formula="of:=[heapsort_4date.D21]" office:value-type="float" office:value="11851953" calcext:value-type="float">
            <text:p>11851953</text:p>
          </table:table-cell>
          <table:table-cell table:style-name="ce6" table:formula="of:=[heapsort_4date.E21]" office:value-type="float" office:value="21098538" calcext:value-type="float">
            <text:p>21098538</text:p>
          </table:table-cell>
          <table:table-cell table:style-name="ce6" table:formula="of:=[.I24]+[.J24]+[.K24]" office:value-type="float" office:value="39739656" calcext:value-type="float">
            <text:p>39739656</text:p>
          </table:table-cell>
          <table:table-cell table:style-name="ce8" table:formula="of:=[.A24]*LOG([.A24])" office:value-type="float" office:value="1117666.05189412" calcext:value-type="float">
            <text:p>1117666.05</text:p>
          </table:table-cell>
          <table:table-cell table:style-name="ce10" table:formula="of:=[.M24]/[.F24]" office:value-type="float" office:value="0.0281176763868376" calcext:value-type="float">
            <text:p>0.0281</text:p>
          </table:table-cell>
          <table:table-cell table:style-name="ce10" table:formula="of:=[.M24]/[.L24]" office:value-type="float" office:value="0.0281247037441422" calcext:value-type="float">
            <text:p>0.0281</text:p>
          </table:table-cell>
          <table:table-cell table:style-name="ce14" table:formula="of:=[.M24]/[.$O$34]" office:value-type="float" office:value="39768172.6187826" calcext:value-type="float">
            <text:p>39768172.62</text:p>
          </table:table-cell>
        </table:table-row>
        <table:table-row table:style-name="ro1">
          <table:table-cell table:style-name="ce3" table:formula="of:=[heapsort_d.A22]" office:value-type="float" office:value="220000" calcext:value-type="float">
            <text:p>220000</text:p>
          </table:table-cell>
          <table:table-cell table:style-name="ce3" table:formula="of:=[heapsort_d.B22]" office:value-type="float" office:value="0.184394" calcext:value-type="float">
            <text:p>0.184394</text:p>
          </table:table-cell>
          <table:table-cell table:style-name="ce3" table:formula="of:=[heapsort_d.C22]" office:value-type="float" office:value="7140843" calcext:value-type="float">
            <text:p>7140843</text:p>
          </table:table-cell>
          <table:table-cell table:style-name="ce3" table:formula="of:=[heapsort_d.D22]" office:value-type="float" office:value="12461067" calcext:value-type="float">
            <text:p>12461067</text:p>
          </table:table-cell>
          <table:table-cell table:style-name="ce3" table:formula="of:=[heapsort_d.E22]" office:value-type="float" office:value="22187566" calcext:value-type="float">
            <text:p>22187566</text:p>
          </table:table-cell>
          <table:table-cell table:style-name="ce3" table:formula="of:=[.C25]+[.D25]+[.E25]" office:value-type="float" office:value="41789476" calcext:value-type="float">
            <text:p>41789476</text:p>
          </table:table-cell>
          <table:table-cell table:style-name="ce6" table:formula="of:=[heapsort_4date.A22]" office:value-type="float" office:value="220000" calcext:value-type="float">
            <text:p>220000</text:p>
          </table:table-cell>
          <table:table-cell table:style-name="ce6" table:formula="of:=[heapsort_4date.B22]" office:value-type="float" office:value="0.248391" calcext:value-type="float">
            <text:p>0.248391</text:p>
          </table:table-cell>
          <table:table-cell table:style-name="ce6" table:formula="of:=[heapsort_4date.C22]" office:value-type="float" office:value="7140490" calcext:value-type="float">
            <text:p>7140490</text:p>
          </table:table-cell>
          <table:table-cell table:style-name="ce6" table:formula="of:=[heapsort_4date.D22]" office:value-type="float" office:value="12459918" calcext:value-type="float">
            <text:p>12459918</text:p>
          </table:table-cell>
          <table:table-cell table:style-name="ce6" table:formula="of:=[heapsort_4date.E22]" office:value-type="float" office:value="22184007" calcext:value-type="float">
            <text:p>22184007</text:p>
          </table:table-cell>
          <table:table-cell table:style-name="ce6" table:formula="of:=[.I25]+[.J25]+[.K25]" office:value-type="float" office:value="41784415" calcext:value-type="float">
            <text:p>41784415</text:p>
          </table:table-cell>
          <table:table-cell table:style-name="ce8" table:formula="of:=[.A25]*LOG([.A25])" office:value-type="float" office:value="1175332.98978089" calcext:value-type="float">
            <text:p>1175332.99</text:p>
          </table:table-cell>
          <table:table-cell table:style-name="ce10" table:formula="of:=[.M25]/[.F25]" office:value-type="float" office:value="0.0281250951742225" calcext:value-type="float">
            <text:p>0.0281</text:p>
          </table:table-cell>
          <table:table-cell table:style-name="ce10" table:formula="of:=[.M25]/[.L25]" office:value-type="float" office:value="0.0281285017339811" calcext:value-type="float">
            <text:p>0.0281</text:p>
          </table:table-cell>
          <table:table-cell table:style-name="ce14" table:formula="of:=[.M25]/[.$O$34]" office:value-type="float" office:value="41820045.5699125" calcext:value-type="float">
            <text:p>41820045.57</text:p>
          </table:table-cell>
        </table:table-row>
        <table:table-row table:style-name="ro1">
          <table:table-cell table:style-name="ce3" table:formula="of:=[heapsort_d.A23]" office:value-type="float" office:value="230000" calcext:value-type="float">
            <text:p>230000</text:p>
          </table:table-cell>
          <table:table-cell table:style-name="ce3" table:formula="of:=[heapsort_d.B23]" office:value-type="float" office:value="0.193457" calcext:value-type="float">
            <text:p>0.193457</text:p>
          </table:table-cell>
          <table:table-cell table:style-name="ce3" table:formula="of:=[heapsort_d.C23]" office:value-type="float" office:value="7493603" calcext:value-type="float">
            <text:p>7493603</text:p>
          </table:table-cell>
          <table:table-cell table:style-name="ce3" table:formula="of:=[heapsort_d.D23]" office:value-type="float" office:value="13069917" calcext:value-type="float">
            <text:p>13069917</text:p>
          </table:table-cell>
          <table:table-cell table:style-name="ce3" table:formula="of:=[heapsort_d.E23]" office:value-type="float" office:value="23276285" calcext:value-type="float">
            <text:p>23276285</text:p>
          </table:table-cell>
          <table:table-cell table:style-name="ce3" table:formula="of:=[.C26]+[.D26]+[.E26]" office:value-type="float" office:value="43839805" calcext:value-type="float">
            <text:p>43839805</text:p>
          </table:table-cell>
          <table:table-cell table:style-name="ce6" table:formula="of:=[heapsort_4date.A23]" office:value-type="float" office:value="230000" calcext:value-type="float">
            <text:p>230000</text:p>
          </table:table-cell>
          <table:table-cell table:style-name="ce6" table:formula="of:=[heapsort_4date.B23]" office:value-type="float" office:value="0.263076" calcext:value-type="float">
            <text:p>0.263076</text:p>
          </table:table-cell>
          <table:table-cell table:style-name="ce6" table:formula="of:=[heapsort_4date.C23]" office:value-type="float" office:value="7492474" calcext:value-type="float">
            <text:p>7492474</text:p>
          </table:table-cell>
          <table:table-cell table:style-name="ce6" table:formula="of:=[heapsort_4date.D23]" office:value-type="float" office:value="13067118" calcext:value-type="float">
            <text:p>13067118</text:p>
          </table:table-cell>
          <table:table-cell table:style-name="ce6" table:formula="of:=[heapsort_4date.E23]" office:value-type="float" office:value="23271019" calcext:value-type="float">
            <text:p>23271019</text:p>
          </table:table-cell>
          <table:table-cell table:style-name="ce6" table:formula="of:=[.I26]+[.J26]+[.K26]" office:value-type="float" office:value="43830611" calcext:value-type="float">
            <text:p>43830611</text:p>
          </table:table-cell>
          <table:table-cell table:style-name="ce8" table:formula="of:=[.A26]*LOG([.A26])" office:value-type="float" office:value="1233197.40228405" calcext:value-type="float">
            <text:p>1233197.40</text:p>
          </table:table-cell>
          <table:table-cell table:style-name="ce10" table:formula="of:=[.M26]/[.F26]" office:value-type="float" office:value="0.0281296279097055" calcext:value-type="float">
            <text:p>0.0281</text:p>
          </table:table-cell>
          <table:table-cell table:style-name="ce10" table:formula="of:=[.M26]/[.L26]" office:value-type="float" office:value="0.0281355284388814" calcext:value-type="float">
            <text:p>0.0281</text:p>
          </table:table-cell>
          <table:table-cell table:style-name="ce14" table:formula="of:=[.M26]/[.$O$34]" office:value-type="float" office:value="43878944.9531498" calcext:value-type="float">
            <text:p>43878944.95</text:p>
          </table:table-cell>
        </table:table-row>
        <table:table-row table:style-name="ro1">
          <table:table-cell table:style-name="ce3" table:formula="of:=[heapsort_d.A24]" office:value-type="float" office:value="240000" calcext:value-type="float">
            <text:p>240000</text:p>
          </table:table-cell>
          <table:table-cell table:style-name="ce3" table:formula="of:=[heapsort_d.B24]" office:value-type="float" office:value="0.20302" calcext:value-type="float">
            <text:p>0.20302</text:p>
          </table:table-cell>
          <table:table-cell table:style-name="ce3" table:formula="of:=[heapsort_d.C24]" office:value-type="float" office:value="7845486" calcext:value-type="float">
            <text:p>7845486</text:p>
          </table:table-cell>
          <table:table-cell table:style-name="ce3" table:formula="of:=[heapsort_d.D24]" office:value-type="float" office:value="13677666" calcext:value-type="float">
            <text:p>13677666</text:p>
          </table:table-cell>
          <table:table-cell table:style-name="ce3" table:formula="of:=[heapsort_d.E24]" office:value-type="float" office:value="24363557" calcext:value-type="float">
            <text:p>24363557</text:p>
          </table:table-cell>
          <table:table-cell table:style-name="ce3" table:formula="of:=[.C27]+[.D27]+[.E27]" office:value-type="float" office:value="45886709" calcext:value-type="float">
            <text:p>45886709</text:p>
          </table:table-cell>
          <table:table-cell table:style-name="ce6" table:formula="of:=[heapsort_4date.A24]" office:value-type="float" office:value="240000" calcext:value-type="float">
            <text:p>240000</text:p>
          </table:table-cell>
          <table:table-cell table:style-name="ce6" table:formula="of:=[heapsort_4date.B24]" office:value-type="float" office:value="0.273638" calcext:value-type="float">
            <text:p>0.273638</text:p>
          </table:table-cell>
          <table:table-cell table:style-name="ce6" table:formula="of:=[heapsort_4date.C24]" office:value-type="float" office:value="7844865" calcext:value-type="float">
            <text:p>7844865</text:p>
          </table:table-cell>
          <table:table-cell table:style-name="ce6" table:formula="of:=[heapsort_4date.D24]" office:value-type="float" office:value="13675554" calcext:value-type="float">
            <text:p>13675554</text:p>
          </table:table-cell>
          <table:table-cell table:style-name="ce6" table:formula="of:=[heapsort_4date.E24]" office:value-type="float" office:value="24357692" calcext:value-type="float">
            <text:p>24357692</text:p>
          </table:table-cell>
          <table:table-cell table:style-name="ce6" table:formula="of:=[.I27]+[.J27]+[.K27]" office:value-type="float" office:value="45878111" calcext:value-type="float">
            <text:p>45878111</text:p>
          </table:table-cell>
          <table:table-cell table:style-name="ce8" table:formula="of:=[.A27]*LOG([.A27])" office:value-type="float" office:value="1291250.69801079" calcext:value-type="float">
            <text:p>1291250.70</text:p>
          </table:table-cell>
          <table:table-cell table:style-name="ce10" table:formula="of:=[.M27]/[.F27]" office:value-type="float" office:value="0.0281399718164749" calcext:value-type="float">
            <text:p>0.0281</text:p>
          </table:table-cell>
          <table:table-cell table:style-name="ce10" table:formula="of:=[.M27]/[.L27]" office:value-type="float" office:value="0.0281452455182992" calcext:value-type="float">
            <text:p>0.0281</text:p>
          </table:table-cell>
          <table:table-cell table:style-name="ce14" table:formula="of:=[.M27]/[.$O$34]" office:value-type="float" office:value="45944565.074328" calcext:value-type="float">
            <text:p>45944565.07</text:p>
          </table:table-cell>
        </table:table-row>
        <table:table-row table:style-name="ro1">
          <table:table-cell table:style-name="ce3" table:formula="of:=[heapsort_d.A25]" office:value-type="float" office:value="250000" calcext:value-type="float">
            <text:p>250000</text:p>
          </table:table-cell>
          <table:table-cell table:style-name="ce3" table:formula="of:=[heapsort_d.B25]" office:value-type="float" office:value="0.211752" calcext:value-type="float">
            <text:p>0.211752</text:p>
          </table:table-cell>
          <table:table-cell table:style-name="ce3" table:formula="of:=[heapsort_d.C25]" office:value-type="float" office:value="8198987" calcext:value-type="float">
            <text:p>8198987</text:p>
          </table:table-cell>
          <table:table-cell table:style-name="ce3" table:formula="of:=[heapsort_d.D25]" office:value-type="float" office:value="14286621" calcext:value-type="float">
            <text:p>14286621</text:p>
          </table:table-cell>
          <table:table-cell table:style-name="ce3" table:formula="of:=[heapsort_d.E25]" office:value-type="float" office:value="25452933" calcext:value-type="float">
            <text:p>25452933</text:p>
          </table:table-cell>
          <table:table-cell table:style-name="ce3" table:formula="of:=[.C28]+[.D28]+[.E28]" office:value-type="float" office:value="47938541" calcext:value-type="float">
            <text:p>47938541</text:p>
          </table:table-cell>
          <table:table-cell table:style-name="ce6" table:formula="of:=[heapsort_4date.A25]" office:value-type="float" office:value="250000" calcext:value-type="float">
            <text:p>250000</text:p>
          </table:table-cell>
          <table:table-cell table:style-name="ce6" table:formula="of:=[heapsort_4date.B25]" office:value-type="float" office:value="0.28599" calcext:value-type="float">
            <text:p>0.28599</text:p>
          </table:table-cell>
          <table:table-cell table:style-name="ce6" table:formula="of:=[heapsort_4date.C25]" office:value-type="float" office:value="8198084" calcext:value-type="float">
            <text:p>8198084</text:p>
          </table:table-cell>
          <table:table-cell table:style-name="ce6" table:formula="of:=[heapsort_4date.D25]" office:value-type="float" office:value="14285790" calcext:value-type="float">
            <text:p>14285790</text:p>
          </table:table-cell>
          <table:table-cell table:style-name="ce6" table:formula="of:=[heapsort_4date.E25]" office:value-type="float" office:value="25451869" calcext:value-type="float">
            <text:p>25451869</text:p>
          </table:table-cell>
          <table:table-cell table:style-name="ce6" table:formula="of:=[.I28]+[.J28]+[.K28]" office:value-type="float" office:value="47935743" calcext:value-type="float">
            <text:p>47935743</text:p>
          </table:table-cell>
          <table:table-cell table:style-name="ce8" table:formula="of:=[.A28]*LOG([.A28])" office:value-type="float" office:value="1349485.00216801" calcext:value-type="float">
            <text:p>1349485.00</text:p>
          </table:table-cell>
          <table:table-cell table:style-name="ce10" table:formula="of:=[.M28]/[.F28]" office:value-type="float" office:value="0.0281503144237954" calcext:value-type="float">
            <text:p>0.0282</text:p>
          </table:table-cell>
          <table:table-cell table:style-name="ce10" table:formula="of:=[.M28]/[.L28]" office:value-type="float" office:value="0.0281519575521758" calcext:value-type="float">
            <text:p>0.0282</text:p>
          </table:table-cell>
          <table:table-cell table:style-name="ce14" table:formula="of:=[.M28]/[.$O$34]" office:value-type="float" office:value="48016625.7369331" calcext:value-type="float">
            <text:p>48016625.74</text:p>
          </table:table-cell>
        </table:table-row>
        <table:table-row table:style-name="ro1">
          <table:table-cell table:style-name="ce3" table:formula="of:=[heapsort_d.A26]" office:value-type="float" office:value="260000" calcext:value-type="float">
            <text:p>260000</text:p>
          </table:table-cell>
          <table:table-cell table:style-name="ce3" table:formula="of:=[heapsort_d.B26]" office:value-type="float" office:value="0.225575" calcext:value-type="float">
            <text:p>0.225575</text:p>
          </table:table-cell>
          <table:table-cell table:style-name="ce3" table:formula="of:=[heapsort_d.C26]" office:value-type="float" office:value="8551745" calcext:value-type="float">
            <text:p>8551745</text:p>
          </table:table-cell>
          <table:table-cell table:style-name="ce3" table:formula="of:=[heapsort_d.D26]" office:value-type="float" office:value="14894904" calcext:value-type="float">
            <text:p>14894904</text:p>
          </table:table-cell>
          <table:table-cell table:style-name="ce3" table:formula="of:=[heapsort_d.E26]" office:value-type="float" office:value="26547283" calcext:value-type="float">
            <text:p>26547283</text:p>
          </table:table-cell>
          <table:table-cell table:style-name="ce3" table:formula="of:=[.C29]+[.D29]+[.E29]" office:value-type="float" office:value="49993932" calcext:value-type="float">
            <text:p>49993932</text:p>
          </table:table-cell>
          <table:table-cell table:style-name="ce6" table:formula="of:=[heapsort_4date.A26]" office:value-type="float" office:value="260000" calcext:value-type="float">
            <text:p>260000</text:p>
          </table:table-cell>
          <table:table-cell table:style-name="ce6" table:formula="of:=[heapsort_4date.B26]" office:value-type="float" office:value="0.301797" calcext:value-type="float">
            <text:p>0.301797</text:p>
          </table:table-cell>
          <table:table-cell table:style-name="ce6" table:formula="of:=[heapsort_4date.C26]" office:value-type="float" office:value="8551264" calcext:value-type="float">
            <text:p>8551264</text:p>
          </table:table-cell>
          <table:table-cell table:style-name="ce6" table:formula="of:=[heapsort_4date.D26]" office:value-type="float" office:value="14895201" calcext:value-type="float">
            <text:p>14895201</text:p>
          </table:table-cell>
          <table:table-cell table:style-name="ce6" table:formula="of:=[heapsort_4date.E26]" office:value-type="float" office:value="26546563" calcext:value-type="float">
            <text:p>26546563</text:p>
          </table:table-cell>
          <table:table-cell table:style-name="ce6" table:formula="of:=[.I29]+[.J29]+[.K29]" office:value-type="float" office:value="49993028" calcext:value-type="float">
            <text:p>49993028</text:p>
          </table:table-cell>
          <table:table-cell table:style-name="ce8" table:formula="of:=[.A29]*LOG([.A29])" office:value-type="float" office:value="1407893.07047241" calcext:value-type="float">
            <text:p>1407893.07</text:p>
          </table:table-cell>
          <table:table-cell table:style-name="ce10" table:formula="of:=[.M29]/[.F29]" office:value-type="float" office:value="0.0281612790622752" calcext:value-type="float">
            <text:p>0.0282</text:p>
          </table:table-cell>
          <table:table-cell table:style-name="ce10" table:formula="of:=[.M29]/[.L29]" office:value-type="float" office:value="0.0281617882892073" calcext:value-type="float">
            <text:p>0.0282</text:p>
          </table:table-cell>
          <table:table-cell table:style-name="ce14" table:formula="of:=[.M29]/[.$O$34]" office:value-type="float" office:value="50094869.1789009" calcext:value-type="float">
            <text:p>50094869.18</text:p>
          </table:table-cell>
        </table:table-row>
        <table:table-row table:style-name="ro1">
          <table:table-cell table:style-name="ce3" table:formula="of:=[heapsort_d.A27]" office:value-type="float" office:value="270000" calcext:value-type="float">
            <text:p>270000</text:p>
          </table:table-cell>
          <table:table-cell table:style-name="ce3" table:formula="of:=[heapsort_d.B27]" office:value-type="float" office:value="0.230696" calcext:value-type="float">
            <text:p>0.230696</text:p>
          </table:table-cell>
          <table:table-cell table:style-name="ce3" table:formula="of:=[heapsort_d.C27]" office:value-type="float" office:value="8911570" calcext:value-type="float">
            <text:p>8911570</text:p>
          </table:table-cell>
          <table:table-cell table:style-name="ce3" table:formula="of:=[heapsort_d.D27]" office:value-type="float" office:value="15514371" calcext:value-type="float">
            <text:p>15514371</text:p>
          </table:table-cell>
          <table:table-cell table:style-name="ce3" table:formula="of:=[heapsort_d.E27]" office:value-type="float" office:value="27650032" calcext:value-type="float">
            <text:p>27650032</text:p>
          </table:table-cell>
          <table:table-cell table:style-name="ce3" table:formula="of:=[.C30]+[.D30]+[.E30]" office:value-type="float" office:value="52075973" calcext:value-type="float">
            <text:p>52075973</text:p>
          </table:table-cell>
          <table:table-cell table:style-name="ce6" table:formula="of:=[heapsort_4date.A27]" office:value-type="float" office:value="270000" calcext:value-type="float">
            <text:p>270000</text:p>
          </table:table-cell>
          <table:table-cell table:style-name="ce6" table:formula="of:=[heapsort_4date.B27]" office:value-type="float" office:value="0.324818" calcext:value-type="float">
            <text:p>0.324818</text:p>
          </table:table-cell>
          <table:table-cell table:style-name="ce6" table:formula="of:=[heapsort_4date.C27]" office:value-type="float" office:value="8911885" calcext:value-type="float">
            <text:p>8911885</text:p>
          </table:table-cell>
          <table:table-cell table:style-name="ce6" table:formula="of:=[heapsort_4date.D27]" office:value-type="float" office:value="15514500" calcext:value-type="float">
            <text:p>15514500</text:p>
          </table:table-cell>
          <table:table-cell table:style-name="ce6" table:formula="of:=[heapsort_4date.E27]" office:value-type="float" office:value="27648422" calcext:value-type="float">
            <text:p>27648422</text:p>
          </table:table-cell>
          <table:table-cell table:style-name="ce6" table:formula="of:=[.I30]+[.J30]+[.K30]" office:value-type="float" office:value="52074807" calcext:value-type="float">
            <text:p>52074807</text:p>
          </table:table-cell>
          <table:table-cell table:style-name="ce8" table:formula="of:=[.A30]*LOG([.A30])" office:value-type="float" office:value="1466468.21632293" calcext:value-type="float">
            <text:p>1466468.22</text:p>
          </table:table-cell>
          <table:table-cell table:style-name="ce10" table:formula="of:=[.M30]/[.F30]" office:value-type="float" office:value="0.0281601693034699" calcext:value-type="float">
            <text:p>0.0282</text:p>
          </table:table-cell>
          <table:table-cell table:style-name="ce10" table:formula="of:=[.M30]/[.L30]" office:value-type="float" office:value="0.0281607998340335" calcext:value-type="float">
            <text:p>0.0282</text:p>
          </table:table-cell>
          <table:table-cell table:style-name="ce14" table:formula="of:=[.M30]/[.$O$34]" office:value-type="float" office:value="52179057.4813068" calcext:value-type="float">
            <text:p>52179057.48</text:p>
          </table:table-cell>
        </table:table-row>
        <table:table-row table:style-name="ro1">
          <table:table-cell table:style-name="ce3" table:formula="of:=[heapsort_d.A28]" office:value-type="float" office:value="280000" calcext:value-type="float">
            <text:p>280000</text:p>
          </table:table-cell>
          <table:table-cell table:style-name="ce3" table:formula="of:=[heapsort_d.B28]" office:value-type="float" office:value="0.239354" calcext:value-type="float">
            <text:p>0.239354</text:p>
          </table:table-cell>
          <table:table-cell table:style-name="ce3" table:formula="of:=[heapsort_d.C28]" office:value-type="float" office:value="9273894" calcext:value-type="float">
            <text:p>9273894</text:p>
          </table:table-cell>
          <table:table-cell table:style-name="ce3" table:formula="of:=[heapsort_d.D28]" office:value-type="float" office:value="16137432" calcext:value-type="float">
            <text:p>16137432</text:p>
          </table:table-cell>
          <table:table-cell table:style-name="ce3" table:formula="of:=[heapsort_d.E28]" office:value-type="float" office:value="28757857" calcext:value-type="float">
            <text:p>28757857</text:p>
          </table:table-cell>
          <table:table-cell table:style-name="ce3" table:formula="of:=[.C31]+[.D31]+[.E31]" office:value-type="float" office:value="54169183" calcext:value-type="float">
            <text:p>54169183</text:p>
          </table:table-cell>
          <table:table-cell table:style-name="ce6" table:formula="of:=[heapsort_4date.A28]" office:value-type="float" office:value="280000" calcext:value-type="float">
            <text:p>280000</text:p>
          </table:table-cell>
          <table:table-cell table:style-name="ce6" table:formula="of:=[heapsort_4date.B28]" office:value-type="float" office:value="0.328288" calcext:value-type="float">
            <text:p>0.328288</text:p>
          </table:table-cell>
          <table:table-cell table:style-name="ce6" table:formula="of:=[heapsort_4date.C28]" office:value-type="float" office:value="9272883" calcext:value-type="float">
            <text:p>9272883</text:p>
          </table:table-cell>
          <table:table-cell table:style-name="ce6" table:formula="of:=[heapsort_4date.D28]" office:value-type="float" office:value="16133430" calcext:value-type="float">
            <text:p>16133430</text:p>
          </table:table-cell>
          <table:table-cell table:style-name="ce6" table:formula="of:=[heapsort_4date.E28]" office:value-type="float" office:value="28749515" calcext:value-type="float">
            <text:p>28749515</text:p>
          </table:table-cell>
          <table:table-cell table:style-name="ce6" table:formula="of:=[.I31]+[.J31]+[.K31]" office:value-type="float" office:value="54155828" calcext:value-type="float">
            <text:p>54155828</text:p>
          </table:table-cell>
          <table:table-cell table:style-name="ce8" table:formula="of:=[.A31]*LOG([.A31])" office:value-type="float" office:value="1525204.24877582" calcext:value-type="float">
            <text:p>1525204.25</text:p>
          </table:table-cell>
          <table:table-cell table:style-name="ce10" table:formula="of:=[.M31]/[.F31]" office:value-type="float" office:value="0.0281563088883179" calcext:value-type="float">
            <text:p>0.0282</text:p>
          </table:table-cell>
          <table:table-cell table:style-name="ce10" table:formula="of:=[.M31]/[.L31]" office:value-type="float" office:value="0.0281632523239386" calcext:value-type="float">
            <text:p>0.0282</text:p>
          </table:table-cell>
          <table:table-cell table:style-name="ce14" table:formula="of:=[.M31]/[.$O$34]" office:value-type="float" office:value="54268970.3614291" calcext:value-type="float">
            <text:p>54268970.36</text:p>
          </table:table-cell>
        </table:table-row>
        <table:table-row table:style-name="ro1">
          <table:table-cell table:style-name="ce3" table:formula="of:=[heapsort_d.A29]" office:value-type="float" office:value="290000" calcext:value-type="float">
            <text:p>290000</text:p>
          </table:table-cell>
          <table:table-cell table:style-name="ce3" table:formula="of:=[heapsort_d.B29]" office:value-type="float" office:value="0.251901" calcext:value-type="float">
            <text:p>0.251901</text:p>
          </table:table-cell>
          <table:table-cell table:style-name="ce3" table:formula="of:=[heapsort_d.C29]" office:value-type="float" office:value="9636460" calcext:value-type="float">
            <text:p>9636460</text:p>
          </table:table-cell>
          <table:table-cell table:style-name="ce3" table:formula="of:=[heapsort_d.D29]" office:value-type="float" office:value="16761024" calcext:value-type="float">
            <text:p>16761024</text:p>
          </table:table-cell>
          <table:table-cell table:style-name="ce3" table:formula="of:=[heapsort_d.E29]" office:value-type="float" office:value="29866539" calcext:value-type="float">
            <text:p>29866539</text:p>
          </table:table-cell>
          <table:table-cell table:style-name="ce3" table:formula="of:=[.C32]+[.D32]+[.E32]" office:value-type="float" office:value="56264023" calcext:value-type="float">
            <text:p>56264023</text:p>
          </table:table-cell>
          <table:table-cell table:style-name="ce6" table:formula="of:=[heapsort_4date.A29]" office:value-type="float" office:value="290000" calcext:value-type="float">
            <text:p>290000</text:p>
          </table:table-cell>
          <table:table-cell table:style-name="ce6" table:formula="of:=[heapsort_4date.B29]" office:value-type="float" office:value="0.347336" calcext:value-type="float">
            <text:p>0.347336</text:p>
          </table:table-cell>
          <table:table-cell table:style-name="ce6" table:formula="of:=[heapsort_4date.C29]" office:value-type="float" office:value="9636932" calcext:value-type="float">
            <text:p>9636932</text:p>
          </table:table-cell>
          <table:table-cell table:style-name="ce6" table:formula="of:=[heapsort_4date.D29]" office:value-type="float" office:value="16762524" calcext:value-type="float">
            <text:p>16762524</text:p>
          </table:table-cell>
          <table:table-cell table:style-name="ce6" table:formula="of:=[heapsort_4date.E29]" office:value-type="float" office:value="29869080" calcext:value-type="float">
            <text:p>29869080</text:p>
          </table:table-cell>
          <table:table-cell table:style-name="ce6" table:formula="of:=[.I32]+[.J32]+[.K32]" office:value-type="float" office:value="56268536" calcext:value-type="float">
            <text:p>56268536</text:p>
          </table:table-cell>
          <table:table-cell table:style-name="ce8" table:formula="of:=[.A32]*LOG([.A32])" office:value-type="float" office:value="1584095.4193907" calcext:value-type="float">
            <text:p>1584095.42</text:p>
          </table:table-cell>
          <table:table-cell table:style-name="ce10" table:formula="of:=[.M32]/[.F32]" office:value-type="float" office:value="0.0281546774462021" calcext:value-type="float">
            <text:p>0.0282</text:p>
          </table:table-cell>
          <table:table-cell table:style-name="ce10" table:formula="of:=[.M32]/[.L32]" office:value-type="float" office:value="0.028152419309269" calcext:value-type="float">
            <text:p>0.0282</text:p>
          </table:table-cell>
          <table:table-cell table:style-name="ce14" table:formula="of:=[.M32]/[.$O$34]" office:value-type="float" office:value="56364403.2814553" calcext:value-type="float">
            <text:p>56364403.28</text:p>
          </table:table-cell>
        </table:table-row>
        <table:table-row table:style-name="ro1">
          <table:table-cell table:style-name="ce3" table:formula="of:=[heapsort_d.A30]" office:value-type="float" office:value="300000" calcext:value-type="float">
            <text:p>300000</text:p>
          </table:table-cell>
          <table:table-cell table:style-name="ce3" table:formula="of:=[heapsort_d.B30]" office:value-type="float" office:value="0.259173" calcext:value-type="float">
            <text:p>0.259173</text:p>
          </table:table-cell>
          <table:table-cell table:style-name="ce3" table:formula="of:=[heapsort_d.C30]" office:value-type="float" office:value="10001710" calcext:value-type="float">
            <text:p>10001710</text:p>
          </table:table-cell>
          <table:table-cell table:style-name="ce3" table:formula="of:=[heapsort_d.D30]" office:value-type="float" office:value="17387838" calcext:value-type="float">
            <text:p>17387838</text:p>
          </table:table-cell>
          <table:table-cell table:style-name="ce3" table:formula="of:=[heapsort_d.E30]" office:value-type="float" office:value="30983506" calcext:value-type="float">
            <text:p>30983506</text:p>
          </table:table-cell>
          <table:table-cell table:style-name="ce3" table:formula="of:=[.C33]+[.D33]+[.E33]" office:value-type="float" office:value="58373054" calcext:value-type="float">
            <text:p>58373054</text:p>
          </table:table-cell>
          <table:table-cell table:style-name="ce6" table:formula="of:=[heapsort_4date.A30]" office:value-type="float" office:value="300000" calcext:value-type="float">
            <text:p>300000</text:p>
          </table:table-cell>
          <table:table-cell table:style-name="ce6" table:formula="of:=[heapsort_4date.B30]" office:value-type="float" office:value="0.359227" calcext:value-type="float">
            <text:p>0.359227</text:p>
          </table:table-cell>
          <table:table-cell table:style-name="ce6" table:formula="of:=[heapsort_4date.C30]" office:value-type="float" office:value="10000117" calcext:value-type="float">
            <text:p>10000117</text:p>
          </table:table-cell>
          <table:table-cell table:style-name="ce6" table:formula="of:=[heapsort_4date.D30]" office:value-type="float" office:value="17384010" calcext:value-type="float">
            <text:p>17384010</text:p>
          </table:table-cell>
          <table:table-cell table:style-name="ce6" table:formula="of:=[heapsort_4date.E30]" office:value-type="float" office:value="30976253" calcext:value-type="float">
            <text:p>30976253</text:p>
          </table:table-cell>
          <table:table-cell table:style-name="ce6" table:formula="of:=[.I33]+[.J33]+[.K33]" office:value-type="float" office:value="58360380" calcext:value-type="float">
            <text:p>58360380</text:p>
          </table:table-cell>
          <table:table-cell table:style-name="ce8" table:formula="of:=[.A33]*LOG([.A33])" office:value-type="float" office:value="1643136.3764159" calcext:value-type="float">
            <text:p>1643136.38</text:p>
          </table:table-cell>
          <table:table-cell table:style-name="ce10" table:formula="of:=[.M33]/[.F33]" office:value-type="float" office:value="0.0281488848675949" calcext:value-type="float">
            <text:p>0.0281</text:p>
          </table:table-cell>
          <table:table-cell table:style-name="ce10" table:formula="of:=[.M33]/[.L33]" office:value-type="float" office:value="0.0281549979012456" calcext:value-type="float">
            <text:p>0.0282</text:p>
          </table:table-cell>
          <table:table-cell table:style-name="ce14" table:formula="of:=[.M33]/[.$O$34]" office:value-type="float" office:value="58465165.8183304" calcext:value-type="float">
            <text:p>58465165.82</text:p>
          </table:table-cell>
        </table:table-row>
        <table:table-row table:style-name="ro1">
          <table:table-cell table:style-name="ce4" table:number-columns-repeated="12"/>
          <table:table-cell table:style-name="ce9" office:value-type="string" calcext:value-type="string">
            <text:p>Average values:</text:p>
          </table:table-cell>
          <table:table-cell table:style-name="ce11"/>
          <table:table-cell table:style-name="ce11" table:formula="of:=AVERAGE([.O4:.O33])" office:value-type="float" office:value="0.0281045363237597" calcext:value-type="float">
            <text:p>0.0281</text:p>
          </table:table-cell>
          <table:table-cell/>
        </table:table-row>
        <table:table-row table:style-name="ro1" table:number-rows-repeated="3">
          <table:table-cell table:style-name="ce4" table:number-columns-repeated="12"/>
          <table:table-cell table:style-name="ce9"/>
          <table:table-cell table:style-name="ce11" table:number-columns-repeated="2"/>
          <table:table-cell/>
        </table:table-row>
        <table:table-row table:style-name="ro1" table:number-rows-repeated="62">
          <table:table-cell table:number-columns-repeated="12"/>
          <table:table-cell table:style-name="ce9"/>
          <table:table-cell table:style-name="ce11" table:number-columns-repeated="2"/>
          <table:table-cell/>
        </table:table-row>
        <table:table-row table:style-name="ro1" table:number-rows-repeated="104847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Quicksort" table:style-name="ta1">
        <table:shapes>
          <draw:frame draw:z-index="0" draw:style-name="gr1" draw:text-style-name="P1" svg:width="682.64pt" svg:height="445.95pt" svg:x="1127.25pt" svg:y="30.22pt">
            <loext:p draw:notify-on-update-of-ranges="Quicksort.Q7:Quicksort.Q7 Quicksort.A4:Quicksort.A33 Quicksort.F4:Quicksort.F33 Quicksort.L4:Quicksort.L33 Quicksort.P4:Quicksort.P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2" table:default-cell-style-name="ce5"/>
        <table:table-column table:style-name="co1" table:number-columns-repeated="2" table:default-cell-style-name="ce5"/>
        <table:table-column table:style-name="co13" table:default-cell-style-name="Default"/>
        <table:table-column table:style-name="co1" table:default-cell-style-name="Default"/>
        <table:table-row table:style-name="ro4">
          <table:table-cell table:style-name="ce1" office:value-type="string" calcext:value-type="string" table:number-columns-spanned="13" table:number-rows-spanned="1">
            <text:p>Quicksort</text:p>
          </table:table-cell>
          <table:covered-table-cell table:number-columns-repeated="12" table:style-name="ce2"/>
          <table:table-cell table:style-name="ce2" office:value-type="string" calcext:value-type="string">
            <text:p>Average</text:p>
            <text:p>Formula</text:p>
          </table:table-cell>
          <table:table-cell table:style-name="ce2" office:value-type="string" calcext:value-type="string">
            <text:p>n*log(n)</text:p>
          </table:table-cell>
          <table:table-cell table:style-name="ce12" office:value-type="string" calcext:value-type="string" table:number-columns-spanned="1" table:number-rows-spanned="3">
            <text:p>Average Case Estimation multiplied on average scale factors</text:p>
          </table:table-cell>
          <table:table-cell table:style-name="ce5"/>
        </table:table-row>
        <table:table-row table:style-name="ro3">
          <table:table-cell table:style-name="ce2" office:value-type="string" calcext:value-type="string" table:number-columns-spanned="6" table:number-rows-spanned="1">
            <text:p>Reals</text:p>
          </table:table-cell>
          <table:covered-table-cell table:number-columns-repeated="5" table:style-name="ce2"/>
          <table:table-cell table:style-name="ce2" office:value-type="string" calcext:value-type="string" table:number-columns-spanned="6" table:number-rows-spanned="1">
            <text:p>Dates</text:p>
          </table:table-cell>
          <table:covered-table-cell table:number-columns-repeated="5" table:style-name="ce2"/>
          <table:table-cell table:style-name="ce7" office:value-type="string" calcext:value-type="string" table:number-columns-spanned="1" table:number-rows-spanned="2">
            <text:p>Average Case Estimation</text:p>
          </table:table-cell>
          <table:table-cell table:style-name="ce2" office:value-type="string" calcext:value-type="string" table:number-columns-spanned="2" table:number-rows-spanned="1">
            <text:p>Scale Factors</text:p>
          </table:table-cell>
          <table:covered-table-cell table:style-name="ce2"/>
          <table:covered-table-cell table:style-name="ce13"/>
          <table:table-cell table:style-name="ce5"/>
        </table:table-row>
        <table:table-row table:style-name="ro3">
          <table:table-cell table:style-name="ce2" office:value-type="string" calcext:value-type="string">
            <text:p>No Rec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Comparisons</text:p>
          </table:table-cell>
          <table:table-cell table:style-name="ce2" office:value-type="string" calcext:value-type="string">
            <text:p>Exchanges</text:p>
          </table:table-cell>
          <table:table-cell table:style-name="ce2" office:value-type="string" calcext:value-type="string">
            <text:p>Overhead</text:p>
          </table:table-cell>
          <table:table-cell table:style-name="ce2" office:value-type="string" calcext:value-type="string">
            <text:p>All Ops</text:p>
          </table:table-cell>
          <table:table-cell table:style-name="ce2" office:value-type="string" calcext:value-type="string">
            <text:p>No Rec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Comparisons</text:p>
          </table:table-cell>
          <table:table-cell table:style-name="ce2" office:value-type="string" calcext:value-type="string">
            <text:p>Exchanges</text:p>
          </table:table-cell>
          <table:table-cell table:style-name="ce2" office:value-type="string" calcext:value-type="string">
            <text:p>Overhead</text:p>
          </table:table-cell>
          <table:table-cell table:style-name="ce2" office:value-type="string" calcext:value-type="string">
            <text:p>All Ops</text:p>
          </table:table-cell>
          <table:covered-table-cell table:style-name="ce2"/>
          <table:table-cell table:style-name="ce2" office:value-type="string" calcext:value-type="string">
            <text:p>Reals</text:p>
          </table:table-cell>
          <table:table-cell table:style-name="ce2" office:value-type="string" calcext:value-type="string">
            <text:p>Dates</text:p>
          </table:table-cell>
          <table:covered-table-cell table:style-name="ce13"/>
          <table:table-cell table:style-name="ce5"/>
        </table:table-row>
        <table:table-row table:style-name="ro1">
          <table:table-cell table:style-name="ce3" table:formula="of:=[quicksort_d.A1]" office:value-type="float" office:value="10000" calcext:value-type="float">
            <text:p>10000</text:p>
          </table:table-cell>
          <table:table-cell table:style-name="ce3" table:formula="of:=[quicksort_d.B1]" office:value-type="float" office:value="0.0065814" calcext:value-type="float">
            <text:p>0.0065814</text:p>
          </table:table-cell>
          <table:table-cell table:style-name="ce3" table:formula="of:=[quicksort_d.C1]" office:value-type="float" office:value="174921" calcext:value-type="float">
            <text:p>174921</text:p>
          </table:table-cell>
          <table:table-cell table:style-name="ce3" table:formula="of:=[quicksort_d.D1]" office:value-type="float" office:value="101088" calcext:value-type="float">
            <text:p>101088</text:p>
          </table:table-cell>
          <table:table-cell table:style-name="ce3" table:formula="of:=[quicksort_d.E1]" office:value-type="float" office:value="295701" calcext:value-type="float">
            <text:p>295701</text:p>
          </table:table-cell>
          <table:table-cell table:style-name="ce3" table:formula="of:=[.C4]+[.D4]+[.E4]" office:value-type="float" office:value="571710" calcext:value-type="float">
            <text:p>571710</text:p>
          </table:table-cell>
          <table:table-cell table:style-name="ce6" table:formula="of:=[quicksort_4date.A1]" office:value-type="float" office:value="10000" calcext:value-type="float">
            <text:p>10000</text:p>
          </table:table-cell>
          <table:table-cell table:style-name="ce6" table:formula="of:=[quicksort_4date.B1]" office:value-type="float" office:value="0.0068134" calcext:value-type="float">
            <text:p>0.0068134</text:p>
          </table:table-cell>
          <table:table-cell table:style-name="ce6" table:formula="of:=[quicksort_4date.C1]" office:value-type="float" office:value="178070" calcext:value-type="float">
            <text:p>178070</text:p>
          </table:table-cell>
          <table:table-cell table:style-name="ce6" table:formula="of:=[quicksort_4date.D1]" office:value-type="float" office:value="103911" calcext:value-type="float">
            <text:p>103911</text:p>
          </table:table-cell>
          <table:table-cell table:style-name="ce6" table:formula="of:=[quicksort_4date.E1]" office:value-type="float" office:value="298440" calcext:value-type="float">
            <text:p>298440</text:p>
          </table:table-cell>
          <table:table-cell table:style-name="ce6" table:formula="of:=[.I4]+[.J4]+[.K4]" office:value-type="float" office:value="580421" calcext:value-type="float">
            <text:p>580421</text:p>
          </table:table-cell>
          <table:table-cell table:style-name="ce8" table:formula="of:=[.A4]*LOG([.A4])" office:value-type="float" office:value="40000" calcext:value-type="float">
            <text:p>40000.00</text:p>
          </table:table-cell>
          <table:table-cell table:style-name="ce10" table:formula="of:=[.M4]/[.$F4]" office:value-type="float" office:value="0.0699655419705795" calcext:value-type="float">
            <text:p>0.0700</text:p>
          </table:table-cell>
          <table:table-cell table:style-name="ce10" table:formula="of:=[.M4]/[.L4]" office:value-type="float" office:value="0.0689154940982494" calcext:value-type="float">
            <text:p>0.0689</text:p>
          </table:table-cell>
          <table:table-cell table:style-name="ce14" table:formula="of:=[.M4]/[.$O$34]" office:value-type="float" office:value="557448.532830981" calcext:value-type="float">
            <text:p>557448.53</text:p>
          </table:table-cell>
          <table:table-cell table:style-name="ce16"/>
        </table:table-row>
        <table:table-row table:style-name="ro1">
          <table:table-cell table:style-name="ce3" table:formula="of:=[quicksort_d.A2]" office:value-type="float" office:value="20000" calcext:value-type="float">
            <text:p>20000</text:p>
          </table:table-cell>
          <table:table-cell table:style-name="ce3" table:formula="of:=[quicksort_d.B2]" office:value-type="float" office:value="0.006774" calcext:value-type="float">
            <text:p>0.006774</text:p>
          </table:table-cell>
          <table:table-cell table:style-name="ce3" table:formula="of:=[quicksort_d.C2]" office:value-type="float" office:value="381005" calcext:value-type="float">
            <text:p>381005</text:p>
          </table:table-cell>
          <table:table-cell table:style-name="ce3" table:formula="of:=[quicksort_d.D2]" office:value-type="float" office:value="215184" calcext:value-type="float">
            <text:p>215184</text:p>
          </table:table-cell>
          <table:table-cell table:style-name="ce3" table:formula="of:=[quicksort_d.E2]" office:value-type="float" office:value="630967" calcext:value-type="float">
            <text:p>630967</text:p>
          </table:table-cell>
          <table:table-cell table:style-name="ce3" table:formula="of:=[.C5]+[.D5]+[.E5]" office:value-type="float" office:value="1227156" calcext:value-type="float">
            <text:p>1227156</text:p>
          </table:table-cell>
          <table:table-cell table:style-name="ce6" table:formula="of:=[quicksort_4date.A2]" office:value-type="float" office:value="20000" calcext:value-type="float">
            <text:p>20000</text:p>
          </table:table-cell>
          <table:table-cell table:style-name="ce6" table:formula="of:=[quicksort_4date.B2]" office:value-type="float" office:value="0.0104165" calcext:value-type="float">
            <text:p>0.0104165</text:p>
          </table:table-cell>
          <table:table-cell table:style-name="ce6" table:formula="of:=[quicksort_4date.C2]" office:value-type="float" office:value="380298" calcext:value-type="float">
            <text:p>380298</text:p>
          </table:table-cell>
          <table:table-cell table:style-name="ce6" table:formula="of:=[quicksort_4date.D2]" office:value-type="float" office:value="227454" calcext:value-type="float">
            <text:p>227454</text:p>
          </table:table-cell>
          <table:table-cell table:style-name="ce6" table:formula="of:=[quicksort_4date.E2]" office:value-type="float" office:value="630358" calcext:value-type="float">
            <text:p>630358</text:p>
          </table:table-cell>
          <table:table-cell table:style-name="ce6" table:formula="of:=[.I5]+[.J5]+[.K5]" office:value-type="float" office:value="1238110" calcext:value-type="float">
            <text:p>1238110</text:p>
          </table:table-cell>
          <table:table-cell table:style-name="ce8" table:formula="of:=[.A5]*LOG([.A5])" office:value-type="float" office:value="86020.5999132796" calcext:value-type="float">
            <text:p>86020.60</text:p>
          </table:table-cell>
          <table:table-cell table:style-name="ce10" table:formula="of:=[.M5]/[.$F5]" office:value-type="float" office:value="0.0700975262422052" calcext:value-type="float">
            <text:p>0.0701</text:p>
          </table:table-cell>
          <table:table-cell table:style-name="ce10" table:formula="of:=[.M5]/[.L5]" office:value-type="float" office:value="0.0694773484692633" calcext:value-type="float">
            <text:p>0.0695</text:p>
          </table:table-cell>
          <table:table-cell table:style-name="ce14" table:formula="of:=[.M5]/[.$O$34]" office:value-type="float" office:value="1198801.43037246" calcext:value-type="float">
            <text:p>1198801.43</text:p>
          </table:table-cell>
          <table:table-cell/>
        </table:table-row>
        <table:table-row table:style-name="ro1">
          <table:table-cell table:style-name="ce3" table:formula="of:=[quicksort_d.A3]" office:value-type="float" office:value="30000" calcext:value-type="float">
            <text:p>30000</text:p>
          </table:table-cell>
          <table:table-cell table:style-name="ce3" table:formula="of:=[quicksort_d.B3]" office:value-type="float" office:value="0.0109204" calcext:value-type="float">
            <text:p>0.0109204</text:p>
          </table:table-cell>
          <table:table-cell table:style-name="ce3" table:formula="of:=[quicksort_d.C3]" office:value-type="float" office:value="649509" calcext:value-type="float">
            <text:p>649509</text:p>
          </table:table-cell>
          <table:table-cell table:style-name="ce3" table:formula="of:=[quicksort_d.D3]" office:value-type="float" office:value="329889" calcext:value-type="float">
            <text:p>329889</text:p>
          </table:table-cell>
          <table:table-cell table:style-name="ce3" table:formula="of:=[quicksort_d.E3]" office:value-type="float" office:value="1030139" calcext:value-type="float">
            <text:p>1030139</text:p>
          </table:table-cell>
          <table:table-cell table:style-name="ce3" table:formula="of:=[.C6]+[.D6]+[.E6]" office:value-type="float" office:value="2009537" calcext:value-type="float">
            <text:p>2009537</text:p>
          </table:table-cell>
          <table:table-cell table:style-name="ce6" table:formula="of:=[quicksort_4date.A3]" office:value-type="float" office:value="30000" calcext:value-type="float">
            <text:p>30000</text:p>
          </table:table-cell>
          <table:table-cell table:style-name="ce6" table:formula="of:=[quicksort_4date.B3]" office:value-type="float" office:value="0.0154633" calcext:value-type="float">
            <text:p>0.0154633</text:p>
          </table:table-cell>
          <table:table-cell table:style-name="ce6" table:formula="of:=[quicksort_4date.C3]" office:value-type="float" office:value="552756" calcext:value-type="float">
            <text:p>552756</text:p>
          </table:table-cell>
          <table:table-cell table:style-name="ce6" table:formula="of:=[quicksort_4date.D3]" office:value-type="float" office:value="366105" calcext:value-type="float">
            <text:p>366105</text:p>
          </table:table-cell>
          <table:table-cell table:style-name="ce6" table:formula="of:=[quicksort_4date.E3]" office:value-type="float" office:value="942026" calcext:value-type="float">
            <text:p>942026</text:p>
          </table:table-cell>
          <table:table-cell table:style-name="ce6" table:formula="of:=[.I6]+[.J6]+[.K6]" office:value-type="float" office:value="1860887" calcext:value-type="float">
            <text:p>1860887</text:p>
          </table:table-cell>
          <table:table-cell table:style-name="ce8" table:formula="of:=[.A6]*LOG([.A6])" office:value-type="float" office:value="134313.63764159" calcext:value-type="float">
            <text:p>134313.64</text:p>
          </table:table-cell>
          <table:table-cell table:style-name="ce10" table:formula="of:=[.M6]/[.$F6]" office:value-type="float" office:value="0.066838101334581" calcext:value-type="float">
            <text:p>0.0668</text:p>
          </table:table-cell>
          <table:table-cell table:style-name="ce10" table:formula="of:=[.M6]/[.L6]" office:value-type="float" office:value="0.0721772131470583" calcext:value-type="float">
            <text:p>0.0722</text:p>
          </table:table-cell>
          <table:table-cell table:style-name="ce14" table:formula="of:=[.M6]/[.$O$34]" office:value-type="float" office:value="1871823.50606241" calcext:value-type="float">
            <text:p>1871823.51</text:p>
          </table:table-cell>
          <table:table-cell/>
        </table:table-row>
        <table:table-row table:style-name="ro1">
          <table:table-cell table:style-name="ce3" table:formula="of:=[quicksort_d.A4]" office:value-type="float" office:value="40000" calcext:value-type="float">
            <text:p>40000</text:p>
          </table:table-cell>
          <table:table-cell table:style-name="ce3" table:formula="of:=[quicksort_d.B4]" office:value-type="float" office:value="0.0145556" calcext:value-type="float">
            <text:p>0.0145556</text:p>
          </table:table-cell>
          <table:table-cell table:style-name="ce3" table:formula="of:=[quicksort_d.C4]" office:value-type="float" office:value="859280" calcext:value-type="float">
            <text:p>859280</text:p>
          </table:table-cell>
          <table:table-cell table:style-name="ce3" table:formula="of:=[quicksort_d.D4]" office:value-type="float" office:value="453798" calcext:value-type="float">
            <text:p>453798</text:p>
          </table:table-cell>
          <table:table-cell table:style-name="ce3" table:formula="of:=[quicksort_d.E4]" office:value-type="float" office:value="1375784" calcext:value-type="float">
            <text:p>1375784</text:p>
          </table:table-cell>
          <table:table-cell table:style-name="ce3" table:formula="of:=[.C7]+[.D7]+[.E7]" office:value-type="float" office:value="2688862" calcext:value-type="float">
            <text:p>2688862</text:p>
          </table:table-cell>
          <table:table-cell table:style-name="ce6" table:formula="of:=[quicksort_4date.A4]" office:value-type="float" office:value="40000" calcext:value-type="float">
            <text:p>40000</text:p>
          </table:table-cell>
          <table:table-cell table:style-name="ce6" table:formula="of:=[quicksort_4date.B4]" office:value-type="float" office:value="0.0209935" calcext:value-type="float">
            <text:p>0.0209935</text:p>
          </table:table-cell>
          <table:table-cell table:style-name="ce6" table:formula="of:=[quicksort_4date.C4]" office:value-type="float" office:value="802556" calcext:value-type="float">
            <text:p>802556</text:p>
          </table:table-cell>
          <table:table-cell table:style-name="ce6" table:formula="of:=[quicksort_4date.D4]" office:value-type="float" office:value="502164" calcext:value-type="float">
            <text:p>502164</text:p>
          </table:table-cell>
          <table:table-cell table:style-name="ce6" table:formula="of:=[quicksort_4date.E4]" office:value-type="float" office:value="1327340" calcext:value-type="float">
            <text:p>1327340</text:p>
          </table:table-cell>
          <table:table-cell table:style-name="ce6" table:formula="of:=[.I7]+[.J7]+[.K7]" office:value-type="float" office:value="2632060" calcext:value-type="float">
            <text:p>2632060</text:p>
          </table:table-cell>
          <table:table-cell table:style-name="ce8" table:formula="of:=[.A7]*LOG([.A7])" office:value-type="float" office:value="184082.399653118" calcext:value-type="float">
            <text:p>184082.40</text:p>
          </table:table-cell>
          <table:table-cell table:style-name="ce10" table:formula="of:=[.M7]/[.$F7]" office:value-type="float" office:value="0.0684610811760211" calcext:value-type="float">
            <text:p>0.0685</text:p>
          </table:table-cell>
          <table:table-cell table:style-name="ce10" table:formula="of:=[.M7]/[.L7]" office:value-type="float" office:value="0.0699385271054301" calcext:value-type="float">
            <text:p>0.0699</text:p>
          </table:table-cell>
          <table:table-cell table:style-name="ce14" table:formula="of:=[.M7]/[.$O$34]" office:value-type="float" office:value="2565411.59016592" calcext:value-type="float">
            <text:p>2565411.59</text:p>
          </table:table-cell>
          <table:table-cell/>
        </table:table-row>
        <table:table-row table:style-name="ro1">
          <table:table-cell table:style-name="ce3" table:formula="of:=[quicksort_d.A5]" office:value-type="float" office:value="50000" calcext:value-type="float">
            <text:p>50000</text:p>
          </table:table-cell>
          <table:table-cell table:style-name="ce3" table:formula="of:=[quicksort_d.B5]" office:value-type="float" office:value="0.0185375" calcext:value-type="float">
            <text:p>0.0185375</text:p>
          </table:table-cell>
          <table:table-cell table:style-name="ce3" table:formula="of:=[quicksort_d.C5]" office:value-type="float" office:value="1061513" calcext:value-type="float">
            <text:p>1061513</text:p>
          </table:table-cell>
          <table:table-cell table:style-name="ce3" table:formula="of:=[quicksort_d.D5]" office:value-type="float" office:value="579912" calcext:value-type="float">
            <text:p>579912</text:p>
          </table:table-cell>
          <table:table-cell table:style-name="ce3" table:formula="of:=[quicksort_d.E5]" office:value-type="float" office:value="1714965" calcext:value-type="float">
            <text:p>1714965</text:p>
          </table:table-cell>
          <table:table-cell table:style-name="ce3" table:formula="of:=[.C8]+[.D8]+[.E8]" office:value-type="float" office:value="3356390" calcext:value-type="float">
            <text:p>3356390</text:p>
          </table:table-cell>
          <table:table-cell table:style-name="ce6" table:formula="of:=[quicksort_4date.A5]" office:value-type="float" office:value="50000" calcext:value-type="float">
            <text:p>50000</text:p>
          </table:table-cell>
          <table:table-cell table:style-name="ce6" table:formula="of:=[quicksort_4date.B5]" office:value-type="float" office:value="0.0265899" calcext:value-type="float">
            <text:p>0.0265899</text:p>
          </table:table-cell>
          <table:table-cell table:style-name="ce6" table:formula="of:=[quicksort_4date.C5]" office:value-type="float" office:value="958866" calcext:value-type="float">
            <text:p>958866</text:p>
          </table:table-cell>
          <table:table-cell table:style-name="ce6" table:formula="of:=[quicksort_4date.D5]" office:value-type="float" office:value="651462" calcext:value-type="float">
            <text:p>651462</text:p>
          </table:table-cell>
          <table:table-cell table:style-name="ce6" table:formula="of:=[quicksort_4date.E5]" office:value-type="float" office:value="1627954" calcext:value-type="float">
            <text:p>1627954</text:p>
          </table:table-cell>
          <table:table-cell table:style-name="ce6" table:formula="of:=[.I8]+[.J8]+[.K8]" office:value-type="float" office:value="3238282" calcext:value-type="float">
            <text:p>3238282</text:p>
          </table:table-cell>
          <table:table-cell table:style-name="ce8" table:formula="of:=[.A8]*LOG([.A8])" office:value-type="float" office:value="234948.500216801" calcext:value-type="float">
            <text:p>234948.50</text:p>
          </table:table-cell>
          <table:table-cell table:style-name="ce10" table:formula="of:=[.M8]/[.$F8]" office:value-type="float" office:value="0.0700003575915793" calcext:value-type="float">
            <text:p>0.0700</text:p>
          </table:table-cell>
          <table:table-cell table:style-name="ce10" table:formula="of:=[.M8]/[.L8]" office:value-type="float" office:value="0.0725534404405796" calcext:value-type="float">
            <text:p>0.0726</text:p>
          </table:table-cell>
          <table:table-cell table:style-name="ce14" table:formula="of:=[.M8]/[.$O$34]" office:value-type="float" office:value="3274292.41841738" calcext:value-type="float">
            <text:p>3274292.42</text:p>
          </table:table-cell>
          <table:table-cell/>
        </table:table-row>
        <table:table-row table:style-name="ro1">
          <table:table-cell table:style-name="ce3" table:formula="of:=[quicksort_d.A6]" office:value-type="float" office:value="60000" calcext:value-type="float">
            <text:p>60000</text:p>
          </table:table-cell>
          <table:table-cell table:style-name="ce3" table:formula="of:=[quicksort_d.B6]" office:value-type="float" office:value="0.0227595" calcext:value-type="float">
            <text:p>0.0227595</text:p>
          </table:table-cell>
          <table:table-cell table:style-name="ce3" table:formula="of:=[quicksort_d.C6]" office:value-type="float" office:value="1272956" calcext:value-type="float">
            <text:p>1272956</text:p>
          </table:table-cell>
          <table:table-cell table:style-name="ce3" table:formula="of:=[quicksort_d.D6]" office:value-type="float" office:value="714378" calcext:value-type="float">
            <text:p>714378</text:p>
          </table:table-cell>
          <table:table-cell table:style-name="ce3" table:formula="of:=[quicksort_d.E6]" office:value-type="float" office:value="2069590" calcext:value-type="float">
            <text:p>2069590</text:p>
          </table:table-cell>
          <table:table-cell table:style-name="ce3" table:formula="of:=[.C9]+[.D9]+[.E9]" office:value-type="float" office:value="4056924" calcext:value-type="float">
            <text:p>4056924</text:p>
          </table:table-cell>
          <table:table-cell table:style-name="ce6" table:formula="of:=[quicksort_4date.A6]" office:value-type="float" office:value="60000" calcext:value-type="float">
            <text:p>60000</text:p>
          </table:table-cell>
          <table:table-cell table:style-name="ce6" table:formula="of:=[quicksort_4date.B6]" office:value-type="float" office:value="0.0321281" calcext:value-type="float">
            <text:p>0.0321281</text:p>
          </table:table-cell>
          <table:table-cell table:style-name="ce6" table:formula="of:=[quicksort_4date.C6]" office:value-type="float" office:value="1181598" calcext:value-type="float">
            <text:p>1181598</text:p>
          </table:table-cell>
          <table:table-cell table:style-name="ce6" table:formula="of:=[quicksort_4date.D6]" office:value-type="float" office:value="797445" calcext:value-type="float">
            <text:p>797445</text:p>
          </table:table-cell>
          <table:table-cell table:style-name="ce6" table:formula="of:=[quicksort_4date.E6]" office:value-type="float" office:value="1991640" calcext:value-type="float">
            <text:p>1991640</text:p>
          </table:table-cell>
          <table:table-cell table:style-name="ce6" table:formula="of:=[.I9]+[.J9]+[.K9]" office:value-type="float" office:value="3970683" calcext:value-type="float">
            <text:p>3970683</text:p>
          </table:table-cell>
          <table:table-cell table:style-name="ce8" table:formula="of:=[.A9]*LOG([.A9])" office:value-type="float" office:value="286689.075023019" calcext:value-type="float">
            <text:p>286689.08</text:p>
          </table:table-cell>
          <table:table-cell table:style-name="ce10" table:formula="of:=[.M9]/[.$F9]" office:value-type="float" office:value="0.070666612197571" calcext:value-type="float">
            <text:p>0.0707</text:p>
          </table:table-cell>
          <table:table-cell table:style-name="ce10" table:formula="of:=[.M9]/[.L9]" office:value-type="float" office:value="0.0722014512422721" calcext:value-type="float">
            <text:p>0.0722</text:p>
          </table:table-cell>
          <table:table-cell table:style-name="ce14" table:formula="of:=[.M9]/[.$O$34]" office:value-type="float" office:value="3995360.10625632" calcext:value-type="float">
            <text:p>3995360.11</text:p>
          </table:table-cell>
          <table:table-cell/>
        </table:table-row>
        <table:table-row table:style-name="ro1">
          <table:table-cell table:style-name="ce3" table:formula="of:=[quicksort_d.A7]" office:value-type="float" office:value="70000" calcext:value-type="float">
            <text:p>70000</text:p>
          </table:table-cell>
          <table:table-cell table:style-name="ce3" table:formula="of:=[quicksort_d.B7]" office:value-type="float" office:value="0.0260402" calcext:value-type="float">
            <text:p>0.0260402</text:p>
          </table:table-cell>
          <table:table-cell table:style-name="ce3" table:formula="of:=[quicksort_d.C7]" office:value-type="float" office:value="1536183" calcext:value-type="float">
            <text:p>1536183</text:p>
          </table:table-cell>
          <table:table-cell table:style-name="ce3" table:formula="of:=[quicksort_d.D7]" office:value-type="float" office:value="835401" calcext:value-type="float">
            <text:p>835401</text:p>
          </table:table-cell>
          <table:table-cell table:style-name="ce3" table:formula="of:=[quicksort_d.E7]" office:value-type="float" office:value="2467499" calcext:value-type="float">
            <text:p>2467499</text:p>
          </table:table-cell>
          <table:table-cell table:style-name="ce3" table:formula="of:=[.C10]+[.D10]+[.E10]" office:value-type="float" office:value="4839083" calcext:value-type="float">
            <text:p>4839083</text:p>
          </table:table-cell>
          <table:table-cell table:style-name="ce6" table:formula="of:=[quicksort_4date.A7]" office:value-type="float" office:value="70000" calcext:value-type="float">
            <text:p>70000</text:p>
          </table:table-cell>
          <table:table-cell table:style-name="ce6" table:formula="of:=[quicksort_4date.B7]" office:value-type="float" office:value="0.0386153" calcext:value-type="float">
            <text:p>0.0386153</text:p>
          </table:table-cell>
          <table:table-cell table:style-name="ce6" table:formula="of:=[quicksort_4date.C7]" office:value-type="float" office:value="1386687" calcext:value-type="float">
            <text:p>1386687</text:p>
          </table:table-cell>
          <table:table-cell table:style-name="ce6" table:formula="of:=[quicksort_4date.D7]" office:value-type="float" office:value="956847" calcext:value-type="float">
            <text:p>956847</text:p>
          </table:table-cell>
          <table:table-cell table:style-name="ce6" table:formula="of:=[quicksort_4date.E7]" office:value-type="float" office:value="2348303" calcext:value-type="float">
            <text:p>2348303</text:p>
          </table:table-cell>
          <table:table-cell table:style-name="ce6" table:formula="of:=[.I10]+[.J10]+[.K10]" office:value-type="float" office:value="4691837" calcext:value-type="float">
            <text:p>4691837</text:p>
          </table:table-cell>
          <table:table-cell table:style-name="ce8" table:formula="of:=[.A10]*LOG([.A10])" office:value-type="float" office:value="339156.862800998" calcext:value-type="float">
            <text:p>339156.86</text:p>
          </table:table-cell>
          <table:table-cell table:style-name="ce10" table:formula="of:=[.M10]/[.$F10]" office:value-type="float" office:value="0.0700870108656946" calcext:value-type="float">
            <text:p>0.0701</text:p>
          </table:table-cell>
          <table:table-cell table:style-name="ce10" table:formula="of:=[.M10]/[.L10]" office:value-type="float" office:value="0.0722865825903581" calcext:value-type="float">
            <text:p>0.0723</text:p>
          </table:table-cell>
          <table:table-cell table:style-name="ce14" table:formula="of:=[.M10]/[.$O$34]" office:value-type="float" office:value="4726562.38919936" calcext:value-type="float">
            <text:p>4726562.39</text:p>
          </table:table-cell>
          <table:table-cell/>
        </table:table-row>
        <table:table-row table:style-name="ro1">
          <table:table-cell table:style-name="ce3" table:formula="of:=[quicksort_d.A8]" office:value-type="float" office:value="80000" calcext:value-type="float">
            <text:p>80000</text:p>
          </table:table-cell>
          <table:table-cell table:style-name="ce3" table:formula="of:=[quicksort_d.B8]" office:value-type="float" office:value="0.030287" calcext:value-type="float">
            <text:p>0.030287</text:p>
          </table:table-cell>
          <table:table-cell table:style-name="ce3" table:formula="of:=[quicksort_d.C8]" office:value-type="float" office:value="1789222" calcext:value-type="float">
            <text:p>1789222</text:p>
          </table:table-cell>
          <table:table-cell table:style-name="ce3" table:formula="of:=[quicksort_d.D8]" office:value-type="float" office:value="970014" calcext:value-type="float">
            <text:p>970014</text:p>
          </table:table-cell>
          <table:table-cell table:style-name="ce3" table:formula="of:=[quicksort_d.E8]" office:value-type="float" office:value="2864058" calcext:value-type="float">
            <text:p>2864058</text:p>
          </table:table-cell>
          <table:table-cell table:style-name="ce3" table:formula="of:=[.C11]+[.D11]+[.E11]" office:value-type="float" office:value="5623294" calcext:value-type="float">
            <text:p>5623294</text:p>
          </table:table-cell>
          <table:table-cell table:style-name="ce6" table:formula="of:=[quicksort_4date.A8]" office:value-type="float" office:value="80000" calcext:value-type="float">
            <text:p>80000</text:p>
          </table:table-cell>
          <table:table-cell table:style-name="ce6" table:formula="of:=[quicksort_4date.B8]" office:value-type="float" office:value="0.0430475" calcext:value-type="float">
            <text:p>0.0430475</text:p>
          </table:table-cell>
          <table:table-cell table:style-name="ce6" table:formula="of:=[quicksort_4date.C8]" office:value-type="float" office:value="1598083" calcext:value-type="float">
            <text:p>1598083</text:p>
          </table:table-cell>
          <table:table-cell table:style-name="ce6" table:formula="of:=[quicksort_4date.D8]" office:value-type="float" office:value="1104669" calcext:value-type="float">
            <text:p>1104669</text:p>
          </table:table-cell>
          <table:table-cell table:style-name="ce6" table:formula="of:=[quicksort_4date.E8]" office:value-type="float" office:value="2702731" calcext:value-type="float">
            <text:p>2702731</text:p>
          </table:table-cell>
          <table:table-cell table:style-name="ce6" table:formula="of:=[.I11]+[.J11]+[.K11]" office:value-type="float" office:value="5405483" calcext:value-type="float">
            <text:p>5405483</text:p>
          </table:table-cell>
          <table:table-cell table:style-name="ce8" table:formula="of:=[.A11]*LOG([.A11])" office:value-type="float" office:value="392247.198959355" calcext:value-type="float">
            <text:p>392247.20</text:p>
          </table:table-cell>
          <table:table-cell table:style-name="ce10" table:formula="of:=[.M11]/[.$F11]" office:value-type="float" office:value="0.0697539909809723" calcext:value-type="float">
            <text:p>0.0698</text:p>
          </table:table-cell>
          <table:table-cell table:style-name="ce10" table:formula="of:=[.M11]/[.L11]" office:value-type="float" office:value="0.0725646901413538" calcext:value-type="float">
            <text:p>0.0726</text:p>
          </table:table-cell>
          <table:table-cell table:style-name="ce14" table:formula="of:=[.M11]/[.$O$34]" office:value-type="float" office:value="5466440.63917386" calcext:value-type="float">
            <text:p>5466440.64</text:p>
          </table:table-cell>
          <table:table-cell/>
        </table:table-row>
        <table:table-row table:style-name="ro1">
          <table:table-cell table:style-name="ce3" table:formula="of:=[quicksort_d.A9]" office:value-type="float" office:value="90000" calcext:value-type="float">
            <text:p>90000</text:p>
          </table:table-cell>
          <table:table-cell table:style-name="ce3" table:formula="of:=[quicksort_d.B9]" office:value-type="float" office:value="0.0340185" calcext:value-type="float">
            <text:p>0.0340185</text:p>
          </table:table-cell>
          <table:table-cell table:style-name="ce3" table:formula="of:=[quicksort_d.C9]" office:value-type="float" office:value="2007334" calcext:value-type="float">
            <text:p>2007334</text:p>
          </table:table-cell>
          <table:table-cell table:style-name="ce3" table:formula="of:=[quicksort_d.D9]" office:value-type="float" office:value="1107081" calcext:value-type="float">
            <text:p>1107081</text:p>
          </table:table-cell>
          <table:table-cell table:style-name="ce3" table:formula="of:=[quicksort_d.E9]" office:value-type="float" office:value="3226714" calcext:value-type="float">
            <text:p>3226714</text:p>
          </table:table-cell>
          <table:table-cell table:style-name="ce3" table:formula="of:=[.C12]+[.D12]+[.E12]" office:value-type="float" office:value="6341129" calcext:value-type="float">
            <text:p>6341129</text:p>
          </table:table-cell>
          <table:table-cell table:style-name="ce6" table:formula="of:=[quicksort_4date.A9]" office:value-type="float" office:value="90000" calcext:value-type="float">
            <text:p>90000</text:p>
          </table:table-cell>
          <table:table-cell table:style-name="ce6" table:formula="of:=[quicksort_4date.B9]" office:value-type="float" office:value="0.0492687" calcext:value-type="float">
            <text:p>0.0492687</text:p>
          </table:table-cell>
          <table:table-cell table:style-name="ce6" table:formula="of:=[quicksort_4date.C9]" office:value-type="float" office:value="1876939" calcext:value-type="float">
            <text:p>1876939</text:p>
          </table:table-cell>
          <table:table-cell table:style-name="ce6" table:formula="of:=[quicksort_4date.D9]" office:value-type="float" office:value="1261644" calcext:value-type="float">
            <text:p>1261644</text:p>
          </table:table-cell>
          <table:table-cell table:style-name="ce6" table:formula="of:=[quicksort_4date.E9]" office:value-type="float" office:value="3129311" calcext:value-type="float">
            <text:p>3129311</text:p>
          </table:table-cell>
          <table:table-cell table:style-name="ce6" table:formula="of:=[.I12]+[.J12]+[.K12]" office:value-type="float" office:value="6267894" calcext:value-type="float">
            <text:p>6267894</text:p>
          </table:table-cell>
          <table:table-cell table:style-name="ce8" table:formula="of:=[.A12]*LOG([.A12])" office:value-type="float" office:value="445881.825849539" calcext:value-type="float">
            <text:p>445881.83</text:p>
          </table:table-cell>
          <table:table-cell table:style-name="ce10" table:formula="of:=[.M12]/[.$F12]" office:value-type="float" office:value="0.070315842155165" calcext:value-type="float">
            <text:p>0.0703</text:p>
          </table:table-cell>
          <table:table-cell table:style-name="ce10" table:formula="of:=[.M12]/[.L12]" office:value-type="float" office:value="0.0711374228488132" calcext:value-type="float">
            <text:p>0.0711</text:p>
          </table:table-cell>
          <table:table-cell table:style-name="ce14" table:formula="of:=[.M12]/[.$O$34]" office:value-type="float" office:value="6213904.24089561" calcext:value-type="float">
            <text:p>6213904.24</text:p>
          </table:table-cell>
          <table:table-cell/>
        </table:table-row>
        <table:table-row table:style-name="ro1">
          <table:table-cell table:style-name="ce3" table:formula="of:=[quicksort_d.A10]" office:value-type="float" office:value="100000" calcext:value-type="float">
            <text:p>100000</text:p>
          </table:table-cell>
          <table:table-cell table:style-name="ce3" table:formula="of:=[quicksort_d.B10]" office:value-type="float" office:value="0.0374098" calcext:value-type="float">
            <text:p>0.0374098</text:p>
          </table:table-cell>
          <table:table-cell table:style-name="ce3" table:formula="of:=[quicksort_d.C10]" office:value-type="float" office:value="2164526" calcext:value-type="float">
            <text:p>2164526</text:p>
          </table:table-cell>
          <table:table-cell table:style-name="ce3" table:formula="of:=[quicksort_d.D10]" office:value-type="float" office:value="1244001" calcext:value-type="float">
            <text:p>1244001</text:p>
          </table:table-cell>
          <table:table-cell table:style-name="ce3" table:formula="of:=[quicksort_d.E10]" office:value-type="float" office:value="3527536" calcext:value-type="float">
            <text:p>3527536</text:p>
          </table:table-cell>
          <table:table-cell table:style-name="ce3" table:formula="of:=[.C13]+[.D13]+[.E13]" office:value-type="float" office:value="6936063" calcext:value-type="float">
            <text:p>6936063</text:p>
          </table:table-cell>
          <table:table-cell table:style-name="ce6" table:formula="of:=[quicksort_4date.A10]" office:value-type="float" office:value="100000" calcext:value-type="float">
            <text:p>100000</text:p>
          </table:table-cell>
          <table:table-cell table:style-name="ce6" table:formula="of:=[quicksort_4date.B10]" office:value-type="float" office:value="0.0540392" calcext:value-type="float">
            <text:p>0.0540392</text:p>
          </table:table-cell>
          <table:table-cell table:style-name="ce6" table:formula="of:=[quicksort_4date.C10]" office:value-type="float" office:value="2071772" calcext:value-type="float">
            <text:p>2071772</text:p>
          </table:table-cell>
          <table:table-cell table:style-name="ce6" table:formula="of:=[quicksort_4date.D10]" office:value-type="float" office:value="1422249" calcext:value-type="float">
            <text:p>1422249</text:p>
          </table:table-cell>
          <table:table-cell table:style-name="ce6" table:formula="of:=[quicksort_4date.E10]" office:value-type="float" office:value="3476502" calcext:value-type="float">
            <text:p>3476502</text:p>
          </table:table-cell>
          <table:table-cell table:style-name="ce6" table:formula="of:=[.I13]+[.J13]+[.K13]" office:value-type="float" office:value="6970523" calcext:value-type="float">
            <text:p>6970523</text:p>
          </table:table-cell>
          <table:table-cell table:style-name="ce8" table:formula="of:=[.A13]*LOG([.A13])" office:value-type="float" office:value="500000" calcext:value-type="float">
            <text:p>500000.00</text:p>
          </table:table-cell>
          <table:table-cell table:style-name="ce10" table:formula="of:=[.M13]/[.$F13]" office:value-type="float" office:value="0.0720870038233505" calcext:value-type="float">
            <text:p>0.0721</text:p>
          </table:table-cell>
          <table:table-cell table:style-name="ce10" table:formula="of:=[.M13]/[.L13]" office:value-type="float" office:value="0.0717306291077441" calcext:value-type="float">
            <text:p>0.0717</text:p>
          </table:table-cell>
          <table:table-cell table:style-name="ce14" table:formula="of:=[.M13]/[.$O$34]" office:value-type="float" office:value="6968106.66038726" calcext:value-type="float">
            <text:p>6968106.66</text:p>
          </table:table-cell>
          <table:table-cell/>
        </table:table-row>
        <table:table-row table:style-name="ro1">
          <table:table-cell table:style-name="ce3" table:formula="of:=[quicksort_d.A11]" office:value-type="float" office:value="110000" calcext:value-type="float">
            <text:p>110000</text:p>
          </table:table-cell>
          <table:table-cell table:style-name="ce3" table:formula="of:=[quicksort_d.B11]" office:value-type="float" office:value="0.042836" calcext:value-type="float">
            <text:p>0.042836</text:p>
          </table:table-cell>
          <table:table-cell table:style-name="ce3" table:formula="of:=[quicksort_d.C11]" office:value-type="float" office:value="2607325" calcext:value-type="float">
            <text:p>2607325</text:p>
          </table:table-cell>
          <table:table-cell table:style-name="ce3" table:formula="of:=[quicksort_d.D11]" office:value-type="float" office:value="1366923" calcext:value-type="float">
            <text:p>1366923</text:p>
          </table:table-cell>
          <table:table-cell table:style-name="ce3" table:formula="of:=[quicksort_d.E11]" office:value-type="float" office:value="4105629" calcext:value-type="float">
            <text:p>4105629</text:p>
          </table:table-cell>
          <table:table-cell table:style-name="ce3" table:formula="of:=[.C14]+[.D14]+[.E14]" office:value-type="float" office:value="8079877" calcext:value-type="float">
            <text:p>8079877</text:p>
          </table:table-cell>
          <table:table-cell table:style-name="ce6" table:formula="of:=[quicksort_4date.A11]" office:value-type="float" office:value="110000" calcext:value-type="float">
            <text:p>110000</text:p>
          </table:table-cell>
          <table:table-cell table:style-name="ce6" table:formula="of:=[quicksort_4date.B11]" office:value-type="float" office:value="0.0607221" calcext:value-type="float">
            <text:p>0.0607221</text:p>
          </table:table-cell>
          <table:table-cell table:style-name="ce6" table:formula="of:=[quicksort_4date.C11]" office:value-type="float" office:value="2388654" calcext:value-type="float">
            <text:p>2388654</text:p>
          </table:table-cell>
          <table:table-cell table:style-name="ce6" table:formula="of:=[quicksort_4date.D11]" office:value-type="float" office:value="1572891" calcext:value-type="float">
            <text:p>1572891</text:p>
          </table:table-cell>
          <table:table-cell table:style-name="ce6" table:formula="of:=[quicksort_4date.E11]" office:value-type="float" office:value="3937330" calcext:value-type="float">
            <text:p>3937330</text:p>
          </table:table-cell>
          <table:table-cell table:style-name="ce6" table:formula="of:=[.I14]+[.J14]+[.K14]" office:value-type="float" office:value="7898875" calcext:value-type="float">
            <text:p>7898875</text:p>
          </table:table-cell>
          <table:table-cell table:style-name="ce8" table:formula="of:=[.A14]*LOG([.A14])" office:value-type="float" office:value="554553.195367405" calcext:value-type="float">
            <text:p>554553.20</text:p>
          </table:table-cell>
          <table:table-cell table:style-name="ce10" table:formula="of:=[.M14]/[.$F14]" office:value-type="float" office:value="0.0686338660065499" calcext:value-type="float">
            <text:p>0.0686</text:p>
          </table:table-cell>
          <table:table-cell table:style-name="ce10" table:formula="of:=[.M14]/[.L14]" office:value-type="float" office:value="0.0702066047845301" calcext:value-type="float">
            <text:p>0.0702</text:p>
          </table:table-cell>
          <table:table-cell table:style-name="ce14" table:formula="of:=[.M14]/[.$O$34]" office:value-type="float" office:value="7728371.6283573" calcext:value-type="float">
            <text:p>7728371.63</text:p>
          </table:table-cell>
          <table:table-cell/>
        </table:table-row>
        <table:table-row table:style-name="ro1">
          <table:table-cell table:style-name="ce3" table:formula="of:=[quicksort_d.A12]" office:value-type="float" office:value="120000" calcext:value-type="float">
            <text:p>120000</text:p>
          </table:table-cell>
          <table:table-cell table:style-name="ce3" table:formula="of:=[quicksort_d.B12]" office:value-type="float" office:value="0.0461537" calcext:value-type="float">
            <text:p>0.0461537</text:p>
          </table:table-cell>
          <table:table-cell table:style-name="ce3" table:formula="of:=[quicksort_d.C12]" office:value-type="float" office:value="2661453" calcext:value-type="float">
            <text:p>2661453</text:p>
          </table:table-cell>
          <table:table-cell table:style-name="ce3" table:formula="of:=[quicksort_d.D12]" office:value-type="float" office:value="1515525" calcext:value-type="float">
            <text:p>1515525</text:p>
          </table:table-cell>
          <table:table-cell table:style-name="ce3" table:formula="of:=[quicksort_d.E12]" office:value-type="float" office:value="4312579" calcext:value-type="float">
            <text:p>4312579</text:p>
          </table:table-cell>
          <table:table-cell table:style-name="ce3" table:formula="of:=[.C15]+[.D15]+[.E15]" office:value-type="float" office:value="8489557" calcext:value-type="float">
            <text:p>8489557</text:p>
          </table:table-cell>
          <table:table-cell table:style-name="ce6" table:formula="of:=[quicksort_4date.A12]" office:value-type="float" office:value="120000" calcext:value-type="float">
            <text:p>120000</text:p>
          </table:table-cell>
          <table:table-cell table:style-name="ce6" table:formula="of:=[quicksort_4date.B12]" office:value-type="float" office:value="0.0658438" calcext:value-type="float">
            <text:p>0.0658438</text:p>
          </table:table-cell>
          <table:table-cell table:style-name="ce6" table:formula="of:=[quicksort_4date.C12]" office:value-type="float" office:value="2583888" calcext:value-type="float">
            <text:p>2583888</text:p>
          </table:table-cell>
          <table:table-cell table:style-name="ce6" table:formula="of:=[quicksort_4date.D12]" office:value-type="float" office:value="1744557" calcext:value-type="float">
            <text:p>1744557</text:p>
          </table:table-cell>
          <table:table-cell table:style-name="ce6" table:formula="of:=[quicksort_4date.E12]" office:value-type="float" office:value="4290718" calcext:value-type="float">
            <text:p>4290718</text:p>
          </table:table-cell>
          <table:table-cell table:style-name="ce6" table:formula="of:=[.I15]+[.J15]+[.K15]" office:value-type="float" office:value="8619163" calcext:value-type="float">
            <text:p>8619163</text:p>
          </table:table-cell>
          <table:table-cell table:style-name="ce8" table:formula="of:=[.A15]*LOG([.A15])" office:value-type="float" office:value="609501.749525715" calcext:value-type="float">
            <text:p>609501.75</text:p>
          </table:table-cell>
          <table:table-cell table:style-name="ce10" table:formula="of:=[.M15]/[.$F15]" office:value-type="float" office:value="0.071794293804225" calcext:value-type="float">
            <text:p>0.0718</text:p>
          </table:table-cell>
          <table:table-cell table:style-name="ce10" table:formula="of:=[.M15]/[.L15]" office:value-type="float" office:value="0.0707147259572322" calcext:value-type="float">
            <text:p>0.0707</text:p>
          </table:table-cell>
          <table:table-cell table:style-name="ce14" table:formula="of:=[.M15]/[.$O$34]" office:value-type="float" office:value="8494146.40077564" calcext:value-type="float">
            <text:p>8494146.40</text:p>
          </table:table-cell>
          <table:table-cell/>
        </table:table-row>
        <table:table-row table:style-name="ro1">
          <table:table-cell table:style-name="ce3" table:formula="of:=[quicksort_d.A13]" office:value-type="float" office:value="130000" calcext:value-type="float">
            <text:p>130000</text:p>
          </table:table-cell>
          <table:table-cell table:style-name="ce3" table:formula="of:=[quicksort_d.B13]" office:value-type="float" office:value="0.0499649" calcext:value-type="float">
            <text:p>0.0499649</text:p>
          </table:table-cell>
          <table:table-cell table:style-name="ce3" table:formula="of:=[quicksort_d.C13]" office:value-type="float" office:value="2979281" calcext:value-type="float">
            <text:p>2979281</text:p>
          </table:table-cell>
          <table:table-cell table:style-name="ce3" table:formula="of:=[quicksort_d.D13]" office:value-type="float" office:value="1645335" calcext:value-type="float">
            <text:p>1645335</text:p>
          </table:table-cell>
          <table:table-cell table:style-name="ce3" table:formula="of:=[quicksort_d.E13]" office:value-type="float" office:value="4771277" calcext:value-type="float">
            <text:p>4771277</text:p>
          </table:table-cell>
          <table:table-cell table:style-name="ce3" table:formula="of:=[.C16]+[.D16]+[.E16]" office:value-type="float" office:value="9395893" calcext:value-type="float">
            <text:p>9395893</text:p>
          </table:table-cell>
          <table:table-cell table:style-name="ce6" table:formula="of:=[quicksort_4date.A13]" office:value-type="float" office:value="130000" calcext:value-type="float">
            <text:p>130000</text:p>
          </table:table-cell>
          <table:table-cell table:style-name="ce6" table:formula="of:=[quicksort_4date.B13]" office:value-type="float" office:value="0.0701642" calcext:value-type="float">
            <text:p>0.0701642</text:p>
          </table:table-cell>
          <table:table-cell table:style-name="ce6" table:formula="of:=[quicksort_4date.C13]" office:value-type="float" office:value="2727260" calcext:value-type="float">
            <text:p>2727260</text:p>
          </table:table-cell>
          <table:table-cell table:style-name="ce6" table:formula="of:=[quicksort_4date.D13]" office:value-type="float" office:value="1915323" calcext:value-type="float">
            <text:p>1915323</text:p>
          </table:table-cell>
          <table:table-cell table:style-name="ce6" table:formula="of:=[quicksort_4date.E13]" office:value-type="float" office:value="4590018" calcext:value-type="float">
            <text:p>4590018</text:p>
          </table:table-cell>
          <table:table-cell table:style-name="ce6" table:formula="of:=[.I16]+[.J16]+[.K16]" office:value-type="float" office:value="9232601" calcext:value-type="float">
            <text:p>9232601</text:p>
          </table:table-cell>
          <table:table-cell table:style-name="ce8" table:formula="of:=[.A16]*LOG([.A16])" office:value-type="float" office:value="664812.635799889" calcext:value-type="float">
            <text:p>664812.64</text:p>
          </table:table-cell>
          <table:table-cell table:style-name="ce10" table:formula="of:=[.M16]/[.$F16]" office:value-type="float" office:value="0.0707556626921878" calcext:value-type="float">
            <text:p>0.0708</text:p>
          </table:table-cell>
          <table:table-cell table:style-name="ce10" table:formula="of:=[.M16]/[.L16]" office:value-type="float" office:value="0.0720070796734191" calcext:value-type="float">
            <text:p>0.0720</text:p>
          </table:table-cell>
          <table:table-cell table:style-name="ce14" table:formula="of:=[.M16]/[.$O$34]" office:value-type="float" office:value="9264970.71085363" calcext:value-type="float">
            <text:p>9264970.71</text:p>
          </table:table-cell>
          <table:table-cell/>
        </table:table-row>
        <table:table-row table:style-name="ro1">
          <table:table-cell table:style-name="ce3" table:formula="of:=[quicksort_d.A14]" office:value-type="float" office:value="140000" calcext:value-type="float">
            <text:p>140000</text:p>
          </table:table-cell>
          <table:table-cell table:style-name="ce3" table:formula="of:=[quicksort_d.B14]" office:value-type="float" office:value="0.0538472" calcext:value-type="float">
            <text:p>0.0538472</text:p>
          </table:table-cell>
          <table:table-cell table:style-name="ce3" table:formula="of:=[quicksort_d.C14]" office:value-type="float" office:value="3101883" calcext:value-type="float">
            <text:p>3101883</text:p>
          </table:table-cell>
          <table:table-cell table:style-name="ce3" table:formula="of:=[quicksort_d.D14]" office:value-type="float" office:value="1798827" calcext:value-type="float">
            <text:p>1798827</text:p>
          </table:table-cell>
          <table:table-cell table:style-name="ce3" table:formula="of:=[quicksort_d.E14]" office:value-type="float" office:value="5048947" calcext:value-type="float">
            <text:p>5048947</text:p>
          </table:table-cell>
          <table:table-cell table:style-name="ce3" table:formula="of:=[.C17]+[.D17]+[.E17]" office:value-type="float" office:value="9949657" calcext:value-type="float">
            <text:p>9949657</text:p>
          </table:table-cell>
          <table:table-cell table:style-name="ce6" table:formula="of:=[quicksort_4date.A14]" office:value-type="float" office:value="140000" calcext:value-type="float">
            <text:p>140000</text:p>
          </table:table-cell>
          <table:table-cell table:style-name="ce6" table:formula="of:=[quicksort_4date.B14]" office:value-type="float" office:value="0.0765165" calcext:value-type="float">
            <text:p>0.0765165</text:p>
          </table:table-cell>
          <table:table-cell table:style-name="ce6" table:formula="of:=[quicksort_4date.C14]" office:value-type="float" office:value="3018247" calcext:value-type="float">
            <text:p>3018247</text:p>
          </table:table-cell>
          <table:table-cell table:style-name="ce6" table:formula="of:=[quicksort_4date.D14]" office:value-type="float" office:value="2070645" calcext:value-type="float">
            <text:p>2070645</text:p>
          </table:table-cell>
          <table:table-cell table:style-name="ce6" table:formula="of:=[quicksort_4date.E14]" office:value-type="float" office:value="5028161" calcext:value-type="float">
            <text:p>5028161</text:p>
          </table:table-cell>
          <table:table-cell table:style-name="ce6" table:formula="of:=[.I17]+[.J17]+[.K17]" office:value-type="float" office:value="10117053" calcext:value-type="float">
            <text:p>10117053</text:p>
          </table:table-cell>
          <table:table-cell table:style-name="ce8" table:formula="of:=[.A17]*LOG([.A17])" office:value-type="float" office:value="720457.924994953" calcext:value-type="float">
            <text:p>720457.92</text:p>
          </table:table-cell>
          <table:table-cell table:style-name="ce10" table:formula="of:=[.M17]/[.$F17]" office:value-type="float" office:value="0.0724103278128033" calcext:value-type="float">
            <text:p>0.0724</text:p>
          </table:table-cell>
          <table:table-cell table:style-name="ce10" table:formula="of:=[.M17]/[.L17]" office:value-type="float" office:value="0.0712122319607254" calcext:value-type="float">
            <text:p>0.0712</text:p>
          </table:table-cell>
          <table:table-cell table:style-name="ce14" table:formula="of:=[.M17]/[.$O$34]" office:value-type="float" office:value="10040455.3313722" calcext:value-type="float">
            <text:p>10040455.33</text:p>
          </table:table-cell>
          <table:table-cell/>
        </table:table-row>
        <table:table-row table:style-name="ro1">
          <table:table-cell table:style-name="ce3" table:formula="of:=[quicksort_d.A15]" office:value-type="float" office:value="150000" calcext:value-type="float">
            <text:p>150000</text:p>
          </table:table-cell>
          <table:table-cell table:style-name="ce3" table:formula="of:=[quicksort_d.B15]" office:value-type="float" office:value="0.0595739" calcext:value-type="float">
            <text:p>0.0595739</text:p>
          </table:table-cell>
          <table:table-cell table:style-name="ce3" table:formula="of:=[quicksort_d.C15]" office:value-type="float" office:value="3612820" calcext:value-type="float">
            <text:p>3612820</text:p>
          </table:table-cell>
          <table:table-cell table:style-name="ce3" table:formula="of:=[quicksort_d.D15]" office:value-type="float" office:value="1907502" calcext:value-type="float">
            <text:p>1907502</text:p>
          </table:table-cell>
          <table:table-cell table:style-name="ce3" table:formula="of:=[quicksort_d.E15]" office:value-type="float" office:value="5686352" calcext:value-type="float">
            <text:p>5686352</text:p>
          </table:table-cell>
          <table:table-cell table:style-name="ce3" table:formula="of:=[.C18]+[.D18]+[.E18]" office:value-type="float" office:value="11206674" calcext:value-type="float">
            <text:p>11206674</text:p>
          </table:table-cell>
          <table:table-cell table:style-name="ce6" table:formula="of:=[quicksort_4date.A15]" office:value-type="float" office:value="150000" calcext:value-type="float">
            <text:p>150000</text:p>
          </table:table-cell>
          <table:table-cell table:style-name="ce6" table:formula="of:=[quicksort_4date.B15]" office:value-type="float" office:value="0.0838573" calcext:value-type="float">
            <text:p>0.0838573</text:p>
          </table:table-cell>
          <table:table-cell table:style-name="ce6" table:formula="of:=[quicksort_4date.C15]" office:value-type="float" office:value="3199253" calcext:value-type="float">
            <text:p>3199253</text:p>
          </table:table-cell>
          <table:table-cell table:style-name="ce6" table:formula="of:=[quicksort_4date.D15]" office:value-type="float" office:value="2252445" calcext:value-type="float">
            <text:p>2252445</text:p>
          </table:table-cell>
          <table:table-cell table:style-name="ce6" table:formula="of:=[quicksort_4date.E15]" office:value-type="float" office:value="5375607" calcext:value-type="float">
            <text:p>5375607</text:p>
          </table:table-cell>
          <table:table-cell table:style-name="ce6" table:formula="of:=[.I18]+[.J18]+[.K18]" office:value-type="float" office:value="10827305" calcext:value-type="float">
            <text:p>10827305</text:p>
          </table:table-cell>
          <table:table-cell table:style-name="ce8" table:formula="of:=[.A18]*LOG([.A18])" office:value-type="float" office:value="776413.688858352" calcext:value-type="float">
            <text:p>776413.69</text:p>
          </table:table-cell>
          <table:table-cell table:style-name="ce10" table:formula="of:=[.M18]/[.$F18]" office:value-type="float" office:value="0.0692813665194822" calcext:value-type="float">
            <text:p>0.0693</text:p>
          </table:table-cell>
          <table:table-cell table:style-name="ce10" table:formula="of:=[.M18]/[.L18]" office:value-type="float" office:value="0.0717088591166825" calcext:value-type="float">
            <text:p>0.0717</text:p>
          </table:table-cell>
          <table:table-cell table:style-name="ce14" table:formula="of:=[.M18]/[.$O$34]" office:value-type="float" office:value="10820266.7930995" calcext:value-type="float">
            <text:p>10820266.79</text:p>
          </table:table-cell>
          <table:table-cell/>
        </table:table-row>
        <table:table-row table:style-name="ro1">
          <table:table-cell table:style-name="ce3" table:formula="of:=[quicksort_d.A16]" office:value-type="float" office:value="160000" calcext:value-type="float">
            <text:p>160000</text:p>
          </table:table-cell>
          <table:table-cell table:style-name="ce3" table:formula="of:=[quicksort_d.B16]" office:value-type="float" office:value="0.0620945" calcext:value-type="float">
            <text:p>0.0620945</text:p>
          </table:table-cell>
          <table:table-cell table:style-name="ce3" table:formula="of:=[quicksort_d.C16]" office:value-type="float" office:value="3807332" calcext:value-type="float">
            <text:p>3807332</text:p>
          </table:table-cell>
          <table:table-cell table:style-name="ce3" table:formula="of:=[quicksort_d.D16]" office:value-type="float" office:value="2038107" calcext:value-type="float">
            <text:p>2038107</text:p>
          </table:table-cell>
          <table:table-cell table:style-name="ce3" table:formula="of:=[quicksort_d.E16]" office:value-type="float" office:value="6020914" calcext:value-type="float">
            <text:p>6020914</text:p>
          </table:table-cell>
          <table:table-cell table:style-name="ce3" table:formula="of:=[.C19]+[.D19]+[.E19]" office:value-type="float" office:value="11866353" calcext:value-type="float">
            <text:p>11866353</text:p>
          </table:table-cell>
          <table:table-cell table:style-name="ce6" table:formula="of:=[quicksort_4date.A16]" office:value-type="float" office:value="160000" calcext:value-type="float">
            <text:p>160000</text:p>
          </table:table-cell>
          <table:table-cell table:style-name="ce6" table:formula="of:=[quicksort_4date.B16]" office:value-type="float" office:value="0.0861858" calcext:value-type="float">
            <text:p>0.0861858</text:p>
          </table:table-cell>
          <table:table-cell table:style-name="ce6" table:formula="of:=[quicksort_4date.C16]" office:value-type="float" office:value="3323997" calcext:value-type="float">
            <text:p>3323997</text:p>
          </table:table-cell>
          <table:table-cell table:style-name="ce6" table:formula="of:=[quicksort_4date.D16]" office:value-type="float" office:value="2430699" calcext:value-type="float">
            <text:p>2430699</text:p>
          </table:table-cell>
          <table:table-cell table:style-name="ce6" table:formula="of:=[quicksort_4date.E16]" office:value-type="float" office:value="5660749" calcext:value-type="float">
            <text:p>5660749</text:p>
          </table:table-cell>
          <table:table-cell table:style-name="ce6" table:formula="of:=[.I19]+[.J19]+[.K19]" office:value-type="float" office:value="11415445" calcext:value-type="float">
            <text:p>11415445</text:p>
          </table:table-cell>
          <table:table-cell table:style-name="ce8" table:formula="of:=[.A19]*LOG([.A19])" office:value-type="float" office:value="832659.197224948" calcext:value-type="float">
            <text:p>832659.20</text:p>
          </table:table-cell>
          <table:table-cell table:style-name="ce10" table:formula="of:=[.M19]/[.$F19]" office:value-type="float" office:value="0.070169764646724" calcext:value-type="float">
            <text:p>0.0702</text:p>
          </table:table-cell>
          <table:table-cell table:style-name="ce10" table:formula="of:=[.M19]/[.L19]" office:value-type="float" office:value="0.0729414575800547" calcext:value-type="float">
            <text:p>0.0729</text:p>
          </table:table-cell>
          <table:table-cell table:style-name="ce14" table:formula="of:=[.M19]/[.$O$34]" office:value-type="float" office:value="11604116.1960317" calcext:value-type="float">
            <text:p>11604116.20</text:p>
          </table:table-cell>
          <table:table-cell/>
        </table:table-row>
        <table:table-row table:style-name="ro1">
          <table:table-cell table:style-name="ce3" table:formula="of:=[quicksort_d.A17]" office:value-type="float" office:value="170000" calcext:value-type="float">
            <text:p>170000</text:p>
          </table:table-cell>
          <table:table-cell table:style-name="ce3" table:formula="of:=[quicksort_d.B17]" office:value-type="float" office:value="0.0671266" calcext:value-type="float">
            <text:p>0.0671266</text:p>
          </table:table-cell>
          <table:table-cell table:style-name="ce3" table:formula="of:=[quicksort_d.C17]" office:value-type="float" office:value="3943325" calcext:value-type="float">
            <text:p>3943325</text:p>
          </table:table-cell>
          <table:table-cell table:style-name="ce3" table:formula="of:=[quicksort_d.D17]" office:value-type="float" office:value="2200074" calcext:value-type="float">
            <text:p>2200074</text:p>
          </table:table-cell>
          <table:table-cell table:style-name="ce3" table:formula="of:=[quicksort_d.E17]" office:value-type="float" office:value="6317205" calcext:value-type="float">
            <text:p>6317205</text:p>
          </table:table-cell>
          <table:table-cell table:style-name="ce3" table:formula="of:=[.C20]+[.D20]+[.E20]" office:value-type="float" office:value="12460604" calcext:value-type="float">
            <text:p>12460604</text:p>
          </table:table-cell>
          <table:table-cell table:style-name="ce6" table:formula="of:=[quicksort_4date.A17]" office:value-type="float" office:value="170000" calcext:value-type="float">
            <text:p>170000</text:p>
          </table:table-cell>
          <table:table-cell table:style-name="ce6" table:formula="of:=[quicksort_4date.B17]" office:value-type="float" office:value="0.0927657" calcext:value-type="float">
            <text:p>0.0927657</text:p>
          </table:table-cell>
          <table:table-cell table:style-name="ce6" table:formula="of:=[quicksort_4date.C17]" office:value-type="float" office:value="3569419" calcext:value-type="float">
            <text:p>3569419</text:p>
          </table:table-cell>
          <table:table-cell table:style-name="ce6" table:formula="of:=[quicksort_4date.D17]" office:value-type="float" office:value="2601927" calcext:value-type="float">
            <text:p>2601927</text:p>
          </table:table-cell>
          <table:table-cell table:style-name="ce6" table:formula="of:=[quicksort_4date.E17]" office:value-type="float" office:value="6064711" calcext:value-type="float">
            <text:p>6064711</text:p>
          </table:table-cell>
          <table:table-cell table:style-name="ce6" table:formula="of:=[.I20]+[.J20]+[.K20]" office:value-type="float" office:value="12236057" calcext:value-type="float">
            <text:p>12236057</text:p>
          </table:table-cell>
          <table:table-cell table:style-name="ce8" table:formula="of:=[.A20]*LOG([.A20])" office:value-type="float" office:value="889176.316634307" calcext:value-type="float">
            <text:p>889176.32</text:p>
          </table:table-cell>
          <table:table-cell table:style-name="ce10" table:formula="of:=[.M20]/[.$F20]" office:value-type="float" office:value="0.0713590060830363" calcext:value-type="float">
            <text:p>0.0714</text:p>
          </table:table-cell>
          <table:table-cell table:style-name="ce10" table:formula="of:=[.M20]/[.L20]" office:value-type="float" office:value="0.0726685333873736" calcext:value-type="float">
            <text:p>0.0727</text:p>
          </table:table-cell>
          <table:table-cell table:style-name="ce14" table:formula="of:=[.M20]/[.$O$34]" office:value-type="float" office:value="12391750.8283963" calcext:value-type="float">
            <text:p>12391750.83</text:p>
          </table:table-cell>
          <table:table-cell/>
        </table:table-row>
        <table:table-row table:style-name="ro1">
          <table:table-cell table:style-name="ce3" table:formula="of:=[quicksort_d.A18]" office:value-type="float" office:value="180000" calcext:value-type="float">
            <text:p>180000</text:p>
          </table:table-cell>
          <table:table-cell table:style-name="ce3" table:formula="of:=[quicksort_d.B18]" office:value-type="float" office:value="0.0714346" calcext:value-type="float">
            <text:p>0.0714346</text:p>
          </table:table-cell>
          <table:table-cell table:style-name="ce3" table:formula="of:=[quicksort_d.C18]" office:value-type="float" office:value="4306629" calcext:value-type="float">
            <text:p>4306629</text:p>
          </table:table-cell>
          <table:table-cell table:style-name="ce3" table:formula="of:=[quicksort_d.D18]" office:value-type="float" office:value="2319681" calcext:value-type="float">
            <text:p>2319681</text:p>
          </table:table-cell>
          <table:table-cell table:style-name="ce3" table:formula="of:=[quicksort_d.E18]" office:value-type="float" office:value="6815003" calcext:value-type="float">
            <text:p>6815003</text:p>
          </table:table-cell>
          <table:table-cell table:style-name="ce3" table:formula="of:=[.C21]+[.D21]+[.E21]" office:value-type="float" office:value="13441313" calcext:value-type="float">
            <text:p>13441313</text:p>
          </table:table-cell>
          <table:table-cell table:style-name="ce6" table:formula="of:=[quicksort_4date.A18]" office:value-type="float" office:value="180000" calcext:value-type="float">
            <text:p>180000</text:p>
          </table:table-cell>
          <table:table-cell table:style-name="ce6" table:formula="of:=[quicksort_4date.B18]" office:value-type="float" office:value="0.098641" calcext:value-type="float">
            <text:p>0.098641</text:p>
          </table:table-cell>
          <table:table-cell table:style-name="ce6" table:formula="of:=[quicksort_4date.C18]" office:value-type="float" office:value="3887669" calcext:value-type="float">
            <text:p>3887669</text:p>
          </table:table-cell>
          <table:table-cell table:style-name="ce6" table:formula="of:=[quicksort_4date.D18]" office:value-type="float" office:value="2762244" calcext:value-type="float">
            <text:p>2762244</text:p>
          </table:table-cell>
          <table:table-cell table:style-name="ce6" table:formula="of:=[quicksort_4date.E18]" office:value-type="float" office:value="6535133" calcext:value-type="float">
            <text:p>6535133</text:p>
          </table:table-cell>
          <table:table-cell table:style-name="ce6" table:formula="of:=[.I21]+[.J21]+[.K21]" office:value-type="float" office:value="13185046" calcext:value-type="float">
            <text:p>13185046</text:p>
          </table:table-cell>
          <table:table-cell table:style-name="ce8" table:formula="of:=[.A21]*LOG([.A21])" office:value-type="float" office:value="945949.050918595" calcext:value-type="float">
            <text:p>945949.05</text:p>
          </table:table-cell>
          <table:table-cell table:style-name="ce10" table:formula="of:=[.M21]/[.$F21]" office:value-type="float" office:value="0.0703762386099182" calcext:value-type="float">
            <text:p>0.0704</text:p>
          </table:table-cell>
          <table:table-cell table:style-name="ce10" table:formula="of:=[.M21]/[.L21]" office:value-type="float" office:value="0.0717440842389625" calcext:value-type="float">
            <text:p>0.0717</text:p>
          </table:table-cell>
          <table:table-cell table:style-name="ce14" table:formula="of:=[.M21]/[.$O$34]" office:value-type="float" office:value="13182947.7641857" calcext:value-type="float">
            <text:p>13182947.76</text:p>
          </table:table-cell>
          <table:table-cell/>
        </table:table-row>
        <table:table-row table:style-name="ro1">
          <table:table-cell table:style-name="ce3" table:formula="of:=[quicksort_d.A19]" office:value-type="float" office:value="190000" calcext:value-type="float">
            <text:p>190000</text:p>
          </table:table-cell>
          <table:table-cell table:style-name="ce3" table:formula="of:=[quicksort_d.B19]" office:value-type="float" office:value="0.0754951" calcext:value-type="float">
            <text:p>0.0754951</text:p>
          </table:table-cell>
          <table:table-cell table:style-name="ce3" table:formula="of:=[quicksort_d.C19]" office:value-type="float" office:value="4507391" calcext:value-type="float">
            <text:p>4507391</text:p>
          </table:table-cell>
          <table:table-cell table:style-name="ce3" table:formula="of:=[quicksort_d.D19]" office:value-type="float" office:value="2476557" calcext:value-type="float">
            <text:p>2476557</text:p>
          </table:table-cell>
          <table:table-cell table:style-name="ce3" table:formula="of:=[quicksort_d.E19]" office:value-type="float" office:value="7171547" calcext:value-type="float">
            <text:p>7171547</text:p>
          </table:table-cell>
          <table:table-cell table:style-name="ce3" table:formula="of:=[.C22]+[.D22]+[.E22]" office:value-type="float" office:value="14155495" calcext:value-type="float">
            <text:p>14155495</text:p>
          </table:table-cell>
          <table:table-cell table:style-name="ce6" table:formula="of:=[quicksort_4date.A19]" office:value-type="float" office:value="190000" calcext:value-type="float">
            <text:p>190000</text:p>
          </table:table-cell>
          <table:table-cell table:style-name="ce6" table:formula="of:=[quicksort_4date.B19]" office:value-type="float" office:value="0.110019" calcext:value-type="float">
            <text:p>0.110019</text:p>
          </table:table-cell>
          <table:table-cell table:style-name="ce6" table:formula="of:=[quicksort_4date.C19]" office:value-type="float" office:value="3972372" calcext:value-type="float">
            <text:p>3972372</text:p>
          </table:table-cell>
          <table:table-cell table:style-name="ce6" table:formula="of:=[quicksort_4date.D19]" office:value-type="float" office:value="2964150" calcext:value-type="float">
            <text:p>2964150</text:p>
          </table:table-cell>
          <table:table-cell table:style-name="ce6" table:formula="of:=[quicksort_4date.E19]" office:value-type="float" office:value="6799860" calcext:value-type="float">
            <text:p>6799860</text:p>
          </table:table-cell>
          <table:table-cell table:style-name="ce6" table:formula="of:=[.I22]+[.J22]+[.K22]" office:value-type="float" office:value="13736382" calcext:value-type="float">
            <text:p>13736382</text:p>
          </table:table-cell>
          <table:table-cell table:style-name="ce8" table:formula="of:=[.A22]*LOG([.A22])" office:value-type="float" office:value="1002963.18418104" calcext:value-type="float">
            <text:p>1002963.18</text:p>
          </table:table-cell>
          <table:table-cell table:style-name="ce10" table:formula="of:=[.M22]/[.$F22]" office:value-type="float" office:value="0.0708532752956387" calcext:value-type="float">
            <text:p>0.0709</text:p>
          </table:table-cell>
          <table:table-cell table:style-name="ce10" table:formula="of:=[.M22]/[.L22]" office:value-type="float" office:value="0.0730150911776505" calcext:value-type="float">
            <text:p>0.0730</text:p>
          </table:table-cell>
          <table:table-cell table:style-name="ce14" table:formula="of:=[.M22]/[.$O$34]" office:value-type="float" office:value="13977508.8876302" calcext:value-type="float">
            <text:p>13977508.89</text:p>
          </table:table-cell>
          <table:table-cell/>
        </table:table-row>
        <table:table-row table:style-name="ro1">
          <table:table-cell table:style-name="ce3" table:formula="of:=[quicksort_d.A20]" office:value-type="float" office:value="200000" calcext:value-type="float">
            <text:p>200000</text:p>
          </table:table-cell>
          <table:table-cell table:style-name="ce3" table:formula="of:=[quicksort_d.B20]" office:value-type="float" office:value="0.0787836" calcext:value-type="float">
            <text:p>0.0787836</text:p>
          </table:table-cell>
          <table:table-cell table:style-name="ce3" table:formula="of:=[quicksort_d.C20]" office:value-type="float" office:value="4764288" calcext:value-type="float">
            <text:p>4764288</text:p>
          </table:table-cell>
          <table:table-cell table:style-name="ce3" table:formula="of:=[quicksort_d.D20]" office:value-type="float" office:value="2617056" calcext:value-type="float">
            <text:p>2617056</text:p>
          </table:table-cell>
          <table:table-cell table:style-name="ce3" table:formula="of:=[quicksort_d.E20]" office:value-type="float" office:value="7578720" calcext:value-type="float">
            <text:p>7578720</text:p>
          </table:table-cell>
          <table:table-cell table:style-name="ce3" table:formula="of:=[.C23]+[.D23]+[.E23]" office:value-type="float" office:value="14960064" calcext:value-type="float">
            <text:p>14960064</text:p>
          </table:table-cell>
          <table:table-cell table:style-name="ce6" table:formula="of:=[quicksort_4date.A20]" office:value-type="float" office:value="200000" calcext:value-type="float">
            <text:p>200000</text:p>
          </table:table-cell>
          <table:table-cell table:style-name="ce6" table:formula="of:=[quicksort_4date.B20]" office:value-type="float" office:value="0.110732" calcext:value-type="float">
            <text:p>0.110732</text:p>
          </table:table-cell>
          <table:table-cell table:style-name="ce6" table:formula="of:=[quicksort_4date.C20]" office:value-type="float" office:value="4284987" calcext:value-type="float">
            <text:p>4284987</text:p>
          </table:table-cell>
          <table:table-cell table:style-name="ce6" table:formula="of:=[quicksort_4date.D20]" office:value-type="float" office:value="3120804" calcext:value-type="float">
            <text:p>3120804</text:p>
          </table:table-cell>
          <table:table-cell table:style-name="ce6" table:formula="of:=[quicksort_4date.E20]" office:value-type="float" office:value="7262739" calcext:value-type="float">
            <text:p>7262739</text:p>
          </table:table-cell>
          <table:table-cell table:style-name="ce6" table:formula="of:=[.I23]+[.J23]+[.K23]" office:value-type="float" office:value="14668530" calcext:value-type="float">
            <text:p>14668530</text:p>
          </table:table-cell>
          <table:table-cell table:style-name="ce8" table:formula="of:=[.A23]*LOG([.A23])" office:value-type="float" office:value="1060205.9991328" calcext:value-type="float">
            <text:p>1060206.00</text:p>
          </table:table-cell>
          <table:table-cell table:style-name="ce10" table:formula="of:=[.M23]/[.$F23]" office:value-type="float" office:value="0.0708690817855322" calcext:value-type="float">
            <text:p>0.0709</text:p>
          </table:table-cell>
          <table:table-cell table:style-name="ce10" table:formula="of:=[.M23]/[.L23]" office:value-type="float" office:value="0.0722775901288538" calcext:value-type="float">
            <text:p>0.0723</text:p>
          </table:table-cell>
          <table:table-cell table:style-name="ce14" table:formula="of:=[.M23]/[.$O$34]" office:value-type="float" office:value="14775256.9678796" calcext:value-type="float">
            <text:p>14775256.97</text:p>
          </table:table-cell>
          <table:table-cell/>
        </table:table-row>
        <table:table-row table:style-name="ro1">
          <table:table-cell table:style-name="ce3" table:formula="of:=[quicksort_d.A21]" office:value-type="float" office:value="210000" calcext:value-type="float">
            <text:p>210000</text:p>
          </table:table-cell>
          <table:table-cell table:style-name="ce3" table:formula="of:=[quicksort_d.B21]" office:value-type="float" office:value="0.0864474" calcext:value-type="float">
            <text:p>0.0864474</text:p>
          </table:table-cell>
          <table:table-cell table:style-name="ce3" table:formula="of:=[quicksort_d.C21]" office:value-type="float" office:value="5333569" calcext:value-type="float">
            <text:p>5333569</text:p>
          </table:table-cell>
          <table:table-cell table:style-name="ce3" table:formula="of:=[quicksort_d.D21]" office:value-type="float" office:value="2747562" calcext:value-type="float">
            <text:p>2747562</text:p>
          </table:table-cell>
          <table:table-cell table:style-name="ce3" table:formula="of:=[quicksort_d.E21]" office:value-type="float" office:value="8286023" calcext:value-type="float">
            <text:p>8286023</text:p>
          </table:table-cell>
          <table:table-cell table:style-name="ce3" table:formula="of:=[.C24]+[.D24]+[.E24]" office:value-type="float" office:value="16367154" calcext:value-type="float">
            <text:p>16367154</text:p>
          </table:table-cell>
          <table:table-cell table:style-name="ce6" table:formula="of:=[quicksort_4date.A21]" office:value-type="float" office:value="210000" calcext:value-type="float">
            <text:p>210000</text:p>
          </table:table-cell>
          <table:table-cell table:style-name="ce6" table:formula="of:=[quicksort_4date.B21]" office:value-type="float" office:value="0.116529" calcext:value-type="float">
            <text:p>0.116529</text:p>
          </table:table-cell>
          <table:table-cell table:style-name="ce6" table:formula="of:=[quicksort_4date.C21]" office:value-type="float" office:value="4438483" calcext:value-type="float">
            <text:p>4438483</text:p>
          </table:table-cell>
          <table:table-cell table:style-name="ce6" table:formula="of:=[quicksort_4date.D21]" office:value-type="float" office:value="3300468" calcext:value-type="float">
            <text:p>3300468</text:p>
          </table:table-cell>
          <table:table-cell table:style-name="ce6" table:formula="of:=[quicksort_4date.E21]" office:value-type="float" office:value="7579199" calcext:value-type="float">
            <text:p>7579199</text:p>
          </table:table-cell>
          <table:table-cell table:style-name="ce6" table:formula="of:=[.I24]+[.J24]+[.K24]" office:value-type="float" office:value="15318150" calcext:value-type="float">
            <text:p>15318150</text:p>
          </table:table-cell>
          <table:table-cell table:style-name="ce8" table:formula="of:=[.A24]*LOG([.A24])" office:value-type="float" office:value="1117666.05189412" calcext:value-type="float">
            <text:p>1117666.05</text:p>
          </table:table-cell>
          <table:table-cell table:style-name="ce10" table:formula="of:=[.M24]/[.$F24]" office:value-type="float" office:value="0.0682871348246692" calcext:value-type="float">
            <text:p>0.0683</text:p>
          </table:table-cell>
          <table:table-cell table:style-name="ce10" table:formula="of:=[.M24]/[.L24]" office:value-type="float" office:value="0.0729635139944525" calcext:value-type="float">
            <text:p>0.0730</text:p>
          </table:table-cell>
          <table:table-cell table:style-name="ce14" table:formula="of:=[.M24]/[.$O$34]" office:value-type="float" office:value="15576032.5205843" calcext:value-type="float">
            <text:p>15576032.52</text:p>
          </table:table-cell>
          <table:table-cell/>
        </table:table-row>
        <table:table-row table:style-name="ro1">
          <table:table-cell table:style-name="ce3" table:formula="of:=[quicksort_d.A22]" office:value-type="float" office:value="220000" calcext:value-type="float">
            <text:p>220000</text:p>
          </table:table-cell>
          <table:table-cell table:style-name="ce3" table:formula="of:=[quicksort_d.B22]" office:value-type="float" office:value="0.0879884" calcext:value-type="float">
            <text:p>0.0879884</text:p>
          </table:table-cell>
          <table:table-cell table:style-name="ce3" table:formula="of:=[quicksort_d.C22]" office:value-type="float" office:value="5419819" calcext:value-type="float">
            <text:p>5419819</text:p>
          </table:table-cell>
          <table:table-cell table:style-name="ce3" table:formula="of:=[quicksort_d.D22]" office:value-type="float" office:value="2889921" calcext:value-type="float">
            <text:p>2889921</text:p>
          </table:table-cell>
          <table:table-cell table:style-name="ce3" table:formula="of:=[quicksort_d.E22]" office:value-type="float" office:value="8522109" calcext:value-type="float">
            <text:p>8522109</text:p>
          </table:table-cell>
          <table:table-cell table:style-name="ce3" table:formula="of:=[.C25]+[.D25]+[.E25]" office:value-type="float" office:value="16831849" calcext:value-type="float">
            <text:p>16831849</text:p>
          </table:table-cell>
          <table:table-cell table:style-name="ce6" table:formula="of:=[quicksort_4date.A22]" office:value-type="float" office:value="220000" calcext:value-type="float">
            <text:p>220000</text:p>
          </table:table-cell>
          <table:table-cell table:style-name="ce6" table:formula="of:=[quicksort_4date.B22]" office:value-type="float" office:value="0.122475" calcext:value-type="float">
            <text:p>0.122475</text:p>
          </table:table-cell>
          <table:table-cell table:style-name="ce6" table:formula="of:=[quicksort_4date.C22]" office:value-type="float" office:value="4814930" calcext:value-type="float">
            <text:p>4814930</text:p>
          </table:table-cell>
          <table:table-cell table:style-name="ce6" table:formula="of:=[quicksort_4date.D22]" office:value-type="float" office:value="3458511" calcext:value-type="float">
            <text:p>3458511</text:p>
          </table:table-cell>
          <table:table-cell table:style-name="ce6" table:formula="of:=[quicksort_4date.E22]" office:value-type="float" office:value="8104424" calcext:value-type="float">
            <text:p>8104424</text:p>
          </table:table-cell>
          <table:table-cell table:style-name="ce6" table:formula="of:=[.I25]+[.J25]+[.K25]" office:value-type="float" office:value="16377865" calcext:value-type="float">
            <text:p>16377865</text:p>
          </table:table-cell>
          <table:table-cell table:style-name="ce8" table:formula="of:=[.A25]*LOG([.A25])" office:value-type="float" office:value="1175332.98978089" calcext:value-type="float">
            <text:p>1175332.99</text:p>
          </table:table-cell>
          <table:table-cell table:style-name="ce10" table:formula="of:=[.M25]/[.$F25]" office:value-type="float" office:value="0.0698279190706193" calcext:value-type="float">
            <text:p>0.0698</text:p>
          </table:table-cell>
          <table:table-cell table:style-name="ce10" table:formula="of:=[.M25]/[.L25]" office:value-type="float" office:value="0.0717635045703995" calcext:value-type="float">
            <text:p>0.0718</text:p>
          </table:table-cell>
          <table:table-cell table:style-name="ce14" table:formula="of:=[.M25]/[.$O$34]" office:value-type="float" office:value="16379691.2685302" calcext:value-type="float">
            <text:p>16379691.27</text:p>
          </table:table-cell>
          <table:table-cell/>
        </table:table-row>
        <table:table-row table:style-name="ro1">
          <table:table-cell table:style-name="ce3" table:formula="of:=[quicksort_d.A23]" office:value-type="float" office:value="230000" calcext:value-type="float">
            <text:p>230000</text:p>
          </table:table-cell>
          <table:table-cell table:style-name="ce3" table:formula="of:=[quicksort_d.B23]" office:value-type="float" office:value="0.0896709" calcext:value-type="float">
            <text:p>0.0896709</text:p>
          </table:table-cell>
          <table:table-cell table:style-name="ce3" table:formula="of:=[quicksort_d.C23]" office:value-type="float" office:value="5340922" calcext:value-type="float">
            <text:p>5340922</text:p>
          </table:table-cell>
          <table:table-cell table:style-name="ce3" table:formula="of:=[quicksort_d.D23]" office:value-type="float" office:value="3059484" calcext:value-type="float">
            <text:p>3059484</text:p>
          </table:table-cell>
          <table:table-cell table:style-name="ce3" table:formula="of:=[quicksort_d.E23]" office:value-type="float" office:value="8608580" calcext:value-type="float">
            <text:p>8608580</text:p>
          </table:table-cell>
          <table:table-cell table:style-name="ce3" table:formula="of:=[.C26]+[.D26]+[.E26]" office:value-type="float" office:value="17008986" calcext:value-type="float">
            <text:p>17008986</text:p>
          </table:table-cell>
          <table:table-cell table:style-name="ce6" table:formula="of:=[quicksort_4date.A23]" office:value-type="float" office:value="230000" calcext:value-type="float">
            <text:p>230000</text:p>
          </table:table-cell>
          <table:table-cell table:style-name="ce6" table:formula="of:=[quicksort_4date.B23]" office:value-type="float" office:value="0.126533" calcext:value-type="float">
            <text:p>0.126533</text:p>
          </table:table-cell>
          <table:table-cell table:style-name="ce6" table:formula="of:=[quicksort_4date.C23]" office:value-type="float" office:value="5018375" calcext:value-type="float">
            <text:p>5018375</text:p>
          </table:table-cell>
          <table:table-cell table:style-name="ce6" table:formula="of:=[quicksort_4date.D23]" office:value-type="float" office:value="3640314" calcext:value-type="float">
            <text:p>3640314</text:p>
          </table:table-cell>
          <table:table-cell table:style-name="ce6" table:formula="of:=[quicksort_4date.E23]" office:value-type="float" office:value="8467255" calcext:value-type="float">
            <text:p>8467255</text:p>
          </table:table-cell>
          <table:table-cell table:style-name="ce6" table:formula="of:=[.I26]+[.J26]+[.K26]" office:value-type="float" office:value="17125944" calcext:value-type="float">
            <text:p>17125944</text:p>
          </table:table-cell>
          <table:table-cell table:style-name="ce8" table:formula="of:=[.A26]*LOG([.A26])" office:value-type="float" office:value="1233197.40228405" calcext:value-type="float">
            <text:p>1233197.40</text:p>
          </table:table-cell>
          <table:table-cell table:style-name="ce10" table:formula="of:=[.M26]/[.$F26]" office:value-type="float" office:value="0.0725026995897372" calcext:value-type="float">
            <text:p>0.0725</text:p>
          </table:table-cell>
          <table:table-cell table:style-name="ce10" table:formula="of:=[.M26]/[.L26]" office:value-type="float" office:value="0.0720075577897514" calcext:value-type="float">
            <text:p>0.0720</text:p>
          </table:table-cell>
          <table:table-cell table:style-name="ce14" table:formula="of:=[.M26]/[.$O$34]" office:value-type="float" office:value="17186102.0648555" calcext:value-type="float">
            <text:p>17186102.06</text:p>
          </table:table-cell>
          <table:table-cell/>
        </table:table-row>
        <table:table-row table:style-name="ro1">
          <table:table-cell table:style-name="ce3" table:formula="of:=[quicksort_d.A24]" office:value-type="float" office:value="240000" calcext:value-type="float">
            <text:p>240000</text:p>
          </table:table-cell>
          <table:table-cell table:style-name="ce3" table:formula="of:=[quicksort_d.B24]" office:value-type="float" office:value="0.0972765" calcext:value-type="float">
            <text:p>0.0972765</text:p>
          </table:table-cell>
          <table:table-cell table:style-name="ce3" table:formula="of:=[quicksort_d.C24]" office:value-type="float" office:value="5980805" calcext:value-type="float">
            <text:p>5980805</text:p>
          </table:table-cell>
          <table:table-cell table:style-name="ce3" table:formula="of:=[quicksort_d.D24]" office:value-type="float" office:value="3179340" calcext:value-type="float">
            <text:p>3179340</text:p>
          </table:table-cell>
          <table:table-cell table:style-name="ce3" table:formula="of:=[quicksort_d.E24]" office:value-type="float" office:value="9382247" calcext:value-type="float">
            <text:p>9382247</text:p>
          </table:table-cell>
          <table:table-cell table:style-name="ce3" table:formula="of:=[.C27]+[.D27]+[.E27]" office:value-type="float" office:value="18542392" calcext:value-type="float">
            <text:p>18542392</text:p>
          </table:table-cell>
          <table:table-cell table:style-name="ce6" table:formula="of:=[quicksort_4date.A24]" office:value-type="float" office:value="240000" calcext:value-type="float">
            <text:p>240000</text:p>
          </table:table-cell>
          <table:table-cell table:style-name="ce6" table:formula="of:=[quicksort_4date.B24]" office:value-type="float" office:value="0.130691" calcext:value-type="float">
            <text:p>0.130691</text:p>
          </table:table-cell>
          <table:table-cell table:style-name="ce6" table:formula="of:=[quicksort_4date.C24]" office:value-type="float" office:value="4995651" calcext:value-type="float">
            <text:p>4995651</text:p>
          </table:table-cell>
          <table:table-cell table:style-name="ce6" table:formula="of:=[quicksort_4date.D24]" office:value-type="float" office:value="3855894" calcext:value-type="float">
            <text:p>3855894</text:p>
          </table:table-cell>
          <table:table-cell table:style-name="ce6" table:formula="of:=[quicksort_4date.E24]" office:value-type="float" office:value="8637235" calcext:value-type="float">
            <text:p>8637235</text:p>
          </table:table-cell>
          <table:table-cell table:style-name="ce6" table:formula="of:=[.I27]+[.J27]+[.K27]" office:value-type="float" office:value="17488780" calcext:value-type="float">
            <text:p>17488780</text:p>
          </table:table-cell>
          <table:table-cell table:style-name="ce8" table:formula="of:=[.A27]*LOG([.A27])" office:value-type="float" office:value="1291250.69801079" calcext:value-type="float">
            <text:p>1291250.70</text:p>
          </table:table-cell>
          <table:table-cell table:style-name="ce10" table:formula="of:=[.M27]/[.$F27]" office:value-type="float" office:value="0.0696377629170382" calcext:value-type="float">
            <text:p>0.0696</text:p>
          </table:table-cell>
          <table:table-cell table:style-name="ce10" table:formula="of:=[.M27]/[.L27]" office:value-type="float" office:value="0.0738330917314293" calcext:value-type="float">
            <text:p>0.0738</text:p>
          </table:table-cell>
          <table:table-cell table:style-name="ce14" table:formula="of:=[.M27]/[.$O$34]" office:value-type="float" office:value="17995145.1780774" calcext:value-type="float">
            <text:p>17995145.18</text:p>
          </table:table-cell>
          <table:table-cell/>
        </table:table-row>
        <table:table-row table:style-name="ro1">
          <table:table-cell table:style-name="ce3" table:formula="of:=[quicksort_d.A25]" office:value-type="float" office:value="250000" calcext:value-type="float">
            <text:p>250000</text:p>
          </table:table-cell>
          <table:table-cell table:style-name="ce3" table:formula="of:=[quicksort_d.B25]" office:value-type="float" office:value="0.100185" calcext:value-type="float">
            <text:p>0.100185</text:p>
          </table:table-cell>
          <table:table-cell table:style-name="ce3" table:formula="of:=[quicksort_d.C25]" office:value-type="float" office:value="6217894" calcext:value-type="float">
            <text:p>6217894</text:p>
          </table:table-cell>
          <table:table-cell table:style-name="ce3" table:formula="of:=[quicksort_d.D25]" office:value-type="float" office:value="3305619" calcext:value-type="float">
            <text:p>3305619</text:p>
          </table:table-cell>
          <table:table-cell table:style-name="ce3" table:formula="of:=[quicksort_d.E25]" office:value-type="float" office:value="9758260" calcext:value-type="float">
            <text:p>9758260</text:p>
          </table:table-cell>
          <table:table-cell table:style-name="ce3" table:formula="of:=[.C28]+[.D28]+[.E28]" office:value-type="float" office:value="19281773" calcext:value-type="float">
            <text:p>19281773</text:p>
          </table:table-cell>
          <table:table-cell table:style-name="ce6" table:formula="of:=[quicksort_4date.A25]" office:value-type="float" office:value="250000" calcext:value-type="float">
            <text:p>250000</text:p>
          </table:table-cell>
          <table:table-cell table:style-name="ce6" table:formula="of:=[quicksort_4date.B25]" office:value-type="float" office:value="0.138617" calcext:value-type="float">
            <text:p>0.138617</text:p>
          </table:table-cell>
          <table:table-cell table:style-name="ce6" table:formula="of:=[quicksort_4date.C25]" office:value-type="float" office:value="5417601" calcext:value-type="float">
            <text:p>5417601</text:p>
          </table:table-cell>
          <table:table-cell table:style-name="ce6" table:formula="of:=[quicksort_4date.D25]" office:value-type="float" office:value="4015281" calcext:value-type="float">
            <text:p>4015281</text:p>
          </table:table-cell>
          <table:table-cell table:style-name="ce6" table:formula="of:=[quicksort_4date.E25]" office:value-type="float" office:value="9205331" calcext:value-type="float">
            <text:p>9205331</text:p>
          </table:table-cell>
          <table:table-cell table:style-name="ce6" table:formula="of:=[.I28]+[.J28]+[.K28]" office:value-type="float" office:value="18638213" calcext:value-type="float">
            <text:p>18638213</text:p>
          </table:table-cell>
          <table:table-cell table:style-name="ce8" table:formula="of:=[.A28]*LOG([.A28])" office:value-type="float" office:value="1349485.00216801" calcext:value-type="float">
            <text:p>1349485.00</text:p>
          </table:table-cell>
          <table:table-cell table:style-name="ce10" table:formula="of:=[.M28]/[.$F28]" office:value-type="float" office:value="0.0699875992818715" calcext:value-type="float">
            <text:p>0.0700</text:p>
          </table:table-cell>
          <table:table-cell table:style-name="ce10" table:formula="of:=[.M28]/[.L28]" office:value-type="float" office:value="0.0724042053907211" calcext:value-type="float">
            <text:p>0.0724</text:p>
          </table:table-cell>
          <table:table-cell table:style-name="ce14" table:formula="of:=[.M28]/[.$O$34]" office:value-type="float" office:value="18806710.8633993" calcext:value-type="float">
            <text:p>18806710.86</text:p>
          </table:table-cell>
          <table:table-cell/>
        </table:table-row>
        <table:table-row table:style-name="ro1">
          <table:table-cell table:style-name="ce3" table:formula="of:=[quicksort_d.A26]" office:value-type="float" office:value="260000" calcext:value-type="float">
            <text:p>260000</text:p>
          </table:table-cell>
          <table:table-cell table:style-name="ce3" table:formula="of:=[quicksort_d.B26]" office:value-type="float" office:value="0.10344" calcext:value-type="float">
            <text:p>0.10344</text:p>
          </table:table-cell>
          <table:table-cell table:style-name="ce3" table:formula="of:=[quicksort_d.C26]" office:value-type="float" office:value="6222245" calcext:value-type="float">
            <text:p>6222245</text:p>
          </table:table-cell>
          <table:table-cell table:style-name="ce3" table:formula="of:=[quicksort_d.D26]" office:value-type="float" office:value="3477783" calcext:value-type="float">
            <text:p>3477783</text:p>
          </table:table-cell>
          <table:table-cell table:style-name="ce3" table:formula="of:=[quicksort_d.E26]" office:value-type="float" office:value="9930067" calcext:value-type="float">
            <text:p>9930067</text:p>
          </table:table-cell>
          <table:table-cell table:style-name="ce3" table:formula="of:=[.C29]+[.D29]+[.E29]" office:value-type="float" office:value="19630095" calcext:value-type="float">
            <text:p>19630095</text:p>
          </table:table-cell>
          <table:table-cell table:style-name="ce6" table:formula="of:=[quicksort_4date.A26]" office:value-type="float" office:value="260000" calcext:value-type="float">
            <text:p>260000</text:p>
          </table:table-cell>
          <table:table-cell table:style-name="ce6" table:formula="of:=[quicksort_4date.B26]" office:value-type="float" office:value="0.142881" calcext:value-type="float">
            <text:p>0.142881</text:p>
          </table:table-cell>
          <table:table-cell table:style-name="ce6" table:formula="of:=[quicksort_4date.C26]" office:value-type="float" office:value="5545039" calcext:value-type="float">
            <text:p>5545039</text:p>
          </table:table-cell>
          <table:table-cell table:style-name="ce6" table:formula="of:=[quicksort_4date.D26]" office:value-type="float" office:value="4195647" calcext:value-type="float">
            <text:p>4195647</text:p>
          </table:table-cell>
          <table:table-cell table:style-name="ce6" table:formula="of:=[quicksort_4date.E26]" office:value-type="float" office:value="9495397" calcext:value-type="float">
            <text:p>9495397</text:p>
          </table:table-cell>
          <table:table-cell table:style-name="ce6" table:formula="of:=[.I29]+[.J29]+[.K29]" office:value-type="float" office:value="19236083" calcext:value-type="float">
            <text:p>19236083</text:p>
          </table:table-cell>
          <table:table-cell table:style-name="ce8" table:formula="of:=[.A29]*LOG([.A29])" office:value-type="float" office:value="1407893.07047241" calcext:value-type="float">
            <text:p>1407893.07</text:p>
          </table:table-cell>
          <table:table-cell table:style-name="ce10" table:formula="of:=[.M29]/[.$F29]" office:value-type="float" office:value="0.071721154200854" calcext:value-type="float">
            <text:p>0.0717</text:p>
          </table:table-cell>
          <table:table-cell table:style-name="ce10" table:formula="of:=[.M29]/[.L29]" office:value-type="float" office:value="0.073190216036831" calcext:value-type="float">
            <text:p>0.0732</text:p>
          </table:table-cell>
          <table:table-cell table:style-name="ce14" table:formula="of:=[.M29]/[.$O$34]" office:value-type="float" office:value="19620698.1629437" calcext:value-type="float">
            <text:p>19620698.16</text:p>
          </table:table-cell>
          <table:table-cell/>
        </table:table-row>
        <table:table-row table:style-name="ro1">
          <table:table-cell table:style-name="ce3" table:formula="of:=[quicksort_d.A27]" office:value-type="float" office:value="270000" calcext:value-type="float">
            <text:p>270000</text:p>
          </table:table-cell>
          <table:table-cell table:style-name="ce3" table:formula="of:=[quicksort_d.B27]" office:value-type="float" office:value="0.108544" calcext:value-type="float">
            <text:p>0.108544</text:p>
          </table:table-cell>
          <table:table-cell table:style-name="ce3" table:formula="of:=[quicksort_d.C27]" office:value-type="float" office:value="6867000" calcext:value-type="float">
            <text:p>6867000</text:p>
          </table:table-cell>
          <table:table-cell table:style-name="ce3" table:formula="of:=[quicksort_d.D27]" office:value-type="float" office:value="3564441" calcext:value-type="float">
            <text:p>3564441</text:p>
          </table:table-cell>
          <table:table-cell table:style-name="ce3" table:formula="of:=[quicksort_d.E27]" office:value-type="float" office:value="10685778" calcext:value-type="float">
            <text:p>10685778</text:p>
          </table:table-cell>
          <table:table-cell table:style-name="ce3" table:formula="of:=[.C30]+[.D30]+[.E30]" office:value-type="float" office:value="21117219" calcext:value-type="float">
            <text:p>21117219</text:p>
          </table:table-cell>
          <table:table-cell table:style-name="ce6" table:formula="of:=[quicksort_4date.A27]" office:value-type="float" office:value="270000" calcext:value-type="float">
            <text:p>270000</text:p>
          </table:table-cell>
          <table:table-cell table:style-name="ce6" table:formula="of:=[quicksort_4date.B27]" office:value-type="float" office:value="0.148753" calcext:value-type="float">
            <text:p>0.148753</text:p>
          </table:table-cell>
          <table:table-cell table:style-name="ce6" table:formula="of:=[quicksort_4date.C27]" office:value-type="float" office:value="5762632" calcext:value-type="float">
            <text:p>5762632</text:p>
          </table:table-cell>
          <table:table-cell table:style-name="ce6" table:formula="of:=[quicksort_4date.D27]" office:value-type="float" office:value="4380246" calcext:value-type="float">
            <text:p>4380246</text:p>
          </table:table-cell>
          <table:table-cell table:style-name="ce6" table:formula="of:=[quicksort_4date.E27]" office:value-type="float" office:value="9874264" calcext:value-type="float">
            <text:p>9874264</text:p>
          </table:table-cell>
          <table:table-cell table:style-name="ce6" table:formula="of:=[.I30]+[.J30]+[.K30]" office:value-type="float" office:value="20017142" calcext:value-type="float">
            <text:p>20017142</text:p>
          </table:table-cell>
          <table:table-cell table:style-name="ce8" table:formula="of:=[.A30]*LOG([.A30])" office:value-type="float" office:value="1466468.21632293" calcext:value-type="float">
            <text:p>1466468.22</text:p>
          </table:table-cell>
          <table:table-cell table:style-name="ce10" table:formula="of:=[.M30]/[.$F30]" office:value-type="float" office:value="0.0694441922642809" calcext:value-type="float">
            <text:p>0.0694</text:p>
          </table:table-cell>
          <table:table-cell table:style-name="ce10" table:formula="of:=[.M30]/[.L30]" office:value-type="float" office:value="0.0732606191394819" calcext:value-type="float">
            <text:p>0.0733</text:p>
          </table:table-cell>
          <table:table-cell table:style-name="ce14" table:formula="of:=[.M30]/[.$O$34]" office:value-type="float" office:value="20437013.8908121" calcext:value-type="float">
            <text:p>20437013.89</text:p>
          </table:table-cell>
          <table:table-cell/>
        </table:table-row>
        <table:table-row table:style-name="ro1">
          <table:table-cell table:style-name="ce3" table:formula="of:=[quicksort_d.A28]" office:value-type="float" office:value="280000" calcext:value-type="float">
            <text:p>280000</text:p>
          </table:table-cell>
          <table:table-cell table:style-name="ce3" table:formula="of:=[quicksort_d.B28]" office:value-type="float" office:value="0.119897" calcext:value-type="float">
            <text:p>0.119897</text:p>
          </table:table-cell>
          <table:table-cell table:style-name="ce3" table:formula="of:=[quicksort_d.C28]" office:value-type="float" office:value="6819596" calcext:value-type="float">
            <text:p>6819596</text:p>
          </table:table-cell>
          <table:table-cell table:style-name="ce3" table:formula="of:=[quicksort_d.D28]" office:value-type="float" office:value="3759885" calcext:value-type="float">
            <text:p>3759885</text:p>
          </table:table-cell>
          <table:table-cell table:style-name="ce3" table:formula="of:=[quicksort_d.E28]" office:value-type="float" office:value="10822370" calcext:value-type="float">
            <text:p>10822370</text:p>
          </table:table-cell>
          <table:table-cell table:style-name="ce3" table:formula="of:=[.C31]+[.D31]+[.E31]" office:value-type="float" office:value="21401851" calcext:value-type="float">
            <text:p>21401851</text:p>
          </table:table-cell>
          <table:table-cell table:style-name="ce6" table:formula="of:=[quicksort_4date.A28]" office:value-type="float" office:value="280000" calcext:value-type="float">
            <text:p>280000</text:p>
          </table:table-cell>
          <table:table-cell table:style-name="ce6" table:formula="of:=[quicksort_4date.B28]" office:value-type="float" office:value="0.159034" calcext:value-type="float">
            <text:p>0.159034</text:p>
          </table:table-cell>
          <table:table-cell table:style-name="ce6" table:formula="of:=[quicksort_4date.C28]" office:value-type="float" office:value="6263263" calcext:value-type="float">
            <text:p>6263263</text:p>
          </table:table-cell>
          <table:table-cell table:style-name="ce6" table:formula="of:=[quicksort_4date.D28]" office:value-type="float" office:value="4548060" calcext:value-type="float">
            <text:p>4548060</text:p>
          </table:table-cell>
          <table:table-cell table:style-name="ce6" table:formula="of:=[quicksort_4date.E28]" office:value-type="float" office:value="10532329" calcext:value-type="float">
            <text:p>10532329</text:p>
          </table:table-cell>
          <table:table-cell table:style-name="ce6" table:formula="of:=[.I31]+[.J31]+[.K31]" office:value-type="float" office:value="21343652" calcext:value-type="float">
            <text:p>21343652</text:p>
          </table:table-cell>
          <table:table-cell table:style-name="ce8" table:formula="of:=[.A31]*LOG([.A31])" office:value-type="float" office:value="1525204.24877582" calcext:value-type="float">
            <text:p>1525204.25</text:p>
          </table:table-cell>
          <table:table-cell table:style-name="ce10" table:formula="of:=[.M31]/[.$F31]" office:value-type="float" office:value="0.0712650624834189" calcext:value-type="float">
            <text:p>0.0713</text:p>
          </table:table-cell>
          <table:table-cell table:style-name="ce10" table:formula="of:=[.M31]/[.L31]" office:value-type="float" office:value="0.0714593851500119" calcext:value-type="float">
            <text:p>0.0715</text:p>
          </table:table-cell>
          <table:table-cell table:style-name="ce14" table:formula="of:=[.M31]/[.$O$34]" office:value-type="float" office:value="21255571.7686915" calcext:value-type="float">
            <text:p>21255571.77</text:p>
          </table:table-cell>
          <table:table-cell/>
        </table:table-row>
        <table:table-row table:style-name="ro1">
          <table:table-cell table:style-name="ce3" table:formula="of:=[quicksort_d.A29]" office:value-type="float" office:value="290000" calcext:value-type="float">
            <text:p>290000</text:p>
          </table:table-cell>
          <table:table-cell table:style-name="ce3" table:formula="of:=[quicksort_d.B29]" office:value-type="float" office:value="0.116433" calcext:value-type="float">
            <text:p>0.116433</text:p>
          </table:table-cell>
          <table:table-cell table:style-name="ce3" table:formula="of:=[quicksort_d.C29]" office:value-type="float" office:value="7015537" calcext:value-type="float">
            <text:p>7015537</text:p>
          </table:table-cell>
          <table:table-cell table:style-name="ce3" table:formula="of:=[quicksort_d.D29]" office:value-type="float" office:value="3909801" calcext:value-type="float">
            <text:p>3909801</text:p>
          </table:table-cell>
          <table:table-cell table:style-name="ce3" table:formula="of:=[quicksort_d.E29]" office:value-type="float" office:value="11170833" calcext:value-type="float">
            <text:p>11170833</text:p>
          </table:table-cell>
          <table:table-cell table:style-name="ce3" table:formula="of:=[.C32]+[.D32]+[.E32]" office:value-type="float" office:value="22096171" calcext:value-type="float">
            <text:p>22096171</text:p>
          </table:table-cell>
          <table:table-cell table:style-name="ce6" table:formula="of:=[quicksort_4date.A29]" office:value-type="float" office:value="290000" calcext:value-type="float">
            <text:p>290000</text:p>
          </table:table-cell>
          <table:table-cell table:style-name="ce6" table:formula="of:=[quicksort_4date.B29]" office:value-type="float" office:value="0.16901" calcext:value-type="float">
            <text:p>0.16901</text:p>
          </table:table-cell>
          <table:table-cell table:style-name="ce6" table:formula="of:=[quicksort_4date.C29]" office:value-type="float" office:value="6776615" calcext:value-type="float">
            <text:p>6776615</text:p>
          </table:table-cell>
          <table:table-cell table:style-name="ce6" table:formula="of:=[quicksort_4date.D29]" office:value-type="float" office:value="4709484" calcext:value-type="float">
            <text:p>4709484</text:p>
          </table:table-cell>
          <table:table-cell table:style-name="ce6" table:formula="of:=[quicksort_4date.E29]" office:value-type="float" office:value="11192561" calcext:value-type="float">
            <text:p>11192561</text:p>
          </table:table-cell>
          <table:table-cell table:style-name="ce6" table:formula="of:=[.I32]+[.J32]+[.K32]" office:value-type="float" office:value="22678660" calcext:value-type="float">
            <text:p>22678660</text:p>
          </table:table-cell>
          <table:table-cell table:style-name="ce8" table:formula="of:=[.A32]*LOG([.A32])" office:value-type="float" office:value="1584095.4193907" calcext:value-type="float">
            <text:p>1584095.42</text:p>
          </table:table-cell>
          <table:table-cell table:style-name="ce10" table:formula="of:=[.M32]/[.$F32]" office:value-type="float" office:value="0.0716909467885045" calcext:value-type="float">
            <text:p>0.0717</text:p>
          </table:table-cell>
          <table:table-cell table:style-name="ce10" table:formula="of:=[.M32]/[.L32]" office:value-type="float" office:value="0.0698496039620814" calcext:value-type="float">
            <text:p>0.0698</text:p>
          </table:table-cell>
          <table:table-cell table:style-name="ce14" table:formula="of:=[.M32]/[.$O$34]" office:value-type="float" office:value="22076291.6850906" calcext:value-type="float">
            <text:p>22076291.69</text:p>
          </table:table-cell>
          <table:table-cell/>
        </table:table-row>
        <table:table-row table:style-name="ro1">
          <table:table-cell table:style-name="ce3" table:formula="of:=[quicksort_d.A30]" office:value-type="float" office:value="300000" calcext:value-type="float">
            <text:p>300000</text:p>
          </table:table-cell>
          <table:table-cell table:style-name="ce3" table:formula="of:=[quicksort_d.B30]" office:value-type="float" office:value="0.133527" calcext:value-type="float">
            <text:p>0.133527</text:p>
          </table:table-cell>
          <table:table-cell table:style-name="ce3" table:formula="of:=[quicksort_d.C30]" office:value-type="float" office:value="7852403" calcext:value-type="float">
            <text:p>7852403</text:p>
          </table:table-cell>
          <table:table-cell table:style-name="ce3" table:formula="of:=[quicksort_d.D30]" office:value-type="float" office:value="4012995" calcext:value-type="float">
            <text:p>4012995</text:p>
          </table:table-cell>
          <table:table-cell table:style-name="ce3" table:formula="of:=[quicksort_d.E30]" office:value-type="float" office:value="12131575" calcext:value-type="float">
            <text:p>12131575</text:p>
          </table:table-cell>
          <table:table-cell table:style-name="ce3" table:formula="of:=[.C33]+[.D33]+[.E33]" office:value-type="float" office:value="23996973" calcext:value-type="float">
            <text:p>23996973</text:p>
          </table:table-cell>
          <table:table-cell table:style-name="ce6" table:formula="of:=[quicksort_4date.A30]" office:value-type="float" office:value="300000" calcext:value-type="float">
            <text:p>300000</text:p>
          </table:table-cell>
          <table:table-cell table:style-name="ce6" table:formula="of:=[quicksort_4date.B30]" office:value-type="float" office:value="0.173065" calcext:value-type="float">
            <text:p>0.173065</text:p>
          </table:table-cell>
          <table:table-cell table:style-name="ce6" table:formula="of:=[quicksort_4date.C30]" office:value-type="float" office:value="6945822" calcext:value-type="float">
            <text:p>6945822</text:p>
          </table:table-cell>
          <table:table-cell table:style-name="ce6" table:formula="of:=[quicksort_4date.D30]" office:value-type="float" office:value="4865319" calcext:value-type="float">
            <text:p>4865319</text:p>
          </table:table-cell>
          <table:table-cell table:style-name="ce6" table:formula="of:=[quicksort_4date.E30]" office:value-type="float" office:value="11510862" calcext:value-type="float">
            <text:p>11510862</text:p>
          </table:table-cell>
          <table:table-cell table:style-name="ce6" table:formula="of:=[.I33]+[.J33]+[.K33]" office:value-type="float" office:value="23322003" calcext:value-type="float">
            <text:p>23322003</text:p>
          </table:table-cell>
          <table:table-cell table:style-name="ce8" table:formula="of:=[.A33]*LOG([.A33])" office:value-type="float" office:value="1643136.3764159" calcext:value-type="float">
            <text:p>1643136.38</text:p>
          </table:table-cell>
          <table:table-cell table:style-name="ce10" table:formula="of:=[.M33]/[.$F33]" office:value-type="float" office:value="0.0684726517972037" calcext:value-type="float">
            <text:p>0.0685</text:p>
          </table:table-cell>
          <table:table-cell table:style-name="ce10" table:formula="of:=[.M33]/[.L33]" office:value-type="float" office:value="0.0704543420398282" calcext:value-type="float">
            <text:p>0.0705</text:p>
          </table:table-cell>
          <table:table-cell table:style-name="ce14" table:formula="of:=[.M33]/[.$O$34]" office:value-type="float" office:value="22899099.0568564" calcext:value-type="float">
            <text:p>22899099.06</text:p>
          </table:table-cell>
          <table:table-cell/>
        </table:table-row>
        <table:table-row table:style-name="ro1">
          <table:table-cell table:style-name="ce4" table:number-columns-repeated="12"/>
          <table:table-cell table:style-name="ce15" office:value-type="string" calcext:value-type="string">
            <text:p>Average Values:</text:p>
          </table:table-cell>
          <table:table-cell table:style-name="ce11"/>
          <table:table-cell table:style-name="ce11" table:formula="of:=AVERAGE([.O4:.O33])" office:value-type="float" office:value="0.0717555032333865" calcext:value-type="float">
            <text:p>0.0718</text:p>
          </table:table-cell>
          <table:table-cell table:number-columns-repeated="2"/>
        </table:table-row>
        <table:table-row table:style-name="ro1" table:number-rows-repeated="66">
          <table:table-cell table:style-name="ce4" table:number-columns-repeated="12"/>
          <table:table-cell table:style-name="ce9"/>
          <table:table-cell table:style-name="ce11" table:number-columns-repeated="2"/>
          <table:table-cell table:number-columns-repeated="2"/>
        </table:table-row>
        <table:table-row table:style-name="ro1" table:number-rows-repeated="104847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quicksort_4date" table:style-name="ta1">
        <table:table-source xlink:type="simple" xlink:href="../quicksort_4date.csv" table:table-name="quicksort_4date" table:filter-name="Text - txt - csv (StarCalc)" table:filter-options="9/59/44,34,76,1,,0,false,false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68134" calcext:value-type="float">
            <text:p>0.0068134</text:p>
          </table:table-cell>
          <table:table-cell office:value-type="float" office:value="178070" calcext:value-type="float">
            <text:p>178070</text:p>
          </table:table-cell>
          <table:table-cell office:value-type="float" office:value="103911" calcext:value-type="float">
            <text:p>103911</text:p>
          </table:table-cell>
          <table:table-cell office:value-type="float" office:value="298440" calcext:value-type="float">
            <text:p>29844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104165" calcext:value-type="float">
            <text:p>0.0104165</text:p>
          </table:table-cell>
          <table:table-cell office:value-type="float" office:value="380298" calcext:value-type="float">
            <text:p>380298</text:p>
          </table:table-cell>
          <table:table-cell office:value-type="float" office:value="227454" calcext:value-type="float">
            <text:p>227454</text:p>
          </table:table-cell>
          <table:table-cell office:value-type="float" office:value="630358" calcext:value-type="float">
            <text:p>63035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154633" calcext:value-type="float">
            <text:p>0.0154633</text:p>
          </table:table-cell>
          <table:table-cell office:value-type="float" office:value="552756" calcext:value-type="float">
            <text:p>552756</text:p>
          </table:table-cell>
          <table:table-cell office:value-type="float" office:value="366105" calcext:value-type="float">
            <text:p>366105</text:p>
          </table:table-cell>
          <table:table-cell office:value-type="float" office:value="942026" calcext:value-type="float">
            <text:p>94202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209935" calcext:value-type="float">
            <text:p>0.0209935</text:p>
          </table:table-cell>
          <table:table-cell office:value-type="float" office:value="802556" calcext:value-type="float">
            <text:p>802556</text:p>
          </table:table-cell>
          <table:table-cell office:value-type="float" office:value="502164" calcext:value-type="float">
            <text:p>502164</text:p>
          </table:table-cell>
          <table:table-cell office:value-type="float" office:value="1327340" calcext:value-type="float">
            <text:p>132734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265899" calcext:value-type="float">
            <text:p>0.0265899</text:p>
          </table:table-cell>
          <table:table-cell office:value-type="float" office:value="958866" calcext:value-type="float">
            <text:p>958866</text:p>
          </table:table-cell>
          <table:table-cell office:value-type="float" office:value="651462" calcext:value-type="float">
            <text:p>651462</text:p>
          </table:table-cell>
          <table:table-cell office:value-type="float" office:value="1627954" calcext:value-type="float">
            <text:p>162795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321281" calcext:value-type="float">
            <text:p>0.0321281</text:p>
          </table:table-cell>
          <table:table-cell office:value-type="float" office:value="1181598" calcext:value-type="float">
            <text:p>1181598</text:p>
          </table:table-cell>
          <table:table-cell office:value-type="float" office:value="797445" calcext:value-type="float">
            <text:p>797445</text:p>
          </table:table-cell>
          <table:table-cell office:value-type="float" office:value="1991640" calcext:value-type="float">
            <text:p>199164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386153" calcext:value-type="float">
            <text:p>0.0386153</text:p>
          </table:table-cell>
          <table:table-cell office:value-type="float" office:value="1386687" calcext:value-type="float">
            <text:p>1386687</text:p>
          </table:table-cell>
          <table:table-cell office:value-type="float" office:value="956847" calcext:value-type="float">
            <text:p>956847</text:p>
          </table:table-cell>
          <table:table-cell office:value-type="float" office:value="2348303" calcext:value-type="float">
            <text:p>234830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430475" calcext:value-type="float">
            <text:p>0.0430475</text:p>
          </table:table-cell>
          <table:table-cell office:value-type="float" office:value="1598083" calcext:value-type="float">
            <text:p>1598083</text:p>
          </table:table-cell>
          <table:table-cell office:value-type="float" office:value="1104669" calcext:value-type="float">
            <text:p>1104669</text:p>
          </table:table-cell>
          <table:table-cell office:value-type="float" office:value="2702731" calcext:value-type="float">
            <text:p>270273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492687" calcext:value-type="float">
            <text:p>0.0492687</text:p>
          </table:table-cell>
          <table:table-cell office:value-type="float" office:value="1876939" calcext:value-type="float">
            <text:p>1876939</text:p>
          </table:table-cell>
          <table:table-cell office:value-type="float" office:value="1261644" calcext:value-type="float">
            <text:p>1261644</text:p>
          </table:table-cell>
          <table:table-cell office:value-type="float" office:value="3129311" calcext:value-type="float">
            <text:p>312931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540392" calcext:value-type="float">
            <text:p>0.0540392</text:p>
          </table:table-cell>
          <table:table-cell office:value-type="float" office:value="2071772" calcext:value-type="float">
            <text:p>2071772</text:p>
          </table:table-cell>
          <table:table-cell office:value-type="float" office:value="1422249" calcext:value-type="float">
            <text:p>1422249</text:p>
          </table:table-cell>
          <table:table-cell office:value-type="float" office:value="3476502" calcext:value-type="float">
            <text:p>3476502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607221" calcext:value-type="float">
            <text:p>0.0607221</text:p>
          </table:table-cell>
          <table:table-cell office:value-type="float" office:value="2388654" calcext:value-type="float">
            <text:p>2388654</text:p>
          </table:table-cell>
          <table:table-cell office:value-type="float" office:value="1572891" calcext:value-type="float">
            <text:p>1572891</text:p>
          </table:table-cell>
          <table:table-cell office:value-type="float" office:value="3937330" calcext:value-type="float">
            <text:p>3937330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658438" calcext:value-type="float">
            <text:p>0.0658438</text:p>
          </table:table-cell>
          <table:table-cell office:value-type="float" office:value="2583888" calcext:value-type="float">
            <text:p>2583888</text:p>
          </table:table-cell>
          <table:table-cell office:value-type="float" office:value="1744557" calcext:value-type="float">
            <text:p>1744557</text:p>
          </table:table-cell>
          <table:table-cell office:value-type="float" office:value="4290718" calcext:value-type="float">
            <text:p>4290718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0701642" calcext:value-type="float">
            <text:p>0.0701642</text:p>
          </table:table-cell>
          <table:table-cell office:value-type="float" office:value="2727260" calcext:value-type="float">
            <text:p>2727260</text:p>
          </table:table-cell>
          <table:table-cell office:value-type="float" office:value="1915323" calcext:value-type="float">
            <text:p>1915323</text:p>
          </table:table-cell>
          <table:table-cell office:value-type="float" office:value="4590018" calcext:value-type="float">
            <text:p>4590018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0765165" calcext:value-type="float">
            <text:p>0.0765165</text:p>
          </table:table-cell>
          <table:table-cell office:value-type="float" office:value="3018247" calcext:value-type="float">
            <text:p>3018247</text:p>
          </table:table-cell>
          <table:table-cell office:value-type="float" office:value="2070645" calcext:value-type="float">
            <text:p>2070645</text:p>
          </table:table-cell>
          <table:table-cell office:value-type="float" office:value="5028161" calcext:value-type="float">
            <text:p>502816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838573" calcext:value-type="float">
            <text:p>0.0838573</text:p>
          </table:table-cell>
          <table:table-cell office:value-type="float" office:value="3199253" calcext:value-type="float">
            <text:p>3199253</text:p>
          </table:table-cell>
          <table:table-cell office:value-type="float" office:value="2252445" calcext:value-type="float">
            <text:p>2252445</text:p>
          </table:table-cell>
          <table:table-cell office:value-type="float" office:value="5375607" calcext:value-type="float">
            <text:p>5375607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0861858" calcext:value-type="float">
            <text:p>0.0861858</text:p>
          </table:table-cell>
          <table:table-cell office:value-type="float" office:value="3323997" calcext:value-type="float">
            <text:p>3323997</text:p>
          </table:table-cell>
          <table:table-cell office:value-type="float" office:value="2430699" calcext:value-type="float">
            <text:p>2430699</text:p>
          </table:table-cell>
          <table:table-cell office:value-type="float" office:value="5660749" calcext:value-type="float">
            <text:p>5660749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0927657" calcext:value-type="float">
            <text:p>0.0927657</text:p>
          </table:table-cell>
          <table:table-cell office:value-type="float" office:value="3569419" calcext:value-type="float">
            <text:p>3569419</text:p>
          </table:table-cell>
          <table:table-cell office:value-type="float" office:value="2601927" calcext:value-type="float">
            <text:p>2601927</text:p>
          </table:table-cell>
          <table:table-cell office:value-type="float" office:value="6064711" calcext:value-type="float">
            <text:p>6064711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098641" calcext:value-type="float">
            <text:p>0.098641</text:p>
          </table:table-cell>
          <table:table-cell office:value-type="float" office:value="3887669" calcext:value-type="float">
            <text:p>3887669</text:p>
          </table:table-cell>
          <table:table-cell office:value-type="float" office:value="2762244" calcext:value-type="float">
            <text:p>2762244</text:p>
          </table:table-cell>
          <table:table-cell office:value-type="float" office:value="6535133" calcext:value-type="float">
            <text:p>6535133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110019" calcext:value-type="float">
            <text:p>0.110019</text:p>
          </table:table-cell>
          <table:table-cell office:value-type="float" office:value="3972372" calcext:value-type="float">
            <text:p>3972372</text:p>
          </table:table-cell>
          <table:table-cell office:value-type="float" office:value="2964150" calcext:value-type="float">
            <text:p>2964150</text:p>
          </table:table-cell>
          <table:table-cell office:value-type="float" office:value="6799860" calcext:value-type="float">
            <text:p>6799860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110732" calcext:value-type="float">
            <text:p>0.110732</text:p>
          </table:table-cell>
          <table:table-cell office:value-type="float" office:value="4284987" calcext:value-type="float">
            <text:p>4284987</text:p>
          </table:table-cell>
          <table:table-cell office:value-type="float" office:value="3120804" calcext:value-type="float">
            <text:p>3120804</text:p>
          </table:table-cell>
          <table:table-cell office:value-type="float" office:value="7262739" calcext:value-type="float">
            <text:p>7262739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0.116529" calcext:value-type="float">
            <text:p>0.116529</text:p>
          </table:table-cell>
          <table:table-cell office:value-type="float" office:value="4438483" calcext:value-type="float">
            <text:p>4438483</text:p>
          </table:table-cell>
          <table:table-cell office:value-type="float" office:value="3300468" calcext:value-type="float">
            <text:p>3300468</text:p>
          </table:table-cell>
          <table:table-cell office:value-type="float" office:value="7579199" calcext:value-type="float">
            <text:p>7579199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0.122475" calcext:value-type="float">
            <text:p>0.122475</text:p>
          </table:table-cell>
          <table:table-cell office:value-type="float" office:value="4814930" calcext:value-type="float">
            <text:p>4814930</text:p>
          </table:table-cell>
          <table:table-cell office:value-type="float" office:value="3458511" calcext:value-type="float">
            <text:p>3458511</text:p>
          </table:table-cell>
          <table:table-cell office:value-type="float" office:value="8104424" calcext:value-type="float">
            <text:p>8104424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0.126533" calcext:value-type="float">
            <text:p>0.126533</text:p>
          </table:table-cell>
          <table:table-cell office:value-type="float" office:value="5018375" calcext:value-type="float">
            <text:p>5018375</text:p>
          </table:table-cell>
          <table:table-cell office:value-type="float" office:value="3640314" calcext:value-type="float">
            <text:p>3640314</text:p>
          </table:table-cell>
          <table:table-cell office:value-type="float" office:value="8467255" calcext:value-type="float">
            <text:p>846725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0.130691" calcext:value-type="float">
            <text:p>0.130691</text:p>
          </table:table-cell>
          <table:table-cell office:value-type="float" office:value="4995651" calcext:value-type="float">
            <text:p>4995651</text:p>
          </table:table-cell>
          <table:table-cell office:value-type="float" office:value="3855894" calcext:value-type="float">
            <text:p>3855894</text:p>
          </table:table-cell>
          <table:table-cell office:value-type="float" office:value="8637235" calcext:value-type="float">
            <text:p>8637235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138617" calcext:value-type="float">
            <text:p>0.138617</text:p>
          </table:table-cell>
          <table:table-cell office:value-type="float" office:value="5417601" calcext:value-type="float">
            <text:p>5417601</text:p>
          </table:table-cell>
          <table:table-cell office:value-type="float" office:value="4015281" calcext:value-type="float">
            <text:p>4015281</text:p>
          </table:table-cell>
          <table:table-cell office:value-type="float" office:value="9205331" calcext:value-type="float">
            <text:p>9205331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0.142881" calcext:value-type="float">
            <text:p>0.142881</text:p>
          </table:table-cell>
          <table:table-cell office:value-type="float" office:value="5545039" calcext:value-type="float">
            <text:p>5545039</text:p>
          </table:table-cell>
          <table:table-cell office:value-type="float" office:value="4195647" calcext:value-type="float">
            <text:p>4195647</text:p>
          </table:table-cell>
          <table:table-cell office:value-type="float" office:value="9495397" calcext:value-type="float">
            <text:p>9495397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0.148753" calcext:value-type="float">
            <text:p>0.148753</text:p>
          </table:table-cell>
          <table:table-cell office:value-type="float" office:value="5762632" calcext:value-type="float">
            <text:p>5762632</text:p>
          </table:table-cell>
          <table:table-cell office:value-type="float" office:value="4380246" calcext:value-type="float">
            <text:p>4380246</text:p>
          </table:table-cell>
          <table:table-cell office:value-type="float" office:value="9874264" calcext:value-type="float">
            <text:p>9874264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0.159034" calcext:value-type="float">
            <text:p>0.159034</text:p>
          </table:table-cell>
          <table:table-cell office:value-type="float" office:value="6263263" calcext:value-type="float">
            <text:p>6263263</text:p>
          </table:table-cell>
          <table:table-cell office:value-type="float" office:value="4548060" calcext:value-type="float">
            <text:p>4548060</text:p>
          </table:table-cell>
          <table:table-cell office:value-type="float" office:value="10532329" calcext:value-type="float">
            <text:p>10532329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0.16901" calcext:value-type="float">
            <text:p>0.16901</text:p>
          </table:table-cell>
          <table:table-cell office:value-type="float" office:value="6776615" calcext:value-type="float">
            <text:p>6776615</text:p>
          </table:table-cell>
          <table:table-cell office:value-type="float" office:value="4709484" calcext:value-type="float">
            <text:p>4709484</text:p>
          </table:table-cell>
          <table:table-cell office:value-type="float" office:value="11192561" calcext:value-type="float">
            <text:p>11192561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173065" calcext:value-type="float">
            <text:p>0.173065</text:p>
          </table:table-cell>
          <table:table-cell office:value-type="float" office:value="6945822" calcext:value-type="float">
            <text:p>6945822</text:p>
          </table:table-cell>
          <table:table-cell office:value-type="float" office:value="4865319" calcext:value-type="float">
            <text:p>4865319</text:p>
          </table:table-cell>
          <table:table-cell office:value-type="float" office:value="11510862" calcext:value-type="float">
            <text:p>11510862</text:p>
          </table:table-cell>
        </table:table-row>
      </table:table>
      <table:table table:name="heapsort_4date" table:style-name="ta1">
        <table:table-source xlink:type="simple" xlink:href="../heapsort_4date.csv" table:table-name="heapsort_4date" table:filter-name="Text - txt - csv (StarCalc)" table:filter-options="9/59/44,34,76,1,,0,false,false"/>
        <table:table-column table:style-name="co14" table:default-cell-style-name="Default"/>
        <table:table-column table:style-name="co15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89816" calcext:value-type="float">
            <text:p>0.0089816</text:p>
          </table:table-cell>
          <table:table-cell office:value-type="float" office:value="235487" calcext:value-type="float">
            <text:p>235487</text:p>
          </table:table-cell>
          <table:table-cell office:value-type="float" office:value="432585" calcext:value-type="float">
            <text:p>432585</text:p>
          </table:table-cell>
          <table:table-cell office:value-type="float" office:value="763089" calcext:value-type="float">
            <text:p>76308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181841" calcext:value-type="float">
            <text:p>0.0181841</text:p>
          </table:table-cell>
          <table:table-cell office:value-type="float" office:value="510606" calcext:value-type="float">
            <text:p>510606</text:p>
          </table:table-cell>
          <table:table-cell office:value-type="float" office:value="924939" calcext:value-type="float">
            <text:p>924939</text:p>
          </table:table-cell>
          <table:table-cell office:value-type="float" office:value="1636022" calcext:value-type="float">
            <text:p>163602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287216" calcext:value-type="float">
            <text:p>0.0287216</text:p>
          </table:table-cell>
          <table:table-cell office:value-type="float" office:value="800517" calcext:value-type="float">
            <text:p>800517</text:p>
          </table:table-cell>
          <table:table-cell office:value-type="float" office:value="1439418" calcext:value-type="float">
            <text:p>1439418</text:p>
          </table:table-cell>
          <table:table-cell office:value-type="float" office:value="2549828" calcext:value-type="float">
            <text:p>254982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401581" calcext:value-type="float">
            <text:p>0.0401581</text:p>
          </table:table-cell>
          <table:table-cell office:value-type="float" office:value="1101534" calcext:value-type="float">
            <text:p>1101534</text:p>
          </table:table-cell>
          <table:table-cell office:value-type="float" office:value="1970670" calcext:value-type="float">
            <text:p>1970670</text:p>
          </table:table-cell>
          <table:table-cell office:value-type="float" office:value="3493145" calcext:value-type="float">
            <text:p>349314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498367" calcext:value-type="float">
            <text:p>0.0498367</text:p>
          </table:table-cell>
          <table:table-cell office:value-type="float" office:value="1409684" calcext:value-type="float">
            <text:p>1409684</text:p>
          </table:table-cell>
          <table:table-cell office:value-type="float" office:value="2512101" calcext:value-type="float">
            <text:p>2512101</text:p>
          </table:table-cell>
          <table:table-cell office:value-type="float" office:value="4455537" calcext:value-type="float">
            <text:p>445553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616578" calcext:value-type="float">
            <text:p>0.0616578</text:p>
          </table:table-cell>
          <table:table-cell office:value-type="float" office:value="1720999" calcext:value-type="float">
            <text:p>1720999</text:p>
          </table:table-cell>
          <table:table-cell office:value-type="float" office:value="3057744" calcext:value-type="float">
            <text:p>3057744</text:p>
          </table:table-cell>
          <table:table-cell office:value-type="float" office:value="5427270" calcext:value-type="float">
            <text:p>542727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726736" calcext:value-type="float">
            <text:p>0.0726736</text:p>
          </table:table-cell>
          <table:table-cell office:value-type="float" office:value="2038575" calcext:value-type="float">
            <text:p>2038575</text:p>
          </table:table-cell>
          <table:table-cell office:value-type="float" office:value="3614907" calcext:value-type="float">
            <text:p>3614907</text:p>
          </table:table-cell>
          <table:table-cell office:value-type="float" office:value="6420334" calcext:value-type="float">
            <text:p>642033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831661" calcext:value-type="float">
            <text:p>0.0831661</text:p>
          </table:table-cell>
          <table:table-cell office:value-type="float" office:value="2362972" calcext:value-type="float">
            <text:p>2362972</text:p>
          </table:table-cell>
          <table:table-cell office:value-type="float" office:value="4180617" calcext:value-type="float">
            <text:p>4180617</text:p>
          </table:table-cell>
          <table:table-cell office:value-type="float" office:value="7424956" calcext:value-type="float">
            <text:p>742495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977098" calcext:value-type="float">
            <text:p>0.0977098</text:p>
          </table:table-cell>
          <table:table-cell office:value-type="float" office:value="2689814" calcext:value-type="float">
            <text:p>2689814</text:p>
          </table:table-cell>
          <table:table-cell office:value-type="float" office:value="4750038" calcext:value-type="float">
            <text:p>4750038</text:p>
          </table:table-cell>
          <table:table-cell office:value-type="float" office:value="8438337" calcext:value-type="float">
            <text:p>843833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105111" calcext:value-type="float">
            <text:p>0.105111</text:p>
          </table:table-cell>
          <table:table-cell office:value-type="float" office:value="3019460" calcext:value-type="float">
            <text:p>3019460</text:p>
          </table:table-cell>
          <table:table-cell office:value-type="float" office:value="5324421" calcext:value-type="float">
            <text:p>5324421</text:p>
          </table:table-cell>
          <table:table-cell office:value-type="float" office:value="9462224" calcext:value-type="float">
            <text:p>946222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116362" calcext:value-type="float">
            <text:p>0.116362</text:p>
          </table:table-cell>
          <table:table-cell office:value-type="float" office:value="3350280" calcext:value-type="float">
            <text:p>3350280</text:p>
          </table:table-cell>
          <table:table-cell office:value-type="float" office:value="5899581" calcext:value-type="float">
            <text:p>5899581</text:p>
          </table:table-cell>
          <table:table-cell office:value-type="float" office:value="10486294" calcext:value-type="float">
            <text:p>1048629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127905" calcext:value-type="float">
            <text:p>0.127905</text:p>
          </table:table-cell>
          <table:table-cell office:value-type="float" office:value="3682830" calcext:value-type="float">
            <text:p>3682830</text:p>
          </table:table-cell>
          <table:table-cell office:value-type="float" office:value="6478245" calcext:value-type="float">
            <text:p>6478245</text:p>
          </table:table-cell>
          <table:table-cell office:value-type="float" office:value="11520666" calcext:value-type="float">
            <text:p>11520666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143546" calcext:value-type="float">
            <text:p>0.143546</text:p>
          </table:table-cell>
          <table:table-cell office:value-type="float" office:value="4015253" calcext:value-type="float">
            <text:p>4015253</text:p>
          </table:table-cell>
          <table:table-cell office:value-type="float" office:value="7056924" calcext:value-type="float">
            <text:p>7056924</text:p>
          </table:table-cell>
          <table:table-cell office:value-type="float" office:value="12557317" calcext:value-type="float">
            <text:p>1255731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151758" calcext:value-type="float">
            <text:p>0.151758</text:p>
          </table:table-cell>
          <table:table-cell office:value-type="float" office:value="4356685" calcext:value-type="float">
            <text:p>4356685</text:p>
          </table:table-cell>
          <table:table-cell office:value-type="float" office:value="7648707" calcext:value-type="float">
            <text:p>7648707</text:p>
          </table:table-cell>
          <table:table-cell office:value-type="float" office:value="13608012" calcext:value-type="float">
            <text:p>1360801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163464" calcext:value-type="float">
            <text:p>0.163464</text:p>
          </table:table-cell>
          <table:table-cell office:value-type="float" office:value="4700302" calcext:value-type="float">
            <text:p>4700302</text:p>
          </table:table-cell>
          <table:table-cell office:value-type="float" office:value="8242665" calcext:value-type="float">
            <text:p>8242665</text:p>
          </table:table-cell>
          <table:table-cell office:value-type="float" office:value="14664597" calcext:value-type="float">
            <text:p>14664597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175123" calcext:value-type="float">
            <text:p>0.175123</text:p>
          </table:table-cell>
          <table:table-cell office:value-type="float" office:value="5045752" calcext:value-type="float">
            <text:p>5045752</text:p>
          </table:table-cell>
          <table:table-cell office:value-type="float" office:value="8841066" calcext:value-type="float">
            <text:p>8841066</text:p>
          </table:table-cell>
          <table:table-cell office:value-type="float" office:value="15730029" calcext:value-type="float">
            <text:p>15730029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188417" calcext:value-type="float">
            <text:p>0.188417</text:p>
          </table:table-cell>
          <table:table-cell office:value-type="float" office:value="5392469" calcext:value-type="float">
            <text:p>5392469</text:p>
          </table:table-cell>
          <table:table-cell office:value-type="float" office:value="9441522" calcext:value-type="float">
            <text:p>9441522</text:p>
          </table:table-cell>
          <table:table-cell office:value-type="float" office:value="16798067" calcext:value-type="float">
            <text:p>16798067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200349" calcext:value-type="float">
            <text:p>0.200349</text:p>
          </table:table-cell>
          <table:table-cell office:value-type="float" office:value="5740376" calcext:value-type="float">
            <text:p>5740376</text:p>
          </table:table-cell>
          <table:table-cell office:value-type="float" office:value="10041801" calcext:value-type="float">
            <text:p>10041801</text:p>
          </table:table-cell>
          <table:table-cell office:value-type="float" office:value="17868653" calcext:value-type="float">
            <text:p>17868653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213902" calcext:value-type="float">
            <text:p>0.213902</text:p>
          </table:table-cell>
          <table:table-cell office:value-type="float" office:value="6088715" calcext:value-type="float">
            <text:p>6088715</text:p>
          </table:table-cell>
          <table:table-cell office:value-type="float" office:value="10643646" calcext:value-type="float">
            <text:p>10643646</text:p>
          </table:table-cell>
          <table:table-cell office:value-type="float" office:value="18942648" calcext:value-type="float">
            <text:p>1894264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22564" calcext:value-type="float">
            <text:p>0.22564</text:p>
          </table:table-cell>
          <table:table-cell office:value-type="float" office:value="6439907" calcext:value-type="float">
            <text:p>6439907</text:p>
          </table:table-cell>
          <table:table-cell office:value-type="float" office:value="11251206" calcext:value-type="float">
            <text:p>11251206</text:p>
          </table:table-cell>
          <table:table-cell office:value-type="float" office:value="20027487" calcext:value-type="float">
            <text:p>20027487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0.236671" calcext:value-type="float">
            <text:p>0.236671</text:p>
          </table:table-cell>
          <table:table-cell office:value-type="float" office:value="6789165" calcext:value-type="float">
            <text:p>6789165</text:p>
          </table:table-cell>
          <table:table-cell office:value-type="float" office:value="11851953" calcext:value-type="float">
            <text:p>11851953</text:p>
          </table:table-cell>
          <table:table-cell office:value-type="float" office:value="21098538" calcext:value-type="float">
            <text:p>21098538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0.248391" calcext:value-type="float">
            <text:p>0.248391</text:p>
          </table:table-cell>
          <table:table-cell office:value-type="float" office:value="7140490" calcext:value-type="float">
            <text:p>7140490</text:p>
          </table:table-cell>
          <table:table-cell office:value-type="float" office:value="12459918" calcext:value-type="float">
            <text:p>12459918</text:p>
          </table:table-cell>
          <table:table-cell office:value-type="float" office:value="22184007" calcext:value-type="float">
            <text:p>22184007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0.263076" calcext:value-type="float">
            <text:p>0.263076</text:p>
          </table:table-cell>
          <table:table-cell office:value-type="float" office:value="7492474" calcext:value-type="float">
            <text:p>7492474</text:p>
          </table:table-cell>
          <table:table-cell office:value-type="float" office:value="13067118" calcext:value-type="float">
            <text:p>13067118</text:p>
          </table:table-cell>
          <table:table-cell office:value-type="float" office:value="23271019" calcext:value-type="float">
            <text:p>23271019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0.273638" calcext:value-type="float">
            <text:p>0.273638</text:p>
          </table:table-cell>
          <table:table-cell office:value-type="float" office:value="7844865" calcext:value-type="float">
            <text:p>7844865</text:p>
          </table:table-cell>
          <table:table-cell office:value-type="float" office:value="13675554" calcext:value-type="float">
            <text:p>13675554</text:p>
          </table:table-cell>
          <table:table-cell office:value-type="float" office:value="24357692" calcext:value-type="float">
            <text:p>2435769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28599" calcext:value-type="float">
            <text:p>0.28599</text:p>
          </table:table-cell>
          <table:table-cell office:value-type="float" office:value="8198084" calcext:value-type="float">
            <text:p>8198084</text:p>
          </table:table-cell>
          <table:table-cell office:value-type="float" office:value="14285790" calcext:value-type="float">
            <text:p>14285790</text:p>
          </table:table-cell>
          <table:table-cell office:value-type="float" office:value="25451869" calcext:value-type="float">
            <text:p>25451869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0.301797" calcext:value-type="float">
            <text:p>0.301797</text:p>
          </table:table-cell>
          <table:table-cell office:value-type="float" office:value="8551264" calcext:value-type="float">
            <text:p>8551264</text:p>
          </table:table-cell>
          <table:table-cell office:value-type="float" office:value="14895201" calcext:value-type="float">
            <text:p>14895201</text:p>
          </table:table-cell>
          <table:table-cell office:value-type="float" office:value="26546563" calcext:value-type="float">
            <text:p>26546563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0.324818" calcext:value-type="float">
            <text:p>0.324818</text:p>
          </table:table-cell>
          <table:table-cell office:value-type="float" office:value="8911885" calcext:value-type="float">
            <text:p>8911885</text:p>
          </table:table-cell>
          <table:table-cell office:value-type="float" office:value="15514500" calcext:value-type="float">
            <text:p>15514500</text:p>
          </table:table-cell>
          <table:table-cell office:value-type="float" office:value="27648422" calcext:value-type="float">
            <text:p>27648422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0.328288" calcext:value-type="float">
            <text:p>0.328288</text:p>
          </table:table-cell>
          <table:table-cell office:value-type="float" office:value="9272883" calcext:value-type="float">
            <text:p>9272883</text:p>
          </table:table-cell>
          <table:table-cell office:value-type="float" office:value="16133430" calcext:value-type="float">
            <text:p>16133430</text:p>
          </table:table-cell>
          <table:table-cell office:value-type="float" office:value="28749515" calcext:value-type="float">
            <text:p>28749515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0.347336" calcext:value-type="float">
            <text:p>0.347336</text:p>
          </table:table-cell>
          <table:table-cell office:value-type="float" office:value="9636932" calcext:value-type="float">
            <text:p>9636932</text:p>
          </table:table-cell>
          <table:table-cell office:value-type="float" office:value="16762524" calcext:value-type="float">
            <text:p>16762524</text:p>
          </table:table-cell>
          <table:table-cell office:value-type="float" office:value="29869080" calcext:value-type="float">
            <text:p>29869080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359227" calcext:value-type="float">
            <text:p>0.359227</text:p>
          </table:table-cell>
          <table:table-cell office:value-type="float" office:value="10000117" calcext:value-type="float">
            <text:p>10000117</text:p>
          </table:table-cell>
          <table:table-cell office:value-type="float" office:value="17384010" calcext:value-type="float">
            <text:p>17384010</text:p>
          </table:table-cell>
          <table:table-cell office:value-type="float" office:value="30976253" calcext:value-type="float">
            <text:p>30976253</text:p>
          </table:table-cell>
        </table:table-row>
      </table:table>
      <table:table table:name="heapsort_d" table:style-name="ta1">
        <table:table-source xlink:type="simple" xlink:href="../heapsort_d.csv" table:table-name="heapsort_d" table:filter-name="Text - txt - csv (StarCalc)" table:filter-options="9/59/44,34,76,1,,0,false,false"/>
        <table:table-column table:style-name="co14" table:default-cell-style-name="Default"/>
        <table:table-column table:style-name="co15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70842" calcext:value-type="float">
            <text:p>0.0070842</text:p>
          </table:table-cell>
          <table:table-cell office:value-type="float" office:value="235371" calcext:value-type="float">
            <text:p>235371</text:p>
          </table:table-cell>
          <table:table-cell office:value-type="float" office:value="432789" calcext:value-type="float">
            <text:p>432789</text:p>
          </table:table-cell>
          <table:table-cell office:value-type="float" office:value="763568" calcext:value-type="float">
            <text:p>7635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510667" calcext:value-type="float">
            <text:p>510667</text:p>
          </table:table-cell>
          <table:table-cell office:value-type="float" office:value="924921" calcext:value-type="float">
            <text:p>924921</text:p>
          </table:table-cell>
          <table:table-cell office:value-type="float" office:value="1635810" calcext:value-type="float">
            <text:p>163581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213218" calcext:value-type="float">
            <text:p>0.0213218</text:p>
          </table:table-cell>
          <table:table-cell office:value-type="float" office:value="800794" calcext:value-type="float">
            <text:p>800794</text:p>
          </table:table-cell>
          <table:table-cell office:value-type="float" office:value="1439976" calcext:value-type="float">
            <text:p>1439976</text:p>
          </table:table-cell>
          <table:table-cell office:value-type="float" office:value="2550756" calcext:value-type="float">
            <text:p>255075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295102" calcext:value-type="float">
            <text:p>0.0295102</text:p>
          </table:table-cell>
          <table:table-cell office:value-type="float" office:value="1101629" calcext:value-type="float">
            <text:p>1101629</text:p>
          </table:table-cell>
          <table:table-cell office:value-type="float" office:value="1970805" calcext:value-type="float">
            <text:p>1970805</text:p>
          </table:table-cell>
          <table:table-cell office:value-type="float" office:value="3493411" calcext:value-type="float">
            <text:p>349341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37327" calcext:value-type="float">
            <text:p>0.037327</text:p>
          </table:table-cell>
          <table:table-cell office:value-type="float" office:value="1409739" calcext:value-type="float">
            <text:p>1409739</text:p>
          </table:table-cell>
          <table:table-cell office:value-type="float" office:value="2512587" calcext:value-type="float">
            <text:p>2512587</text:p>
          </table:table-cell>
          <table:table-cell office:value-type="float" office:value="4457175" calcext:value-type="float">
            <text:p>445717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456455" calcext:value-type="float">
            <text:p>0.0456455</text:p>
          </table:table-cell>
          <table:table-cell office:value-type="float" office:value="1721126" calcext:value-type="float">
            <text:p>1721126</text:p>
          </table:table-cell>
          <table:table-cell office:value-type="float" office:value="3059292" calcext:value-type="float">
            <text:p>3059292</text:p>
          </table:table-cell>
          <table:table-cell office:value-type="float" office:value="5430774" calcext:value-type="float">
            <text:p>543077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538725" calcext:value-type="float">
            <text:p>0.0538725</text:p>
          </table:table-cell>
          <table:table-cell office:value-type="float" office:value="2038290" calcext:value-type="float">
            <text:p>2038290</text:p>
          </table:table-cell>
          <table:table-cell office:value-type="float" office:value="3614025" calcext:value-type="float">
            <text:p>3614025</text:p>
          </table:table-cell>
          <table:table-cell office:value-type="float" office:value="6418946" calcext:value-type="float">
            <text:p>641894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618997" calcext:value-type="float">
            <text:p>0.0618997</text:p>
          </table:table-cell>
          <table:table-cell office:value-type="float" office:value="2363071" calcext:value-type="float">
            <text:p>2363071</text:p>
          </table:table-cell>
          <table:table-cell office:value-type="float" office:value="4181280" calcext:value-type="float">
            <text:p>4181280</text:p>
          </table:table-cell>
          <table:table-cell office:value-type="float" office:value="7426594" calcext:value-type="float">
            <text:p>742659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732971" calcext:value-type="float">
            <text:p>0.0732971</text:p>
          </table:table-cell>
          <table:table-cell office:value-type="float" office:value="2690226" calcext:value-type="float">
            <text:p>2690226</text:p>
          </table:table-cell>
          <table:table-cell office:value-type="float" office:value="4751181" calcext:value-type="float">
            <text:p>4751181</text:p>
          </table:table-cell>
          <table:table-cell office:value-type="float" office:value="8440260" calcext:value-type="float">
            <text:p>844026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777492" calcext:value-type="float">
            <text:p>0.0777492</text:p>
          </table:table-cell>
          <table:table-cell office:value-type="float" office:value="3019591" calcext:value-type="float">
            <text:p>3019591</text:p>
          </table:table-cell>
          <table:table-cell office:value-type="float" office:value="5324721" calcext:value-type="float">
            <text:p>5324721</text:p>
          </table:table-cell>
          <table:table-cell office:value-type="float" office:value="9462554" calcext:value-type="float">
            <text:p>946255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870648" calcext:value-type="float">
            <text:p>0.0870648</text:p>
          </table:table-cell>
          <table:table-cell office:value-type="float" office:value="3350759" calcext:value-type="float">
            <text:p>3350759</text:p>
          </table:table-cell>
          <table:table-cell office:value-type="float" office:value="5901312" calcext:value-type="float">
            <text:p>5901312</text:p>
          </table:table-cell>
          <table:table-cell office:value-type="float" office:value="10489339" calcext:value-type="float">
            <text:p>10489339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951191" calcext:value-type="float">
            <text:p>0.0951191</text:p>
          </table:table-cell>
          <table:table-cell office:value-type="float" office:value="3682624" calcext:value-type="float">
            <text:p>3682624</text:p>
          </table:table-cell>
          <table:table-cell office:value-type="float" office:value="6478980" calcext:value-type="float">
            <text:p>6478980</text:p>
          </table:table-cell>
          <table:table-cell office:value-type="float" office:value="11521115" calcext:value-type="float">
            <text:p>11521115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105048" calcext:value-type="float">
            <text:p>0.105048</text:p>
          </table:table-cell>
          <table:table-cell office:value-type="float" office:value="4016469" calcext:value-type="float">
            <text:p>4016469</text:p>
          </table:table-cell>
          <table:table-cell office:value-type="float" office:value="7058913" calcext:value-type="float">
            <text:p>7058913</text:p>
          </table:table-cell>
          <table:table-cell office:value-type="float" office:value="12560830" calcext:value-type="float">
            <text:p>12560830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112227" calcext:value-type="float">
            <text:p>0.112227</text:p>
          </table:table-cell>
          <table:table-cell office:value-type="float" office:value="4357155" calcext:value-type="float">
            <text:p>4357155</text:p>
          </table:table-cell>
          <table:table-cell office:value-type="float" office:value="7649454" calcext:value-type="float">
            <text:p>7649454</text:p>
          </table:table-cell>
          <table:table-cell office:value-type="float" office:value="13610104" calcext:value-type="float">
            <text:p>1361010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123047" calcext:value-type="float">
            <text:p>0.123047</text:p>
          </table:table-cell>
          <table:table-cell office:value-type="float" office:value="4700818" calcext:value-type="float">
            <text:p>4700818</text:p>
          </table:table-cell>
          <table:table-cell office:value-type="float" office:value="8244999" calcext:value-type="float">
            <text:p>8244999</text:p>
          </table:table-cell>
          <table:table-cell office:value-type="float" office:value="14669032" calcext:value-type="float">
            <text:p>14669032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131052" calcext:value-type="float">
            <text:p>0.131052</text:p>
          </table:table-cell>
          <table:table-cell office:value-type="float" office:value="5046233" calcext:value-type="float">
            <text:p>5046233</text:p>
          </table:table-cell>
          <table:table-cell office:value-type="float" office:value="8842302" calcext:value-type="float">
            <text:p>8842302</text:p>
          </table:table-cell>
          <table:table-cell office:value-type="float" office:value="15732033" calcext:value-type="float">
            <text:p>15732033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139332" calcext:value-type="float">
            <text:p>0.139332</text:p>
          </table:table-cell>
          <table:table-cell office:value-type="float" office:value="5392452" calcext:value-type="float">
            <text:p>5392452</text:p>
          </table:table-cell>
          <table:table-cell office:value-type="float" office:value="9441678" calcext:value-type="float">
            <text:p>9441678</text:p>
          </table:table-cell>
          <table:table-cell office:value-type="float" office:value="16798877" calcext:value-type="float">
            <text:p>16798877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148898" calcext:value-type="float">
            <text:p>0.148898</text:p>
          </table:table-cell>
          <table:table-cell office:value-type="float" office:value="5740029" calcext:value-type="float">
            <text:p>5740029</text:p>
          </table:table-cell>
          <table:table-cell office:value-type="float" office:value="10041711" calcext:value-type="float">
            <text:p>10041711</text:p>
          </table:table-cell>
          <table:table-cell office:value-type="float" office:value="17869394" calcext:value-type="float">
            <text:p>17869394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156692" calcext:value-type="float">
            <text:p>0.156692</text:p>
          </table:table-cell>
          <table:table-cell office:value-type="float" office:value="6089834" calcext:value-type="float">
            <text:p>6089834</text:p>
          </table:table-cell>
          <table:table-cell office:value-type="float" office:value="10645983" calcext:value-type="float">
            <text:p>10645983</text:p>
          </table:table-cell>
          <table:table-cell office:value-type="float" office:value="18947400" calcext:value-type="float">
            <text:p>18947400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16611" calcext:value-type="float">
            <text:p>0.16611</text:p>
          </table:table-cell>
          <table:table-cell office:value-type="float" office:value="6439551" calcext:value-type="float">
            <text:p>6439551</text:p>
          </table:table-cell>
          <table:table-cell office:value-type="float" office:value="11249991" calcext:value-type="float">
            <text:p>11249991</text:p>
          </table:table-cell>
          <table:table-cell office:value-type="float" office:value="20026167" calcext:value-type="float">
            <text:p>20026167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0.182808" calcext:value-type="float">
            <text:p>0.182808</text:p>
          </table:table-cell>
          <table:table-cell office:value-type="float" office:value="6789970" calcext:value-type="float">
            <text:p>6789970</text:p>
          </table:table-cell>
          <table:table-cell office:value-type="float" office:value="11854995" calcext:value-type="float">
            <text:p>11854995</text:p>
          </table:table-cell>
          <table:table-cell office:value-type="float" office:value="21104623" calcext:value-type="float">
            <text:p>21104623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0.184394" calcext:value-type="float">
            <text:p>0.184394</text:p>
          </table:table-cell>
          <table:table-cell office:value-type="float" office:value="7140843" calcext:value-type="float">
            <text:p>7140843</text:p>
          </table:table-cell>
          <table:table-cell office:value-type="float" office:value="12461067" calcext:value-type="float">
            <text:p>12461067</text:p>
          </table:table-cell>
          <table:table-cell office:value-type="float" office:value="22187566" calcext:value-type="float">
            <text:p>22187566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0.193457" calcext:value-type="float">
            <text:p>0.193457</text:p>
          </table:table-cell>
          <table:table-cell office:value-type="float" office:value="7493603" calcext:value-type="float">
            <text:p>7493603</text:p>
          </table:table-cell>
          <table:table-cell office:value-type="float" office:value="13069917" calcext:value-type="float">
            <text:p>13069917</text:p>
          </table:table-cell>
          <table:table-cell office:value-type="float" office:value="23276285" calcext:value-type="float">
            <text:p>2327628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0.20302" calcext:value-type="float">
            <text:p>0.20302</text:p>
          </table:table-cell>
          <table:table-cell office:value-type="float" office:value="7845486" calcext:value-type="float">
            <text:p>7845486</text:p>
          </table:table-cell>
          <table:table-cell office:value-type="float" office:value="13677666" calcext:value-type="float">
            <text:p>13677666</text:p>
          </table:table-cell>
          <table:table-cell office:value-type="float" office:value="24363557" calcext:value-type="float">
            <text:p>24363557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211752" calcext:value-type="float">
            <text:p>0.211752</text:p>
          </table:table-cell>
          <table:table-cell office:value-type="float" office:value="8198987" calcext:value-type="float">
            <text:p>8198987</text:p>
          </table:table-cell>
          <table:table-cell office:value-type="float" office:value="14286621" calcext:value-type="float">
            <text:p>14286621</text:p>
          </table:table-cell>
          <table:table-cell office:value-type="float" office:value="25452933" calcext:value-type="float">
            <text:p>25452933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0.225575" calcext:value-type="float">
            <text:p>0.225575</text:p>
          </table:table-cell>
          <table:table-cell office:value-type="float" office:value="8551745" calcext:value-type="float">
            <text:p>8551745</text:p>
          </table:table-cell>
          <table:table-cell office:value-type="float" office:value="14894904" calcext:value-type="float">
            <text:p>14894904</text:p>
          </table:table-cell>
          <table:table-cell office:value-type="float" office:value="26547283" calcext:value-type="float">
            <text:p>26547283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0.230696" calcext:value-type="float">
            <text:p>0.230696</text:p>
          </table:table-cell>
          <table:table-cell office:value-type="float" office:value="8911570" calcext:value-type="float">
            <text:p>8911570</text:p>
          </table:table-cell>
          <table:table-cell office:value-type="float" office:value="15514371" calcext:value-type="float">
            <text:p>15514371</text:p>
          </table:table-cell>
          <table:table-cell office:value-type="float" office:value="27650032" calcext:value-type="float">
            <text:p>27650032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0.239354" calcext:value-type="float">
            <text:p>0.239354</text:p>
          </table:table-cell>
          <table:table-cell office:value-type="float" office:value="9273894" calcext:value-type="float">
            <text:p>9273894</text:p>
          </table:table-cell>
          <table:table-cell office:value-type="float" office:value="16137432" calcext:value-type="float">
            <text:p>16137432</text:p>
          </table:table-cell>
          <table:table-cell office:value-type="float" office:value="28757857" calcext:value-type="float">
            <text:p>28757857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0.251901" calcext:value-type="float">
            <text:p>0.251901</text:p>
          </table:table-cell>
          <table:table-cell office:value-type="float" office:value="9636460" calcext:value-type="float">
            <text:p>9636460</text:p>
          </table:table-cell>
          <table:table-cell office:value-type="float" office:value="16761024" calcext:value-type="float">
            <text:p>16761024</text:p>
          </table:table-cell>
          <table:table-cell office:value-type="float" office:value="29866539" calcext:value-type="float">
            <text:p>2986653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259173" calcext:value-type="float">
            <text:p>0.259173</text:p>
          </table:table-cell>
          <table:table-cell office:value-type="float" office:value="10001710" calcext:value-type="float">
            <text:p>10001710</text:p>
          </table:table-cell>
          <table:table-cell office:value-type="float" office:value="17387838" calcext:value-type="float">
            <text:p>17387838</text:p>
          </table:table-cell>
          <table:table-cell office:value-type="float" office:value="30983506" calcext:value-type="float">
            <text:p>30983506</text:p>
          </table:table-cell>
        </table:table-row>
      </table:table>
      <table:table table:name="quicksort_d" table:style-name="ta1">
        <table:table-source xlink:type="simple" xlink:href="../quicksort_d.csv" table:table-name="quicksort_d" table:filter-name="Text - txt - csv (StarCalc)" table:filter-options="9/59/44,34,76,1,,0,false,false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65814" calcext:value-type="float">
            <text:p>0.0065814</text:p>
          </table:table-cell>
          <table:table-cell office:value-type="float" office:value="174921" calcext:value-type="float">
            <text:p>174921</text:p>
          </table:table-cell>
          <table:table-cell office:value-type="float" office:value="101088" calcext:value-type="float">
            <text:p>101088</text:p>
          </table:table-cell>
          <table:table-cell office:value-type="float" office:value="295701" calcext:value-type="float">
            <text:p>29570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6774" calcext:value-type="float">
            <text:p>0.006774</text:p>
          </table:table-cell>
          <table:table-cell office:value-type="float" office:value="381005" calcext:value-type="float">
            <text:p>381005</text:p>
          </table:table-cell>
          <table:table-cell office:value-type="float" office:value="215184" calcext:value-type="float">
            <text:p>215184</text:p>
          </table:table-cell>
          <table:table-cell office:value-type="float" office:value="630967" calcext:value-type="float">
            <text:p>63096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109204" calcext:value-type="float">
            <text:p>0.0109204</text:p>
          </table:table-cell>
          <table:table-cell office:value-type="float" office:value="649509" calcext:value-type="float">
            <text:p>649509</text:p>
          </table:table-cell>
          <table:table-cell office:value-type="float" office:value="329889" calcext:value-type="float">
            <text:p>329889</text:p>
          </table:table-cell>
          <table:table-cell office:value-type="float" office:value="1030139" calcext:value-type="float">
            <text:p>103013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145556" calcext:value-type="float">
            <text:p>0.0145556</text:p>
          </table:table-cell>
          <table:table-cell office:value-type="float" office:value="859280" calcext:value-type="float">
            <text:p>859280</text:p>
          </table:table-cell>
          <table:table-cell office:value-type="float" office:value="453798" calcext:value-type="float">
            <text:p>453798</text:p>
          </table:table-cell>
          <table:table-cell office:value-type="float" office:value="1375784" calcext:value-type="float">
            <text:p>137578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185375" calcext:value-type="float">
            <text:p>0.0185375</text:p>
          </table:table-cell>
          <table:table-cell office:value-type="float" office:value="1061513" calcext:value-type="float">
            <text:p>1061513</text:p>
          </table:table-cell>
          <table:table-cell office:value-type="float" office:value="579912" calcext:value-type="float">
            <text:p>579912</text:p>
          </table:table-cell>
          <table:table-cell office:value-type="float" office:value="1714965" calcext:value-type="float">
            <text:p>171496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227595" calcext:value-type="float">
            <text:p>0.0227595</text:p>
          </table:table-cell>
          <table:table-cell office:value-type="float" office:value="1272956" calcext:value-type="float">
            <text:p>1272956</text:p>
          </table:table-cell>
          <table:table-cell office:value-type="float" office:value="714378" calcext:value-type="float">
            <text:p>714378</text:p>
          </table:table-cell>
          <table:table-cell office:value-type="float" office:value="2069590" calcext:value-type="float">
            <text:p>206959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260402" calcext:value-type="float">
            <text:p>0.0260402</text:p>
          </table:table-cell>
          <table:table-cell office:value-type="float" office:value="1536183" calcext:value-type="float">
            <text:p>1536183</text:p>
          </table:table-cell>
          <table:table-cell office:value-type="float" office:value="835401" calcext:value-type="float">
            <text:p>835401</text:p>
          </table:table-cell>
          <table:table-cell office:value-type="float" office:value="2467499" calcext:value-type="float">
            <text:p>246749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30287" calcext:value-type="float">
            <text:p>0.030287</text:p>
          </table:table-cell>
          <table:table-cell office:value-type="float" office:value="1789222" calcext:value-type="float">
            <text:p>1789222</text:p>
          </table:table-cell>
          <table:table-cell office:value-type="float" office:value="970014" calcext:value-type="float">
            <text:p>970014</text:p>
          </table:table-cell>
          <table:table-cell office:value-type="float" office:value="2864058" calcext:value-type="float">
            <text:p>286405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340185" calcext:value-type="float">
            <text:p>0.0340185</text:p>
          </table:table-cell>
          <table:table-cell office:value-type="float" office:value="2007334" calcext:value-type="float">
            <text:p>2007334</text:p>
          </table:table-cell>
          <table:table-cell office:value-type="float" office:value="1107081" calcext:value-type="float">
            <text:p>1107081</text:p>
          </table:table-cell>
          <table:table-cell office:value-type="float" office:value="3226714" calcext:value-type="float">
            <text:p>322671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374098" calcext:value-type="float">
            <text:p>0.0374098</text:p>
          </table:table-cell>
          <table:table-cell office:value-type="float" office:value="2164526" calcext:value-type="float">
            <text:p>2164526</text:p>
          </table:table-cell>
          <table:table-cell office:value-type="float" office:value="1244001" calcext:value-type="float">
            <text:p>1244001</text:p>
          </table:table-cell>
          <table:table-cell office:value-type="float" office:value="3527536" calcext:value-type="float">
            <text:p>352753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42836" calcext:value-type="float">
            <text:p>0.042836</text:p>
          </table:table-cell>
          <table:table-cell office:value-type="float" office:value="2607325" calcext:value-type="float">
            <text:p>2607325</text:p>
          </table:table-cell>
          <table:table-cell office:value-type="float" office:value="1366923" calcext:value-type="float">
            <text:p>1366923</text:p>
          </table:table-cell>
          <table:table-cell office:value-type="float" office:value="4105629" calcext:value-type="float">
            <text:p>4105629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461537" calcext:value-type="float">
            <text:p>0.0461537</text:p>
          </table:table-cell>
          <table:table-cell office:value-type="float" office:value="2661453" calcext:value-type="float">
            <text:p>2661453</text:p>
          </table:table-cell>
          <table:table-cell office:value-type="float" office:value="1515525" calcext:value-type="float">
            <text:p>1515525</text:p>
          </table:table-cell>
          <table:table-cell office:value-type="float" office:value="4312579" calcext:value-type="float">
            <text:p>4312579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0499649" calcext:value-type="float">
            <text:p>0.0499649</text:p>
          </table:table-cell>
          <table:table-cell office:value-type="float" office:value="2979281" calcext:value-type="float">
            <text:p>2979281</text:p>
          </table:table-cell>
          <table:table-cell office:value-type="float" office:value="1645335" calcext:value-type="float">
            <text:p>1645335</text:p>
          </table:table-cell>
          <table:table-cell office:value-type="float" office:value="4771277" calcext:value-type="float">
            <text:p>477127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0538472" calcext:value-type="float">
            <text:p>0.0538472</text:p>
          </table:table-cell>
          <table:table-cell office:value-type="float" office:value="3101883" calcext:value-type="float">
            <text:p>3101883</text:p>
          </table:table-cell>
          <table:table-cell office:value-type="float" office:value="1798827" calcext:value-type="float">
            <text:p>1798827</text:p>
          </table:table-cell>
          <table:table-cell office:value-type="float" office:value="5048947" calcext:value-type="float">
            <text:p>504894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595739" calcext:value-type="float">
            <text:p>0.0595739</text:p>
          </table:table-cell>
          <table:table-cell office:value-type="float" office:value="3612820" calcext:value-type="float">
            <text:p>3612820</text:p>
          </table:table-cell>
          <table:table-cell office:value-type="float" office:value="1907502" calcext:value-type="float">
            <text:p>1907502</text:p>
          </table:table-cell>
          <table:table-cell office:value-type="float" office:value="5686352" calcext:value-type="float">
            <text:p>5686352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0620945" calcext:value-type="float">
            <text:p>0.0620945</text:p>
          </table:table-cell>
          <table:table-cell office:value-type="float" office:value="3807332" calcext:value-type="float">
            <text:p>3807332</text:p>
          </table:table-cell>
          <table:table-cell office:value-type="float" office:value="2038107" calcext:value-type="float">
            <text:p>2038107</text:p>
          </table:table-cell>
          <table:table-cell office:value-type="float" office:value="6020914" calcext:value-type="float">
            <text:p>6020914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0671266" calcext:value-type="float">
            <text:p>0.0671266</text:p>
          </table:table-cell>
          <table:table-cell office:value-type="float" office:value="3943325" calcext:value-type="float">
            <text:p>3943325</text:p>
          </table:table-cell>
          <table:table-cell office:value-type="float" office:value="2200074" calcext:value-type="float">
            <text:p>2200074</text:p>
          </table:table-cell>
          <table:table-cell office:value-type="float" office:value="6317205" calcext:value-type="float">
            <text:p>6317205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0714346" calcext:value-type="float">
            <text:p>0.0714346</text:p>
          </table:table-cell>
          <table:table-cell office:value-type="float" office:value="4306629" calcext:value-type="float">
            <text:p>4306629</text:p>
          </table:table-cell>
          <table:table-cell office:value-type="float" office:value="2319681" calcext:value-type="float">
            <text:p>2319681</text:p>
          </table:table-cell>
          <table:table-cell office:value-type="float" office:value="6815003" calcext:value-type="float">
            <text:p>6815003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0754951" calcext:value-type="float">
            <text:p>0.0754951</text:p>
          </table:table-cell>
          <table:table-cell office:value-type="float" office:value="4507391" calcext:value-type="float">
            <text:p>4507391</text:p>
          </table:table-cell>
          <table:table-cell office:value-type="float" office:value="2476557" calcext:value-type="float">
            <text:p>2476557</text:p>
          </table:table-cell>
          <table:table-cell office:value-type="float" office:value="7171547" calcext:value-type="float">
            <text:p>717154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787836" calcext:value-type="float">
            <text:p>0.0787836</text:p>
          </table:table-cell>
          <table:table-cell office:value-type="float" office:value="4764288" calcext:value-type="float">
            <text:p>4764288</text:p>
          </table:table-cell>
          <table:table-cell office:value-type="float" office:value="2617056" calcext:value-type="float">
            <text:p>2617056</text:p>
          </table:table-cell>
          <table:table-cell office:value-type="float" office:value="7578720" calcext:value-type="float">
            <text:p>7578720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0.0864474" calcext:value-type="float">
            <text:p>0.0864474</text:p>
          </table:table-cell>
          <table:table-cell office:value-type="float" office:value="5333569" calcext:value-type="float">
            <text:p>5333569</text:p>
          </table:table-cell>
          <table:table-cell office:value-type="float" office:value="2747562" calcext:value-type="float">
            <text:p>2747562</text:p>
          </table:table-cell>
          <table:table-cell office:value-type="float" office:value="8286023" calcext:value-type="float">
            <text:p>8286023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0.0879884" calcext:value-type="float">
            <text:p>0.0879884</text:p>
          </table:table-cell>
          <table:table-cell office:value-type="float" office:value="5419819" calcext:value-type="float">
            <text:p>5419819</text:p>
          </table:table-cell>
          <table:table-cell office:value-type="float" office:value="2889921" calcext:value-type="float">
            <text:p>2889921</text:p>
          </table:table-cell>
          <table:table-cell office:value-type="float" office:value="8522109" calcext:value-type="float">
            <text:p>8522109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0.0896709" calcext:value-type="float">
            <text:p>0.0896709</text:p>
          </table:table-cell>
          <table:table-cell office:value-type="float" office:value="5340922" calcext:value-type="float">
            <text:p>5340922</text:p>
          </table:table-cell>
          <table:table-cell office:value-type="float" office:value="3059484" calcext:value-type="float">
            <text:p>3059484</text:p>
          </table:table-cell>
          <table:table-cell office:value-type="float" office:value="8608580" calcext:value-type="float">
            <text:p>8608580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0.0972765" calcext:value-type="float">
            <text:p>0.0972765</text:p>
          </table:table-cell>
          <table:table-cell office:value-type="float" office:value="5980805" calcext:value-type="float">
            <text:p>5980805</text:p>
          </table:table-cell>
          <table:table-cell office:value-type="float" office:value="3179340" calcext:value-type="float">
            <text:p>3179340</text:p>
          </table:table-cell>
          <table:table-cell office:value-type="float" office:value="9382247" calcext:value-type="float">
            <text:p>9382247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100185" calcext:value-type="float">
            <text:p>0.100185</text:p>
          </table:table-cell>
          <table:table-cell office:value-type="float" office:value="6217894" calcext:value-type="float">
            <text:p>6217894</text:p>
          </table:table-cell>
          <table:table-cell office:value-type="float" office:value="3305619" calcext:value-type="float">
            <text:p>3305619</text:p>
          </table:table-cell>
          <table:table-cell office:value-type="float" office:value="9758260" calcext:value-type="float">
            <text:p>9758260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0.10344" calcext:value-type="float">
            <text:p>0.10344</text:p>
          </table:table-cell>
          <table:table-cell office:value-type="float" office:value="6222245" calcext:value-type="float">
            <text:p>6222245</text:p>
          </table:table-cell>
          <table:table-cell office:value-type="float" office:value="3477783" calcext:value-type="float">
            <text:p>3477783</text:p>
          </table:table-cell>
          <table:table-cell office:value-type="float" office:value="9930067" calcext:value-type="float">
            <text:p>9930067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0.108544" calcext:value-type="float">
            <text:p>0.108544</text:p>
          </table:table-cell>
          <table:table-cell office:value-type="float" office:value="6867000" calcext:value-type="float">
            <text:p>6867000</text:p>
          </table:table-cell>
          <table:table-cell office:value-type="float" office:value="3564441" calcext:value-type="float">
            <text:p>3564441</text:p>
          </table:table-cell>
          <table:table-cell office:value-type="float" office:value="10685778" calcext:value-type="float">
            <text:p>10685778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0.119897" calcext:value-type="float">
            <text:p>0.119897</text:p>
          </table:table-cell>
          <table:table-cell office:value-type="float" office:value="6819596" calcext:value-type="float">
            <text:p>6819596</text:p>
          </table:table-cell>
          <table:table-cell office:value-type="float" office:value="3759885" calcext:value-type="float">
            <text:p>3759885</text:p>
          </table:table-cell>
          <table:table-cell office:value-type="float" office:value="10822370" calcext:value-type="float">
            <text:p>10822370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0.116433" calcext:value-type="float">
            <text:p>0.116433</text:p>
          </table:table-cell>
          <table:table-cell office:value-type="float" office:value="7015537" calcext:value-type="float">
            <text:p>7015537</text:p>
          </table:table-cell>
          <table:table-cell office:value-type="float" office:value="3909801" calcext:value-type="float">
            <text:p>3909801</text:p>
          </table:table-cell>
          <table:table-cell office:value-type="float" office:value="11170833" calcext:value-type="float">
            <text:p>11170833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133527" calcext:value-type="float">
            <text:p>0.133527</text:p>
          </table:table-cell>
          <table:table-cell office:value-type="float" office:value="7852403" calcext:value-type="float">
            <text:p>7852403</text:p>
          </table:table-cell>
          <table:table-cell office:value-type="float" office:value="4012995" calcext:value-type="float">
            <text:p>4012995</text:p>
          </table:table-cell>
          <table:table-cell office:value-type="float" office:value="12131575" calcext:value-type="float">
            <text:p>121315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0:56:25.116069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21:32:59.589589280</meta:creation-date>
    <meta:generator>LibreOffice/5.1.4.2$Linux_X86_64 LibreOffice_project/10m0$Build-2</meta:generator>
    <meta:editing-duration>PT18M40S</meta:editing-duration>
    <meta:editing-cycles>7</meta:editing-cycles>
    <dc:date>2016-12-22T11:22:59.775837384</dc:date>
    <meta:document-statistic meta:table-count="7" meta:cell-count="16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2c001e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3cm" svg:height="13.495cm" xlink:href=".." xlink:type="simple" chart:class="chart:line" chart:style-name="ch1">
        <chart:title svg:x="9.913cm" svg:y="0.405cm" chart:style-name="ch2">
          <text:p>Reals</text:p>
        </chart:title>
        <chart:legend svg:x="2.291cm" svg:y="11.722cm" style:legend-expansion="custom" chartooo:width="7.003cm" chartooo:height="1.643cm" style:legend-expansion-aspect-ratio="4.26232501521607" chart:style-name="ch3"/>
        <chart:plot-area chart:style-name="ch4" table:cell-range-address="Heapsort.A5:Heapsort.A33 Heapsort.B4:Heapsort.B33 Quicksort.B4:Quicksort.B33" chart:data-source-has-labels="both" svg:x="1.433cm" svg:y="1.453cm" svg:width="19.275cm" svg:height="10.792cm">
          <chartooo:coordinate-region svg:x="2.345cm" svg:y="1.453cm" svg:width="18.363cm" svg:height="9.276cm"/>
          <chart:axis chart:dimension="x" chart:name="primary-x" chart:style-name="ch5" chartooo:axis-type="auto">
            <chartooo:date-scale/>
            <chart:title svg:x="15.509cm" svg:y="12.322cm" chart:style-name="ch6">
              <text:p>Amount of items</text:p>
            </chart:title>
            <chart:categories table:cell-range-address="Heapsort.A5:Heapsort.A33"/>
            <chart:grid chart:style-name="ch7" chart:class="major"/>
          </chart:axis>
          <chart:axis chart:dimension="y" chart:name="primary-y" chart:style-name="ch5">
            <chart:title svg:x="0.451cm" svg:y="7.647cm" chart:style-name="ch8">
              <text:p>Time (sec)</text:p>
            </chart:title>
            <chart:grid chart:style-name="ch7" chart:class="major"/>
          </chart:axis>
          <chart:series chart:style-name="ch9" chart:values-cell-range-address="Heapsort.B4:Heapsort.B33" loext:label-string="heapsort" chart:class="chart:line">
            <chart:data-point chart:repeated="30"/>
          </chart:series>
          <chart:series chart:style-name="ch10" chart:values-cell-range-address="Quicksort.B4:Quicksort.B33" loext:label-string="quicksort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sort</text:p>
              </table:table-cell>
              <table:table-cell office:value-type="string">
                <text:p>quicksort</text:p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Heapsort.A5:Heapsort.A33</svg:desc>
                </draw:g>
              </table:table-cell>
              <table:table-cell office:value-type="float" office:value="0.0070842">
                <text:p>0.0070842</text:p>
                <draw:g>
                  <svg:desc>Heapsort.B4:Heapsort.B33</svg:desc>
                </draw:g>
              </table:table-cell>
              <table:table-cell office:value-type="float" office:value="0.0065814">
                <text:p>0.0065814</text:p>
                <draw:g>
                  <svg:desc>Quicksort.B4:Quicksort.B33</svg:desc>
                </draw:g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13799">
                <text:p>0.013799</text:p>
              </table:table-cell>
              <table:table-cell office:value-type="float" office:value="0.006774">
                <text:p>0.00677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213218">
                <text:p>0.0213218</text:p>
              </table:table-cell>
              <table:table-cell office:value-type="float" office:value="0.0109204">
                <text:p>0.010920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295102">
                <text:p>0.0295102</text:p>
              </table:table-cell>
              <table:table-cell office:value-type="float" office:value="0.0145556">
                <text:p>0.014555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37327">
                <text:p>0.037327</text:p>
              </table:table-cell>
              <table:table-cell office:value-type="float" office:value="0.0185375">
                <text:p>0.018537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456455">
                <text:p>0.0456455</text:p>
              </table:table-cell>
              <table:table-cell office:value-type="float" office:value="0.0227595">
                <text:p>0.022759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538725">
                <text:p>0.0538725</text:p>
              </table:table-cell>
              <table:table-cell office:value-type="float" office:value="0.0260402">
                <text:p>0.026040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618997">
                <text:p>0.0618997</text:p>
              </table:table-cell>
              <table:table-cell office:value-type="float" office:value="0.030287">
                <text:p>0.03028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732971">
                <text:p>0.0732971</text:p>
              </table:table-cell>
              <table:table-cell office:value-type="float" office:value="0.0340185">
                <text:p>0.0340185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0.0777492">
                <text:p>0.0777492</text:p>
              </table:table-cell>
              <table:table-cell office:value-type="float" office:value="0.0374098">
                <text:p>0.0374098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0870648">
                <text:p>0.0870648</text:p>
              </table:table-cell>
              <table:table-cell office:value-type="float" office:value="0.042836">
                <text:p>0.042836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0.0951191">
                <text:p>0.0951191</text:p>
              </table:table-cell>
              <table:table-cell office:value-type="float" office:value="0.0461537">
                <text:p>0.0461537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0.105048">
                <text:p>0.105048</text:p>
              </table:table-cell>
              <table:table-cell office:value-type="float" office:value="0.0499649">
                <text:p>0.0499649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112227">
                <text:p>0.112227</text:p>
              </table:table-cell>
              <table:table-cell office:value-type="float" office:value="0.0538472">
                <text:p>0.0538472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0.123047">
                <text:p>0.123047</text:p>
              </table:table-cell>
              <table:table-cell office:value-type="float" office:value="0.0595739">
                <text:p>0.0595739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0.131052">
                <text:p>0.131052</text:p>
              </table:table-cell>
              <table:table-cell office:value-type="float" office:value="0.0620945">
                <text:p>0.0620945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0.139332">
                <text:p>0.139332</text:p>
              </table:table-cell>
              <table:table-cell office:value-type="float" office:value="0.0671266">
                <text:p>0.0671266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0.148898">
                <text:p>0.148898</text:p>
              </table:table-cell>
              <table:table-cell office:value-type="float" office:value="0.0714346">
                <text:p>0.071434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156692">
                <text:p>0.156692</text:p>
              </table:table-cell>
              <table:table-cell office:value-type="float" office:value="0.0754951">
                <text:p>0.0754951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0.16611">
                <text:p>0.16611</text:p>
              </table:table-cell>
              <table:table-cell office:value-type="float" office:value="0.0787836">
                <text:p>0.0787836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0.182808">
                <text:p>0.182808</text:p>
              </table:table-cell>
              <table:table-cell office:value-type="float" office:value="0.0864474">
                <text:p>0.0864474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0.184394">
                <text:p>0.184394</text:p>
              </table:table-cell>
              <table:table-cell office:value-type="float" office:value="0.0879884">
                <text:p>0.0879884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0.193457">
                <text:p>0.193457</text:p>
              </table:table-cell>
              <table:table-cell office:value-type="float" office:value="0.0896709">
                <text:p>0.0896709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20302">
                <text:p>0.20302</text:p>
              </table:table-cell>
              <table:table-cell office:value-type="float" office:value="0.0972765">
                <text:p>0.0972765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0.211752">
                <text:p>0.211752</text:p>
              </table:table-cell>
              <table:table-cell office:value-type="float" office:value="0.100185">
                <text:p>0.100185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0.225575">
                <text:p>0.225575</text:p>
              </table:table-cell>
              <table:table-cell office:value-type="float" office:value="0.10344">
                <text:p>0.10344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0.230696">
                <text:p>0.230696</text:p>
              </table:table-cell>
              <table:table-cell office:value-type="float" office:value="0.108544">
                <text:p>0.108544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0.239354">
                <text:p>0.239354</text:p>
              </table:table-cell>
              <table:table-cell office:value-type="float" office:value="0.119897">
                <text:p>0.119897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251901">
                <text:p>0.251901</text:p>
              </table:table-cell>
              <table:table-cell office:value-type="float" office:value="0.116433">
                <text:p>0.116433</text:p>
              </table:table-cell>
            </table:table-row>
            <table:table-row>
              <table:table-cell office:value-type="string"/>
              <table:table-cell office:value-type="float" office:value="0.259173">
                <text:p>0.259173</text:p>
              </table:table-cell>
              <table:table-cell office:value-type="float" office:value="0.133527">
                <text:p>0.133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2c001e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3cm" svg:height="13.495cm" xlink:href=".." xlink:type="simple" chart:class="chart:line" chart:style-name="ch1">
        <chart:title svg:x="9.9cm" svg:y="0.405cm" chart:style-name="ch2">
          <text:p>Dates</text:p>
        </chart:title>
        <chart:legend svg:x="2.291cm" svg:y="11.722cm" style:legend-expansion="custom" chartooo:width="7.003cm" chartooo:height="1.643cm" style:legend-expansion-aspect-ratio="4.26232501521607" chart:style-name="ch3"/>
        <chart:plot-area chart:style-name="ch4" table:cell-range-address="Heapsort.A5:Heapsort.A33 Heapsort.H4:Heapsort.H33 Quicksort.H4:Quicksort.H33" chart:data-source-has-labels="both" svg:x="1.433cm" svg:y="1.453cm" svg:width="19.275cm" svg:height="10.792cm">
          <chartooo:coordinate-region svg:x="2.345cm" svg:y="1.453cm" svg:width="18.363cm" svg:height="9.277cm"/>
          <chart:axis chart:dimension="x" chart:name="primary-x" chart:style-name="ch5" chartooo:axis-type="auto">
            <chartooo:date-scale/>
            <chart:title svg:x="15.511cm" svg:y="12.322cm" chart:style-name="ch6">
              <text:p>Amount of items</text:p>
            </chart:title>
            <chart:categories table:cell-range-address="Heapsort.A5:Heapsort.A33"/>
            <chart:grid chart:style-name="ch7" chart:class="major"/>
          </chart:axis>
          <chart:axis chart:dimension="y" chart:name="primary-y" chart:style-name="ch5">
            <chart:title svg:x="0.451cm" svg:y="7.647cm" chart:style-name="ch8">
              <text:p>Time (sec)</text:p>
            </chart:title>
            <chart:grid chart:style-name="ch7" chart:class="major"/>
          </chart:axis>
          <chart:series chart:style-name="ch9" chart:values-cell-range-address="Heapsort.H4:Heapsort.H33" loext:label-string="heapsort" chart:class="chart:line">
            <chart:data-point chart:repeated="30"/>
          </chart:series>
          <chart:series chart:style-name="ch10" chart:values-cell-range-address="Quicksort.H4:Quicksort.H33" loext:label-string="quicksort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sort</text:p>
              </table:table-cell>
              <table:table-cell office:value-type="string">
                <text:p>quicksort</text:p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Heapsort.A5:Heapsort.A33</svg:desc>
                </draw:g>
              </table:table-cell>
              <table:table-cell office:value-type="float" office:value="0.0089816">
                <text:p>0.0089816</text:p>
                <draw:g>
                  <svg:desc>Heapsort.H4:Heapsort.H33</svg:desc>
                </draw:g>
              </table:table-cell>
              <table:table-cell office:value-type="float" office:value="0.0068134">
                <text:p>0.0068134</text:p>
                <draw:g>
                  <svg:desc>Quicksort.H4:Quicksort.H33</svg:desc>
                </draw:g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181841">
                <text:p>0.0181841</text:p>
              </table:table-cell>
              <table:table-cell office:value-type="float" office:value="0.0104165">
                <text:p>0.010416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287216">
                <text:p>0.0287216</text:p>
              </table:table-cell>
              <table:table-cell office:value-type="float" office:value="0.0154633">
                <text:p>0.01546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401581">
                <text:p>0.0401581</text:p>
              </table:table-cell>
              <table:table-cell office:value-type="float" office:value="0.0209935">
                <text:p>0.020993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498367">
                <text:p>0.0498367</text:p>
              </table:table-cell>
              <table:table-cell office:value-type="float" office:value="0.0265899">
                <text:p>0.0265899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616578">
                <text:p>0.0616578</text:p>
              </table:table-cell>
              <table:table-cell office:value-type="float" office:value="0.0321281">
                <text:p>0.032128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726736">
                <text:p>0.0726736</text:p>
              </table:table-cell>
              <table:table-cell office:value-type="float" office:value="0.0386153">
                <text:p>0.038615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831661">
                <text:p>0.0831661</text:p>
              </table:table-cell>
              <table:table-cell office:value-type="float" office:value="0.0430475">
                <text:p>0.04304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977098">
                <text:p>0.0977098</text:p>
              </table:table-cell>
              <table:table-cell office:value-type="float" office:value="0.0492687">
                <text:p>0.0492687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0.105111">
                <text:p>0.105111</text:p>
              </table:table-cell>
              <table:table-cell office:value-type="float" office:value="0.0540392">
                <text:p>0.0540392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116362">
                <text:p>0.116362</text:p>
              </table:table-cell>
              <table:table-cell office:value-type="float" office:value="0.0607221">
                <text:p>0.0607221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0.127905">
                <text:p>0.127905</text:p>
              </table:table-cell>
              <table:table-cell office:value-type="float" office:value="0.0658438">
                <text:p>0.0658438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0.143546">
                <text:p>0.143546</text:p>
              </table:table-cell>
              <table:table-cell office:value-type="float" office:value="0.0701642">
                <text:p>0.0701642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151758">
                <text:p>0.151758</text:p>
              </table:table-cell>
              <table:table-cell office:value-type="float" office:value="0.0765165">
                <text:p>0.0765165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0.163464">
                <text:p>0.163464</text:p>
              </table:table-cell>
              <table:table-cell office:value-type="float" office:value="0.0838573">
                <text:p>0.0838573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0.175123">
                <text:p>0.175123</text:p>
              </table:table-cell>
              <table:table-cell office:value-type="float" office:value="0.0861858">
                <text:p>0.0861858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0.188417">
                <text:p>0.188417</text:p>
              </table:table-cell>
              <table:table-cell office:value-type="float" office:value="0.0927657">
                <text:p>0.0927657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0.200349">
                <text:p>0.200349</text:p>
              </table:table-cell>
              <table:table-cell office:value-type="float" office:value="0.098641">
                <text:p>0.09864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213902">
                <text:p>0.213902</text:p>
              </table:table-cell>
              <table:table-cell office:value-type="float" office:value="0.110019">
                <text:p>0.110019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0.22564">
                <text:p>0.22564</text:p>
              </table:table-cell>
              <table:table-cell office:value-type="float" office:value="0.110732">
                <text:p>0.110732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0.236671">
                <text:p>0.236671</text:p>
              </table:table-cell>
              <table:table-cell office:value-type="float" office:value="0.116529">
                <text:p>0.116529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0.248391">
                <text:p>0.248391</text:p>
              </table:table-cell>
              <table:table-cell office:value-type="float" office:value="0.122475">
                <text:p>0.122475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0.263076">
                <text:p>0.263076</text:p>
              </table:table-cell>
              <table:table-cell office:value-type="float" office:value="0.126533">
                <text:p>0.126533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273638">
                <text:p>0.273638</text:p>
              </table:table-cell>
              <table:table-cell office:value-type="float" office:value="0.130691">
                <text:p>0.130691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0.28599">
                <text:p>0.28599</text:p>
              </table:table-cell>
              <table:table-cell office:value-type="float" office:value="0.138617">
                <text:p>0.138617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0.301797">
                <text:p>0.301797</text:p>
              </table:table-cell>
              <table:table-cell office:value-type="float" office:value="0.142881">
                <text:p>0.142881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0.324818">
                <text:p>0.324818</text:p>
              </table:table-cell>
              <table:table-cell office:value-type="float" office:value="0.148753">
                <text:p>0.148753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0.328288">
                <text:p>0.328288</text:p>
              </table:table-cell>
              <table:table-cell office:value-type="float" office:value="0.159034">
                <text:p>0.15903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347336">
                <text:p>0.347336</text:p>
              </table:table-cell>
              <table:table-cell office:value-type="float" office:value="0.16901">
                <text:p>0.16901</text:p>
              </table:table-cell>
            </table:table-row>
            <table:table-row>
              <table:table-cell office:value-type="string"/>
              <table:table-cell office:value-type="float" office:value="0.359227">
                <text:p>0.359227</text:p>
              </table:table-cell>
              <table:table-cell office:value-type="float" office:value="0.173065">
                <text:p>0.1730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83cm" svg:height="15.733cm" xlink:href=".." xlink:type="simple" chart:class="chart:line" chart:style-name="ch1">
        <chart:title svg:x="6.507cm" svg:y="0.45cm" chart:style-name="ch2">
          <text:p>No of Perfomed Operations vs Theoretical Estimations </text:p>
        </chart:title>
        <chart:legend chart:legend-position="end" svg:x="21.522cm" svg:y="7.069cm" style:legend-expansion="high" chart:style-name="ch3"/>
        <chart:plot-area chart:style-name="ch4" table:cell-range-address="Quicksort.Q7:Quicksort.Q7 Quicksort.A4:Quicksort.A33 Quicksort.F4:Quicksort.F33 Quicksort.L4:Quicksort.L33 Quicksort.P4:Quicksort.P33" chart:data-source-has-labels="both" svg:x="1.492cm" svg:y="1.543cm" svg:width="19.549cm" svg:height="12.895cm">
          <chartooo:coordinate-region svg:x="3.225cm" svg:y="1.543cm" svg:width="17.676cm" svg:height="11.38cm"/>
          <chart:axis chart:dimension="x" chart:name="primary-x" chart:style-name="ch5" chartooo:axis-type="auto">
            <chartooo:date-scale/>
            <chart:title svg:x="10.124cm" svg:y="14.752cm" chart:style-name="ch6">
              <text:p>No of elements</text:p>
            </chart:title>
            <chart:categories table:cell-range-address="Quicksort.A4:Quicksort.A33"/>
            <chart:grid chart:style-name="ch7" chart:class="major"/>
          </chart:axis>
          <chart:axis chart:dimension="y" chart:name="primary-y" chart:style-name="ch5">
            <chart:title svg:x="0.451cm" svg:y="9.238cm" chart:style-name="ch8">
              <text:p>No of operations</text:p>
            </chart:title>
            <chart:grid chart:style-name="ch7" chart:class="major"/>
          </chart:axis>
          <chart:series chart:style-name="ch9" chart:values-cell-range-address="Quicksort.F4:Quicksort.F33" loext:label-string="reals" chart:class="chart:line">
            <chart:data-point chart:repeated="30"/>
          </chart:series>
          <chart:series chart:style-name="ch10" chart:values-cell-range-address="Quicksort.L4:Quicksort.L33" loext:label-string="dates" chart:class="chart:line">
            <chart:data-point chart:repeated="30"/>
          </chart:series>
          <chart:series chart:style-name="ch11" chart:values-cell-range-address="Quicksort.P4:Quicksort.P33" loext:label-string="average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s</text:p>
              </table:table-cell>
              <table:table-cell office:value-type="string">
                <text:p>dates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Quicksort.A4:Quicksort.A33</svg:desc>
                </draw:g>
              </table:table-cell>
              <table:table-cell office:value-type="float" office:value="571710">
                <text:p>571710</text:p>
                <draw:g>
                  <svg:desc>Quicksort.F4:Quicksort.F33</svg:desc>
                </draw:g>
              </table:table-cell>
              <table:table-cell office:value-type="float" office:value="580421">
                <text:p>580421</text:p>
                <draw:g>
                  <svg:desc>Quicksort.L4:Quicksort.L33</svg:desc>
                </draw:g>
              </table:table-cell>
              <table:table-cell office:value-type="float" office:value="557448.532830981">
                <text:p>557448.532830981</text:p>
                <draw:g>
                  <svg:desc>Quicksort.P4:Quicksort.P33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227156">
                <text:p>1227156</text:p>
              </table:table-cell>
              <table:table-cell office:value-type="float" office:value="1238110">
                <text:p>1238110</text:p>
              </table:table-cell>
              <table:table-cell office:value-type="float" office:value="1198801.43037246">
                <text:p>1198801.4303724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009537">
                <text:p>2009537</text:p>
              </table:table-cell>
              <table:table-cell office:value-type="float" office:value="1860887">
                <text:p>1860887</text:p>
              </table:table-cell>
              <table:table-cell office:value-type="float" office:value="1871823.50606241">
                <text:p>1871823.5060624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688862">
                <text:p>2688862</text:p>
              </table:table-cell>
              <table:table-cell office:value-type="float" office:value="2632060">
                <text:p>2632060</text:p>
              </table:table-cell>
              <table:table-cell office:value-type="float" office:value="2565411.59016592">
                <text:p>2565411.5901659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356390">
                <text:p>3356390</text:p>
              </table:table-cell>
              <table:table-cell office:value-type="float" office:value="3238282">
                <text:p>3238282</text:p>
              </table:table-cell>
              <table:table-cell office:value-type="float" office:value="3274292.41841738">
                <text:p>3274292.4184173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4056924">
                <text:p>4056924</text:p>
              </table:table-cell>
              <table:table-cell office:value-type="float" office:value="3970683">
                <text:p>3970683</text:p>
              </table:table-cell>
              <table:table-cell office:value-type="float" office:value="3995360.10625632">
                <text:p>3995360.1062563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4839083">
                <text:p>4839083</text:p>
              </table:table-cell>
              <table:table-cell office:value-type="float" office:value="4691837">
                <text:p>4691837</text:p>
              </table:table-cell>
              <table:table-cell office:value-type="float" office:value="4726562.38919936">
                <text:p>4726562.3891993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623294">
                <text:p>5623294</text:p>
              </table:table-cell>
              <table:table-cell office:value-type="float" office:value="5405483">
                <text:p>5405483</text:p>
              </table:table-cell>
              <table:table-cell office:value-type="float" office:value="5466440.63917386">
                <text:p>5466440.6391738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6341129">
                <text:p>6341129</text:p>
              </table:table-cell>
              <table:table-cell office:value-type="float" office:value="6267894">
                <text:p>6267894</text:p>
              </table:table-cell>
              <table:table-cell office:value-type="float" office:value="6213904.24089561">
                <text:p>6213904.2408956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936063">
                <text:p>6936063</text:p>
              </table:table-cell>
              <table:table-cell office:value-type="float" office:value="6970523">
                <text:p>6970523</text:p>
              </table:table-cell>
              <table:table-cell office:value-type="float" office:value="6968106.66038726">
                <text:p>6968106.66038726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8079877">
                <text:p>8079877</text:p>
              </table:table-cell>
              <table:table-cell office:value-type="float" office:value="7898875">
                <text:p>7898875</text:p>
              </table:table-cell>
              <table:table-cell office:value-type="float" office:value="7728371.6283573">
                <text:p>7728371.6283573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8489557">
                <text:p>8489557</text:p>
              </table:table-cell>
              <table:table-cell office:value-type="float" office:value="8619163">
                <text:p>8619163</text:p>
              </table:table-cell>
              <table:table-cell office:value-type="float" office:value="8494146.40077564">
                <text:p>8494146.40077564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9395893">
                <text:p>9395893</text:p>
              </table:table-cell>
              <table:table-cell office:value-type="float" office:value="9232601">
                <text:p>9232601</text:p>
              </table:table-cell>
              <table:table-cell office:value-type="float" office:value="9264970.71085363">
                <text:p>9264970.71085363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9949657">
                <text:p>9949657</text:p>
              </table:table-cell>
              <table:table-cell office:value-type="float" office:value="10117053">
                <text:p>10117053</text:p>
              </table:table-cell>
              <table:table-cell office:value-type="float" office:value="10040455.3313722">
                <text:p>10040455.3313722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1206674">
                <text:p>11206674</text:p>
              </table:table-cell>
              <table:table-cell office:value-type="float" office:value="10827305">
                <text:p>10827305</text:p>
              </table:table-cell>
              <table:table-cell office:value-type="float" office:value="10820266.7930995">
                <text:p>10820266.7930995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11866353">
                <text:p>11866353</text:p>
              </table:table-cell>
              <table:table-cell office:value-type="float" office:value="11415445">
                <text:p>11415445</text:p>
              </table:table-cell>
              <table:table-cell office:value-type="float" office:value="11604116.1960317">
                <text:p>11604116.1960317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12460604">
                <text:p>12460604</text:p>
              </table:table-cell>
              <table:table-cell office:value-type="float" office:value="12236057">
                <text:p>12236057</text:p>
              </table:table-cell>
              <table:table-cell office:value-type="float" office:value="12391750.8283963">
                <text:p>12391750.8283963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13441313">
                <text:p>13441313</text:p>
              </table:table-cell>
              <table:table-cell office:value-type="float" office:value="13185046">
                <text:p>13185046</text:p>
              </table:table-cell>
              <table:table-cell office:value-type="float" office:value="13182947.7641857">
                <text:p>13182947.7641857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14155495">
                <text:p>14155495</text:p>
              </table:table-cell>
              <table:table-cell office:value-type="float" office:value="13736382">
                <text:p>13736382</text:p>
              </table:table-cell>
              <table:table-cell office:value-type="float" office:value="13977508.8876302">
                <text:p>13977508.887630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4960064">
                <text:p>14960064</text:p>
              </table:table-cell>
              <table:table-cell office:value-type="float" office:value="14668530">
                <text:p>14668530</text:p>
              </table:table-cell>
              <table:table-cell office:value-type="float" office:value="14775256.9678796">
                <text:p>14775256.9678796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16367154">
                <text:p>16367154</text:p>
              </table:table-cell>
              <table:table-cell office:value-type="float" office:value="15318150">
                <text:p>15318150</text:p>
              </table:table-cell>
              <table:table-cell office:value-type="float" office:value="15576032.5205843">
                <text:p>15576032.5205843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16831849">
                <text:p>16831849</text:p>
              </table:table-cell>
              <table:table-cell office:value-type="float" office:value="16377865">
                <text:p>16377865</text:p>
              </table:table-cell>
              <table:table-cell office:value-type="float" office:value="16379691.2685302">
                <text:p>16379691.2685302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17008986">
                <text:p>17008986</text:p>
              </table:table-cell>
              <table:table-cell office:value-type="float" office:value="17125944">
                <text:p>17125944</text:p>
              </table:table-cell>
              <table:table-cell office:value-type="float" office:value="17186102.0648555">
                <text:p>17186102.0648555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18542392">
                <text:p>18542392</text:p>
              </table:table-cell>
              <table:table-cell office:value-type="float" office:value="17488780">
                <text:p>17488780</text:p>
              </table:table-cell>
              <table:table-cell office:value-type="float" office:value="17995145.1780774">
                <text:p>17995145.1780774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19281773">
                <text:p>19281773</text:p>
              </table:table-cell>
              <table:table-cell office:value-type="float" office:value="18638213">
                <text:p>18638213</text:p>
              </table:table-cell>
              <table:table-cell office:value-type="float" office:value="18806710.8633993">
                <text:p>18806710.8633993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19630095">
                <text:p>19630095</text:p>
              </table:table-cell>
              <table:table-cell office:value-type="float" office:value="19236083">
                <text:p>19236083</text:p>
              </table:table-cell>
              <table:table-cell office:value-type="float" office:value="19620698.1629437">
                <text:p>19620698.1629437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21117219">
                <text:p>21117219</text:p>
              </table:table-cell>
              <table:table-cell office:value-type="float" office:value="20017142">
                <text:p>20017142</text:p>
              </table:table-cell>
              <table:table-cell office:value-type="float" office:value="20437013.8908121">
                <text:p>20437013.8908121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21401851">
                <text:p>21401851</text:p>
              </table:table-cell>
              <table:table-cell office:value-type="float" office:value="21343652">
                <text:p>21343652</text:p>
              </table:table-cell>
              <table:table-cell office:value-type="float" office:value="21255571.7686915">
                <text:p>21255571.7686915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22096171">
                <text:p>22096171</text:p>
              </table:table-cell>
              <table:table-cell office:value-type="float" office:value="22678660">
                <text:p>22678660</text:p>
              </table:table-cell>
              <table:table-cell office:value-type="float" office:value="22076291.6850906">
                <text:p>22076291.6850906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3996973">
                <text:p>23996973</text:p>
              </table:table-cell>
              <table:table-cell office:value-type="float" office:value="23322003">
                <text:p>23322003</text:p>
              </table:table-cell>
              <table:table-cell office:value-type="float" office:value="22899099.0568564">
                <text:p>22899099.05685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83cm" svg:height="15.733cm" xlink:href=".." xlink:type="simple" chart:class="chart:line" chart:style-name="ch1">
        <chart:title svg:x="6.507cm" svg:y="0.45cm" chart:style-name="ch2">
          <text:p>No of Perfomed Operations vs Theoretical Estimations </text:p>
        </chart:title>
        <chart:legend chart:legend-position="end" svg:x="21.522cm" svg:y="7.069cm" style:legend-expansion="high" chart:style-name="ch3"/>
        <chart:plot-area chart:style-name="ch4" table:cell-range-address="Heapsort.A4:Heapsort.A33 Heapsort.F4:Heapsort.F33 Heapsort.L4:Heapsort.L33 Heapsort.P4:Heapsort.P33" chart:data-source-has-labels="both" svg:x="1.492cm" svg:y="1.543cm" svg:width="19.549cm" svg:height="12.895cm">
          <chartooo:coordinate-region svg:x="3.225cm" svg:y="1.543cm" svg:width="17.676cm" svg:height="11.379cm"/>
          <chart:axis chart:dimension="x" chart:name="primary-x" chart:style-name="ch5" chartooo:axis-type="auto">
            <chartooo:date-scale/>
            <chart:title svg:x="10.124cm" svg:y="14.752cm" chart:style-name="ch6">
              <text:p>No of elements</text:p>
            </chart:title>
            <chart:categories table:cell-range-address="Heapsort.A4:Heapsort.A33"/>
            <chart:grid chart:style-name="ch7" chart:class="major"/>
          </chart:axis>
          <chart:axis chart:dimension="y" chart:name="primary-y" chart:style-name="ch5">
            <chart:title svg:x="0.451cm" svg:y="9.238cm" chart:style-name="ch8">
              <text:p>No of operations</text:p>
            </chart:title>
            <chart:grid chart:style-name="ch7" chart:class="major"/>
          </chart:axis>
          <chart:series chart:style-name="ch9" chart:values-cell-range-address="Heapsort.F4:Heapsort.F33" loext:label-string="reals" chart:class="chart:line">
            <chart:data-point chart:repeated="30"/>
          </chart:series>
          <chart:series chart:style-name="ch10" chart:values-cell-range-address="Heapsort.L4:Heapsort.L33" loext:label-string="dates" chart:class="chart:line">
            <chart:data-point chart:repeated="30"/>
          </chart:series>
          <chart:series chart:style-name="ch11" chart:values-cell-range-address="Heapsort.P4:Heapsort.P33" loext:label-string="average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s</text:p>
              </table:table-cell>
              <table:table-cell office:value-type="string">
                <text:p>dates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Heapsort.A4:Heapsort.A33</svg:desc>
                </draw:g>
              </table:table-cell>
              <table:table-cell office:value-type="float" office:value="1431728">
                <text:p>1431728</text:p>
                <draw:g>
                  <svg:desc>Heapsort.F4:Heapsort.F33</svg:desc>
                </draw:g>
              </table:table-cell>
              <table:table-cell office:value-type="float" office:value="1431161">
                <text:p>1431161</text:p>
                <draw:g>
                  <svg:desc>Heapsort.L4:Heapsort.L33</svg:desc>
                </draw:g>
              </table:table-cell>
              <table:table-cell office:value-type="float" office:value="1423257.78085098">
                <text:p>1423257.78085098</text:p>
                <draw:g>
                  <svg:desc>Heapsort.P4:Heapsort.P33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071398">
                <text:p>3071398</text:p>
              </table:table-cell>
              <table:table-cell office:value-type="float" office:value="3071567">
                <text:p>3071567</text:p>
              </table:table-cell>
              <table:table-cell office:value-type="float" office:value="3060737.20350111">
                <text:p>3060737.2035011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791526">
                <text:p>4791526</text:p>
              </table:table-cell>
              <table:table-cell office:value-type="float" office:value="4789763">
                <text:p>4789763</text:p>
              </table:table-cell>
              <table:table-cell office:value-type="float" office:value="4779073.24619481">
                <text:p>4779073.2461948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6565845">
                <text:p>6565845</text:p>
              </table:table-cell>
              <table:table-cell office:value-type="float" office:value="6565349">
                <text:p>6565349</text:p>
              </table:table-cell>
              <table:table-cell office:value-type="float" office:value="6549917.69060051">
                <text:p>6549917.6906005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8379501">
                <text:p>8379501</text:p>
              </table:table-cell>
              <table:table-cell office:value-type="float" office:value="8377322">
                <text:p>8377322</text:p>
              </table:table-cell>
              <table:table-cell office:value-type="float" office:value="8359807.02582077">
                <text:p>8359807.0258207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0211192">
                <text:p>10211192</text:p>
              </table:table-cell>
              <table:table-cell office:value-type="float" office:value="10206013">
                <text:p>10206013</text:p>
              </table:table-cell>
              <table:table-cell office:value-type="float" office:value="10200811.4177871">
                <text:p>10200811.417787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2071261">
                <text:p>12071261</text:p>
              </table:table-cell>
              <table:table-cell office:value-type="float" office:value="12073816">
                <text:p>12073816</text:p>
              </table:table-cell>
              <table:table-cell office:value-type="float" office:value="12067691.0977632">
                <text:p>12067691.097763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3970945">
                <text:p>13970945</text:p>
              </table:table-cell>
              <table:table-cell office:value-type="float" office:value="13968545">
                <text:p>13968545</text:p>
              </table:table-cell>
              <table:table-cell office:value-type="float" office:value="13956721.9483976">
                <text:p>13956721.948397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5881667">
                <text:p>15881667</text:p>
              </table:table-cell>
              <table:table-cell office:value-type="float" office:value="15878189">
                <text:p>15878189</text:p>
              </table:table-cell>
              <table:table-cell office:value-type="float" office:value="15865119.44951">
                <text:p>15865119.4495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7806866">
                <text:p>17806866</text:p>
              </table:table-cell>
              <table:table-cell office:value-type="float" office:value="17806105">
                <text:p>17806105</text:p>
              </table:table-cell>
              <table:table-cell office:value-type="float" office:value="17790722.2606373">
                <text:p>17790722.2606373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19741410">
                <text:p>19741410</text:p>
              </table:table-cell>
              <table:table-cell office:value-type="float" office:value="19736155">
                <text:p>19736155</text:p>
              </table:table-cell>
              <table:table-cell office:value-type="float" office:value="19731803.7550608">
                <text:p>19731803.7550608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21682719">
                <text:p>21682719</text:p>
              </table:table-cell>
              <table:table-cell office:value-type="float" office:value="21681741">
                <text:p>21681741</text:p>
              </table:table-cell>
              <table:table-cell office:value-type="float" office:value="21686952.686369">
                <text:p>21686952.686369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23636212">
                <text:p>23636212</text:p>
              </table:table-cell>
              <table:table-cell office:value-type="float" office:value="23629494">
                <text:p>23629494</text:p>
              </table:table-cell>
              <table:table-cell office:value-type="float" office:value="23654993.917756">
                <text:p>23654993.917756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25616713">
                <text:p>25616713</text:p>
              </table:table-cell>
              <table:table-cell office:value-type="float" office:value="25613404">
                <text:p>25613404</text:p>
              </table:table-cell>
              <table:table-cell office:value-type="float" office:value="25634933.6881205">
                <text:p>25634933.6881205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27614849">
                <text:p>27614849</text:p>
              </table:table-cell>
              <table:table-cell office:value-type="float" office:value="27607564">
                <text:p>27607564</text:p>
              </table:table-cell>
              <table:table-cell office:value-type="float" office:value="27625920.5956716">
                <text:p>27625920.5956716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29620568">
                <text:p>29620568</text:p>
              </table:table-cell>
              <table:table-cell office:value-type="float" office:value="29616847">
                <text:p>29616847</text:p>
              </table:table-cell>
              <table:table-cell office:value-type="float" office:value="29627217.0311885">
                <text:p>29627217.0311885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31633007">
                <text:p>31633007</text:p>
              </table:table-cell>
              <table:table-cell office:value-type="float" office:value="31632058">
                <text:p>31632058</text:p>
              </table:table-cell>
              <table:table-cell office:value-type="float" office:value="31638177.7799548">
                <text:p>31638177.7799548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33651134">
                <text:p>33651134</text:p>
              </table:table-cell>
              <table:table-cell office:value-type="float" office:value="33650830">
                <text:p>33650830</text:p>
              </table:table-cell>
              <table:table-cell office:value-type="float" office:value="33658233.6752123">
                <text:p>33658233.6752123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35683217">
                <text:p>35683217</text:p>
              </table:table-cell>
              <table:table-cell office:value-type="float" office:value="35675009">
                <text:p>35675009</text:p>
              </table:table-cell>
              <table:table-cell office:value-type="float" office:value="35686878.8948185">
                <text:p>35686878.8948185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37715709">
                <text:p>37715709</text:p>
              </table:table-cell>
              <table:table-cell office:value-type="float" office:value="37718600">
                <text:p>37718600</text:p>
              </table:table-cell>
              <table:table-cell office:value-type="float" office:value="37723660.9392662">
                <text:p>37723660.9392662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39749588">
                <text:p>39749588</text:p>
              </table:table-cell>
              <table:table-cell office:value-type="float" office:value="39739656">
                <text:p>39739656</text:p>
              </table:table-cell>
              <table:table-cell office:value-type="float" office:value="39768172.6187826">
                <text:p>39768172.6187826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41789476">
                <text:p>41789476</text:p>
              </table:table-cell>
              <table:table-cell office:value-type="float" office:value="41784415">
                <text:p>41784415</text:p>
              </table:table-cell>
              <table:table-cell office:value-type="float" office:value="41820045.5699125">
                <text:p>41820045.5699125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43839805">
                <text:p>43839805</text:p>
              </table:table-cell>
              <table:table-cell office:value-type="float" office:value="43830611">
                <text:p>43830611</text:p>
              </table:table-cell>
              <table:table-cell office:value-type="float" office:value="43878944.9531498">
                <text:p>43878944.9531498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45886709">
                <text:p>45886709</text:p>
              </table:table-cell>
              <table:table-cell office:value-type="float" office:value="45878111">
                <text:p>45878111</text:p>
              </table:table-cell>
              <table:table-cell office:value-type="float" office:value="45944565.074328">
                <text:p>45944565.074328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47938541">
                <text:p>47938541</text:p>
              </table:table-cell>
              <table:table-cell office:value-type="float" office:value="47935743">
                <text:p>47935743</text:p>
              </table:table-cell>
              <table:table-cell office:value-type="float" office:value="48016625.7369331">
                <text:p>48016625.7369331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49993932">
                <text:p>49993932</text:p>
              </table:table-cell>
              <table:table-cell office:value-type="float" office:value="49993028">
                <text:p>49993028</text:p>
              </table:table-cell>
              <table:table-cell office:value-type="float" office:value="50094869.1789009">
                <text:p>50094869.1789009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52075973">
                <text:p>52075973</text:p>
              </table:table-cell>
              <table:table-cell office:value-type="float" office:value="52074807">
                <text:p>52074807</text:p>
              </table:table-cell>
              <table:table-cell office:value-type="float" office:value="52179057.4813068">
                <text:p>52179057.4813068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54169183">
                <text:p>54169183</text:p>
              </table:table-cell>
              <table:table-cell office:value-type="float" office:value="54155828">
                <text:p>54155828</text:p>
              </table:table-cell>
              <table:table-cell office:value-type="float" office:value="54268970.3614291">
                <text:p>54268970.3614291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56264023">
                <text:p>56264023</text:p>
              </table:table-cell>
              <table:table-cell office:value-type="float" office:value="56268536">
                <text:p>56268536</text:p>
              </table:table-cell>
              <table:table-cell office:value-type="float" office:value="56364403.2814553">
                <text:p>56364403.2814553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58373054">
                <text:p>58373054</text:p>
              </table:table-cell>
              <table:table-cell office:value-type="float" office:value="58360380">
                <text:p>58360380</text:p>
              </table:table-cell>
              <table:table-cell office:value-type="float" office:value="58465165.8183304">
                <text:p>58465165.81833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